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0437in" svg:height="3.5449in" svg:x="8.3575in" svg:y="17.5787in">
            <draw:object draw:notify-on-update-of-ranges="Sheet1.A210:Sheet1.A212 Sheet1.B209:Sheet1.B209 Sheet1.B210:Sheet1.B212 Sheet1.E210:Sheet1.E212 Sheet1.E210:Sheet1.E212 Sheet1.C209:Sheet1.C209 Sheet1.C210:Sheet1.C212 Sheet1.F210:Sheet1.F212 Sheet1.F210:Sheet1.F2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1244in" svg:height="3.5449in" svg:x="8.3146in" svg:y="21.302in">
            <draw:object draw:notify-on-update-of-ranges="Sheet1.A214:Sheet1.A214 Sheet1.B209:Sheet1.B209 Sheet1.B214:Sheet1.B214 Sheet1.C209:Sheet1.C209 Sheet1.C214:Sheet1.C214 Sheet1.E214:Sheet1.F2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.1083in" svg:height="3.5449in" svg:x="8.1516in" svg:y="26.2063in">
            <draw:object draw:notify-on-update-of-ranges="Sheet1.F3:Sheet1.F204 Sheet1.G2:Sheet1.G2 Sheet1.G3:Sheet1.G2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Runtime</text:p>
          </table:table-cell>
          <table:table-cell office:value-type="string" calcext:value-type="string">
            <text:p>ProcessStack</text:p>
          </table:table-cell>
          <table:table-cell/>
          <table:table-cell office:value-type="string" calcext:value-type="string">
            <text:p>TGMM</text:p>
          </table:table-cell>
          <table:table-cell/>
          <table:table-cell office:value-type="string" calcext:value-type="string">
            <text:p>Combined</text:p>
          </table:table-cell>
          <table:table-cell/>
          <table:table-cell office:value-type="string" calcext:value-type="string">
            <text:p>divClassifi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.844" calcext:value-type="float">
            <text:p>75.844</text:p>
          </table:table-cell>
          <table:table-cell office:value-type="float" office:value="139.839" calcext:value-type="float">
            <text:p>139.839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B3]+[.D3]" office:value-type="float" office:value="111.844" calcext:value-type="float">
            <text:p>111.844</text:p>
          </table:table-cell>
          <table:table-cell table:formula="of:=[.C3]+[.E3]" office:value-type="float" office:value="158.839" calcext:value-type="float">
            <text:p>158.83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.338" calcext:value-type="float">
            <text:p>72.338</text:p>
          </table:table-cell>
          <table:table-cell office:value-type="float" office:value="144.831" calcext:value-type="float">
            <text:p>144.831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[.B4]+[.D4]" office:value-type="float" office:value="103.338" calcext:value-type="float">
            <text:p>103.338</text:p>
          </table:table-cell>
          <table:table-cell table:formula="of:=[.C4]+[.E4]" office:value-type="float" office:value="163.831" calcext:value-type="float">
            <text:p>163.83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807" calcext:value-type="float">
            <text:p>79.807</text:p>
          </table:table-cell>
          <table:table-cell office:value-type="float" office:value="148.647" calcext:value-type="float">
            <text:p>148.64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[.B5]+[.D5]" office:value-type="float" office:value="112.807" calcext:value-type="float">
            <text:p>112.807</text:p>
          </table:table-cell>
          <table:table-cell table:formula="of:=[.C5]+[.E5]" office:value-type="float" office:value="167.647" calcext:value-type="float">
            <text:p>167.6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.532" calcext:value-type="float">
            <text:p>73.532</text:p>
          </table:table-cell>
          <table:table-cell office:value-type="float" office:value="145.055" calcext:value-type="float">
            <text:p>145.05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B6]+[.D6]" office:value-type="float" office:value="105.532" calcext:value-type="float">
            <text:p>105.532</text:p>
          </table:table-cell>
          <table:table-cell table:formula="of:=[.C6]+[.E6]" office:value-type="float" office:value="164.055" calcext:value-type="float">
            <text:p>164.0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.78" calcext:value-type="float">
            <text:p>76.78</text:p>
          </table:table-cell>
          <table:table-cell office:value-type="float" office:value="144.097" calcext:value-type="float">
            <text:p>144.09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[.B7]+[.D7]" office:value-type="float" office:value="107.78" calcext:value-type="float">
            <text:p>107.78</text:p>
          </table:table-cell>
          <table:table-cell table:formula="of:=[.C7]+[.E7]" office:value-type="float" office:value="162.097" calcext:value-type="float">
            <text:p>162.09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.699" calcext:value-type="float">
            <text:p>75.699</text:p>
          </table:table-cell>
          <table:table-cell office:value-type="float" office:value="141.942" calcext:value-type="float">
            <text:p>141.94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formula="of:=[.B8]+[.D8]" office:value-type="float" office:value="107.699" calcext:value-type="float">
            <text:p>107.699</text:p>
          </table:table-cell>
          <table:table-cell table:formula="of:=[.C8]+[.E8]" office:value-type="float" office:value="160.942" calcext:value-type="float">
            <text:p>160.94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.404" calcext:value-type="float">
            <text:p>76.404</text:p>
          </table:table-cell>
          <table:table-cell office:value-type="float" office:value="142.417" calcext:value-type="float">
            <text:p>142.41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[.B9]+[.D9]" office:value-type="float" office:value="109.404" calcext:value-type="float">
            <text:p>109.404</text:p>
          </table:table-cell>
          <table:table-cell table:formula="of:=[.C9]+[.E9]" office:value-type="float" office:value="161.417" calcext:value-type="float">
            <text:p>161.41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799" calcext:value-type="float">
            <text:p>77.799</text:p>
          </table:table-cell>
          <table:table-cell office:value-type="float" office:value="142.574" calcext:value-type="float">
            <text:p>142.57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B10]+[.D10]" office:value-type="float" office:value="112.799" calcext:value-type="float">
            <text:p>112.799</text:p>
          </table:table-cell>
          <table:table-cell table:formula="of:=[.C10]+[.E10]" office:value-type="float" office:value="161.574" calcext:value-type="float">
            <text:p>161.57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.133" calcext:value-type="float">
            <text:p>74.133</text:p>
          </table:table-cell>
          <table:table-cell office:value-type="float" office:value="139.541" calcext:value-type="float">
            <text:p>139.54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formula="of:=[.B11]+[.D11]" office:value-type="float" office:value="107.133" calcext:value-type="float">
            <text:p>107.133</text:p>
          </table:table-cell>
          <table:table-cell table:formula="of:=[.C11]+[.E11]" office:value-type="float" office:value="158.541" calcext:value-type="float">
            <text:p>158.54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.923" calcext:value-type="float">
            <text:p>71.923</text:p>
          </table:table-cell>
          <table:table-cell office:value-type="float" office:value="142.623" calcext:value-type="float">
            <text:p>142.62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B12]+[.D12]" office:value-type="float" office:value="105.923" calcext:value-type="float">
            <text:p>105.923</text:p>
          </table:table-cell>
          <table:table-cell table:formula="of:=[.C12]+[.E12]" office:value-type="float" office:value="161.623" calcext:value-type="float">
            <text:p>161.62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.774" calcext:value-type="float">
            <text:p>72.774</text:p>
          </table:table-cell>
          <table:table-cell office:value-type="float" office:value="138.804" calcext:value-type="float">
            <text:p>138.804</text:p>
          </table:table-cell>
          <table:table-cell office:value-type="float" office:value="238" calcext:value-type="float">
            <text:p>238</text:p>
          </table:table-cell>
          <table:table-cell office:value-type="float" office:value="187" calcext:value-type="float">
            <text:p>187</text:p>
          </table:table-cell>
          <table:table-cell table:formula="of:=[.B13]+[.D13]" office:value-type="float" office:value="310.774" calcext:value-type="float">
            <text:p>310.774</text:p>
          </table:table-cell>
          <table:table-cell table:formula="of:=[.C13]+[.E13]" office:value-type="float" office:value="325.804" calcext:value-type="float">
            <text:p>325.804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.239" calcext:value-type="float">
            <text:p>75.239</text:p>
          </table:table-cell>
          <table:table-cell office:value-type="float" office:value="144.994" calcext:value-type="float">
            <text:p>144.994</text:p>
          </table:table-cell>
          <table:table-cell office:value-type="float" office:value="235" calcext:value-type="float">
            <text:p>235</text:p>
          </table:table-cell>
          <table:table-cell office:value-type="float" office:value="88" calcext:value-type="float">
            <text:p>88</text:p>
          </table:table-cell>
          <table:table-cell table:formula="of:=[.B14]+[.D14]" office:value-type="float" office:value="310.239" calcext:value-type="float">
            <text:p>310.239</text:p>
          </table:table-cell>
          <table:table-cell table:formula="of:=[.C14]+[.E14]" office:value-type="float" office:value="232.994" calcext:value-type="float">
            <text:p>232.994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.639" calcext:value-type="float">
            <text:p>75.639</text:p>
          </table:table-cell>
          <table:table-cell office:value-type="float" office:value="144.317" calcext:value-type="float">
            <text:p>144.317</text:p>
          </table:table-cell>
          <table:table-cell office:value-type="float" office:value="265" calcext:value-type="float">
            <text:p>265</text:p>
          </table:table-cell>
          <table:table-cell office:value-type="float" office:value="148" calcext:value-type="float">
            <text:p>148</text:p>
          </table:table-cell>
          <table:table-cell table:formula="of:=[.B15]+[.D15]" office:value-type="float" office:value="340.639" calcext:value-type="float">
            <text:p>340.639</text:p>
          </table:table-cell>
          <table:table-cell table:formula="of:=[.C15]+[.E15]" office:value-type="float" office:value="292.317" calcext:value-type="float">
            <text:p>292.317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.241" calcext:value-type="float">
            <text:p>77.241</text:p>
          </table:table-cell>
          <table:table-cell office:value-type="float" office:value="144.658" calcext:value-type="float">
            <text:p>144.658</text:p>
          </table:table-cell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  <table:table-cell table:formula="of:=[.B16]+[.D16]" office:value-type="float" office:value="323.241" calcext:value-type="float">
            <text:p>323.241</text:p>
          </table:table-cell>
          <table:table-cell table:formula="of:=[.C16]+[.E16]" office:value-type="float" office:value="232.658" calcext:value-type="float">
            <text:p>232.65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.626" calcext:value-type="float">
            <text:p>74.626</text:p>
          </table:table-cell>
          <table:table-cell office:value-type="float" office:value="141.308" calcext:value-type="float">
            <text:p>141.308</text:p>
          </table:table-cell>
          <table:table-cell office:value-type="float" office:value="238" calcext:value-type="float">
            <text:p>238</text:p>
          </table:table-cell>
          <table:table-cell office:value-type="float" office:value="86" calcext:value-type="float">
            <text:p>86</text:p>
          </table:table-cell>
          <table:table-cell table:formula="of:=[.B17]+[.D17]" office:value-type="float" office:value="312.626" calcext:value-type="float">
            <text:p>312.626</text:p>
          </table:table-cell>
          <table:table-cell table:formula="of:=[.C17]+[.E17]" office:value-type="float" office:value="227.308" calcext:value-type="float">
            <text:p>227.308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.922" calcext:value-type="float">
            <text:p>75.922</text:p>
          </table:table-cell>
          <table:table-cell office:value-type="float" office:value="140.225" calcext:value-type="float">
            <text:p>140.225</text:p>
          </table:table-cell>
          <table:table-cell office:value-type="float" office:value="242" calcext:value-type="float">
            <text:p>242</text:p>
          </table:table-cell>
          <table:table-cell office:value-type="float" office:value="59" calcext:value-type="float">
            <text:p>59</text:p>
          </table:table-cell>
          <table:table-cell table:formula="of:=[.B18]+[.D18]" office:value-type="float" office:value="317.922" calcext:value-type="float">
            <text:p>317.922</text:p>
          </table:table-cell>
          <table:table-cell table:formula="of:=[.C18]+[.E18]" office:value-type="float" office:value="199.225" calcext:value-type="float">
            <text:p>199.22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.004" calcext:value-type="float">
            <text:p>73.004</text:p>
          </table:table-cell>
          <table:table-cell office:value-type="float" office:value="140.394" calcext:value-type="float">
            <text:p>140.394</text:p>
          </table:table-cell>
          <table:table-cell office:value-type="float" office:value="252" calcext:value-type="float">
            <text:p>252</text:p>
          </table:table-cell>
          <table:table-cell office:value-type="float" office:value="60" calcext:value-type="float">
            <text:p>60</text:p>
          </table:table-cell>
          <table:table-cell table:formula="of:=[.B19]+[.D19]" office:value-type="float" office:value="325.004" calcext:value-type="float">
            <text:p>325.004</text:p>
          </table:table-cell>
          <table:table-cell table:formula="of:=[.C19]+[.E19]" office:value-type="float" office:value="200.394" calcext:value-type="float">
            <text:p>200.39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.158" calcext:value-type="float">
            <text:p>73.158</text:p>
          </table:table-cell>
          <table:table-cell office:value-type="float" office:value="141.182" calcext:value-type="float">
            <text:p>141.182</text:p>
          </table:table-cell>
          <table:table-cell office:value-type="float" office:value="249" calcext:value-type="float">
            <text:p>249</text:p>
          </table:table-cell>
          <table:table-cell office:value-type="float" office:value="61" calcext:value-type="float">
            <text:p>61</text:p>
          </table:table-cell>
          <table:table-cell table:formula="of:=[.B20]+[.D20]" office:value-type="float" office:value="322.158" calcext:value-type="float">
            <text:p>322.158</text:p>
          </table:table-cell>
          <table:table-cell table:formula="of:=[.C20]+[.E20]" office:value-type="float" office:value="202.182" calcext:value-type="float">
            <text:p>202.18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.298" calcext:value-type="float">
            <text:p>71.298</text:p>
          </table:table-cell>
          <table:table-cell office:value-type="float" office:value="140.666" calcext:value-type="float">
            <text:p>140.666</text:p>
          </table:table-cell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table:formula="of:=[.B21]+[.D21]" office:value-type="float" office:value="316.298" calcext:value-type="float">
            <text:p>316.298</text:p>
          </table:table-cell>
          <table:table-cell table:formula="of:=[.C21]+[.E21]" office:value-type="float" office:value="283.666" calcext:value-type="float">
            <text:p>283.666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.532" calcext:value-type="float">
            <text:p>75.532</text:p>
          </table:table-cell>
          <table:table-cell office:value-type="float" office:value="142.521" calcext:value-type="float">
            <text:p>142.521</text:p>
          </table:table-cell>
          <table:table-cell office:value-type="float" office:value="236" calcext:value-type="float">
            <text:p>236</text:p>
          </table:table-cell>
          <table:table-cell office:value-type="float" office:value="109" calcext:value-type="float">
            <text:p>109</text:p>
          </table:table-cell>
          <table:table-cell table:formula="of:=[.B22]+[.D22]" office:value-type="float" office:value="311.532" calcext:value-type="float">
            <text:p>311.532</text:p>
          </table:table-cell>
          <table:table-cell table:formula="of:=[.C22]+[.E22]" office:value-type="float" office:value="251.521" calcext:value-type="float">
            <text:p>251.521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.977" calcext:value-type="float">
            <text:p>76.977</text:p>
          </table:table-cell>
          <table:table-cell office:value-type="float" office:value="141.185" calcext:value-type="float">
            <text:p>141.185</text:p>
          </table:table-cell>
          <table:table-cell office:value-type="float" office:value="245" calcext:value-type="float">
            <text:p>245</text:p>
          </table:table-cell>
          <table:table-cell office:value-type="float" office:value="115" calcext:value-type="float">
            <text:p>115</text:p>
          </table:table-cell>
          <table:table-cell table:formula="of:=[.B23]+[.D23]" office:value-type="float" office:value="321.977" calcext:value-type="float">
            <text:p>321.977</text:p>
          </table:table-cell>
          <table:table-cell table:formula="of:=[.C23]+[.E23]" office:value-type="float" office:value="256.185" calcext:value-type="float">
            <text:p>256.185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799" calcext:value-type="float">
            <text:p>74.799</text:p>
          </table:table-cell>
          <table:table-cell office:value-type="float" office:value="141.084" calcext:value-type="float">
            <text:p>141.084</text:p>
          </table:table-cell>
          <table:table-cell office:value-type="float" office:value="240" calcext:value-type="float">
            <text:p>240</text:p>
          </table:table-cell>
          <table:table-cell office:value-type="float" office:value="108" calcext:value-type="float">
            <text:p>108</text:p>
          </table:table-cell>
          <table:table-cell table:formula="of:=[.B24]+[.D24]" office:value-type="float" office:value="314.799" calcext:value-type="float">
            <text:p>314.799</text:p>
          </table:table-cell>
          <table:table-cell table:formula="of:=[.C24]+[.E24]" office:value-type="float" office:value="249.084" calcext:value-type="float">
            <text:p>249.084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.717" calcext:value-type="float">
            <text:p>77.717</text:p>
          </table:table-cell>
          <table:table-cell office:value-type="float" office:value="143.853" calcext:value-type="float">
            <text:p>143.853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  <table:table-cell table:formula="of:=[.B25]+[.D25]" office:value-type="float" office:value="332.717" calcext:value-type="float">
            <text:p>332.717</text:p>
          </table:table-cell>
          <table:table-cell table:formula="of:=[.C25]+[.E25]" office:value-type="float" office:value="426.853" calcext:value-type="float">
            <text:p>426.853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.229" calcext:value-type="float">
            <text:p>78.229</text:p>
          </table:table-cell>
          <table:table-cell office:value-type="float" office:value="144.107" calcext:value-type="float">
            <text:p>144.107</text:p>
          </table:table-cell>
          <table:table-cell office:value-type="float" office:value="251" calcext:value-type="float">
            <text:p>251</text:p>
          </table:table-cell>
          <table:table-cell office:value-type="float" office:value="119" calcext:value-type="float">
            <text:p>119</text:p>
          </table:table-cell>
          <table:table-cell table:formula="of:=[.B26]+[.D26]" office:value-type="float" office:value="329.229" calcext:value-type="float">
            <text:p>329.229</text:p>
          </table:table-cell>
          <table:table-cell table:formula="of:=[.C26]+[.E26]" office:value-type="float" office:value="263.107" calcext:value-type="float">
            <text:p>263.107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1.188" calcext:value-type="float">
            <text:p>81.188</text:p>
          </table:table-cell>
          <table:table-cell office:value-type="float" office:value="149.03" calcext:value-type="float">
            <text:p>149.03</text:p>
          </table:table-cell>
          <table:table-cell office:value-type="float" office:value="249" calcext:value-type="float">
            <text:p>249</text:p>
          </table:table-cell>
          <table:table-cell office:value-type="float" office:value="127" calcext:value-type="float">
            <text:p>127</text:p>
          </table:table-cell>
          <table:table-cell table:formula="of:=[.B27]+[.D27]" office:value-type="float" office:value="330.188" calcext:value-type="float">
            <text:p>330.188</text:p>
          </table:table-cell>
          <table:table-cell table:formula="of:=[.C27]+[.E27]" office:value-type="float" office:value="276.03" calcext:value-type="float">
            <text:p>276.03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8.016" calcext:value-type="float">
            <text:p>78.016</text:p>
          </table:table-cell>
          <table:table-cell office:value-type="float" office:value="147.578" calcext:value-type="float">
            <text:p>147.578</text:p>
          </table:table-cell>
          <table:table-cell office:value-type="float" office:value="241" calcext:value-type="float">
            <text:p>241</text:p>
          </table:table-cell>
          <table:table-cell office:value-type="float" office:value="153" calcext:value-type="float">
            <text:p>153</text:p>
          </table:table-cell>
          <table:table-cell table:formula="of:=[.B28]+[.D28]" office:value-type="float" office:value="319.016" calcext:value-type="float">
            <text:p>319.016</text:p>
          </table:table-cell>
          <table:table-cell table:formula="of:=[.C28]+[.E28]" office:value-type="float" office:value="300.578" calcext:value-type="float">
            <text:p>300.578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.481" calcext:value-type="float">
            <text:p>82.481</text:p>
          </table:table-cell>
          <table:table-cell office:value-type="float" office:value="148.177" calcext:value-type="float">
            <text:p>148.177</text:p>
          </table:table-cell>
          <table:table-cell office:value-type="float" office:value="253" calcext:value-type="float">
            <text:p>253</text:p>
          </table:table-cell>
          <table:table-cell office:value-type="float" office:value="101" calcext:value-type="float">
            <text:p>101</text:p>
          </table:table-cell>
          <table:table-cell table:formula="of:=[.B29]+[.D29]" office:value-type="float" office:value="335.481" calcext:value-type="float">
            <text:p>335.481</text:p>
          </table:table-cell>
          <table:table-cell table:formula="of:=[.C29]+[.E29]" office:value-type="float" office:value="249.177" calcext:value-type="float">
            <text:p>249.177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2.324" calcext:value-type="float">
            <text:p>82.324</text:p>
          </table:table-cell>
          <table:table-cell office:value-type="float" office:value="147.984" calcext:value-type="float">
            <text:p>147.984</text:p>
          </table:table-cell>
          <table:table-cell office:value-type="float" office:value="249" calcext:value-type="float">
            <text:p>249</text:p>
          </table:table-cell>
          <table:table-cell office:value-type="float" office:value="130" calcext:value-type="float">
            <text:p>130</text:p>
          </table:table-cell>
          <table:table-cell table:formula="of:=[.B30]+[.D30]" office:value-type="float" office:value="331.324" calcext:value-type="float">
            <text:p>331.324</text:p>
          </table:table-cell>
          <table:table-cell table:formula="of:=[.C30]+[.E30]" office:value-type="float" office:value="277.984" calcext:value-type="float">
            <text:p>277.984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.04" calcext:value-type="float">
            <text:p>75.04</text:p>
          </table:table-cell>
          <table:table-cell office:value-type="float" office:value="144.058" calcext:value-type="float">
            <text:p>144.058</text:p>
          </table:table-cell>
          <table:table-cell office:value-type="float" office:value="261" calcext:value-type="float">
            <text:p>261</text:p>
          </table:table-cell>
          <table:table-cell office:value-type="float" office:value="134" calcext:value-type="float">
            <text:p>134</text:p>
          </table:table-cell>
          <table:table-cell table:formula="of:=[.B31]+[.D31]" office:value-type="float" office:value="336.04" calcext:value-type="float">
            <text:p>336.04</text:p>
          </table:table-cell>
          <table:table-cell table:formula="of:=[.C31]+[.E31]" office:value-type="float" office:value="278.058" calcext:value-type="float">
            <text:p>278.058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.388" calcext:value-type="float">
            <text:p>79.388</text:p>
          </table:table-cell>
          <table:table-cell office:value-type="float" office:value="145.834" calcext:value-type="float">
            <text:p>145.834</text:p>
          </table:table-cell>
          <table:table-cell office:value-type="float" office:value="261" calcext:value-type="float">
            <text:p>261</text:p>
          </table:table-cell>
          <table:table-cell office:value-type="float" office:value="146" calcext:value-type="float">
            <text:p>146</text:p>
          </table:table-cell>
          <table:table-cell table:formula="of:=[.B32]+[.D32]" office:value-type="float" office:value="340.388" calcext:value-type="float">
            <text:p>340.388</text:p>
          </table:table-cell>
          <table:table-cell table:formula="of:=[.C32]+[.E32]" office:value-type="float" office:value="291.834" calcext:value-type="float">
            <text:p>291.834</text:p>
          </table:table-cell>
          <table:table-cell office:value-type="float" office:value="29" calcext:value-type="float">
            <text:p>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8.525" calcext:value-type="float">
            <text:p>78.525</text:p>
          </table:table-cell>
          <table:table-cell office:value-type="float" office:value="145.372" calcext:value-type="float">
            <text:p>145.372</text:p>
          </table:table-cell>
          <table:table-cell office:value-type="float" office:value="266" calcext:value-type="float">
            <text:p>266</text:p>
          </table:table-cell>
          <table:table-cell office:value-type="float" office:value="116" calcext:value-type="float">
            <text:p>116</text:p>
          </table:table-cell>
          <table:table-cell table:formula="of:=[.B33]+[.D33]" office:value-type="float" office:value="344.525" calcext:value-type="float">
            <text:p>344.525</text:p>
          </table:table-cell>
          <table:table-cell table:formula="of:=[.C33]+[.E33]" office:value-type="float" office:value="261.372" calcext:value-type="float">
            <text:p>261.372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7.765" calcext:value-type="float">
            <text:p>77.765</text:p>
          </table:table-cell>
          <table:table-cell office:value-type="float" office:value="146.619" calcext:value-type="float">
            <text:p>146.619</text:p>
          </table:table-cell>
          <table:table-cell office:value-type="float" office:value="268" calcext:value-type="float">
            <text:p>268</text:p>
          </table:table-cell>
          <table:table-cell office:value-type="float" office:value="65" calcext:value-type="float">
            <text:p>65</text:p>
          </table:table-cell>
          <table:table-cell table:formula="of:=[.B34]+[.D34]" office:value-type="float" office:value="345.765" calcext:value-type="float">
            <text:p>345.765</text:p>
          </table:table-cell>
          <table:table-cell table:formula="of:=[.C34]+[.E34]" office:value-type="float" office:value="211.619" calcext:value-type="float">
            <text:p>211.619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.394" calcext:value-type="float">
            <text:p>73.394</text:p>
          </table:table-cell>
          <table:table-cell office:value-type="float" office:value="143.041" calcext:value-type="float">
            <text:p>143.041</text:p>
          </table:table-cell>
          <table:table-cell office:value-type="float" office:value="265" calcext:value-type="float">
            <text:p>265</text:p>
          </table:table-cell>
          <table:table-cell office:value-type="float" office:value="64" calcext:value-type="float">
            <text:p>64</text:p>
          </table:table-cell>
          <table:table-cell table:formula="of:=[.B35]+[.D35]" office:value-type="float" office:value="338.394" calcext:value-type="float">
            <text:p>338.394</text:p>
          </table:table-cell>
          <table:table-cell table:formula="of:=[.C35]+[.E35]" office:value-type="float" office:value="207.041" calcext:value-type="float">
            <text:p>207.04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1.232" calcext:value-type="float">
            <text:p>81.232</text:p>
          </table:table-cell>
          <table:table-cell office:value-type="float" office:value="143.962" calcext:value-type="float">
            <text:p>143.962</text:p>
          </table:table-cell>
          <table:table-cell office:value-type="float" office:value="267" calcext:value-type="float">
            <text:p>267</text:p>
          </table:table-cell>
          <table:table-cell office:value-type="float" office:value="128" calcext:value-type="float">
            <text:p>128</text:p>
          </table:table-cell>
          <table:table-cell table:formula="of:=[.B36]+[.D36]" office:value-type="float" office:value="348.232" calcext:value-type="float">
            <text:p>348.232</text:p>
          </table:table-cell>
          <table:table-cell table:formula="of:=[.C36]+[.E36]" office:value-type="float" office:value="271.962" calcext:value-type="float">
            <text:p>271.962</text:p>
          </table:table-cell>
          <table:table-cell office:value-type="float" office:value="29" calcext:value-type="float">
            <text:p>2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1.657" calcext:value-type="float">
            <text:p>81.657</text:p>
          </table:table-cell>
          <table:table-cell office:value-type="float" office:value="146.492" calcext:value-type="float">
            <text:p>146.492</text:p>
          </table:table-cell>
          <table:table-cell office:value-type="float" office:value="276" calcext:value-type="float">
            <text:p>276</text:p>
          </table:table-cell>
          <table:table-cell office:value-type="float" office:value="130" calcext:value-type="float">
            <text:p>130</text:p>
          </table:table-cell>
          <table:table-cell table:formula="of:=[.B37]+[.D37]" office:value-type="float" office:value="357.657" calcext:value-type="float">
            <text:p>357.657</text:p>
          </table:table-cell>
          <table:table-cell table:formula="of:=[.C37]+[.E37]" office:value-type="float" office:value="276.492" calcext:value-type="float">
            <text:p>276.492</text:p>
          </table:table-cell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2.2" calcext:value-type="float">
            <text:p>82.2</text:p>
          </table:table-cell>
          <table:table-cell office:value-type="float" office:value="149.504" calcext:value-type="float">
            <text:p>149.504</text:p>
          </table:table-cell>
          <table:table-cell office:value-type="float" office:value="274" calcext:value-type="float">
            <text:p>274</text:p>
          </table:table-cell>
          <table:table-cell office:value-type="float" office:value="65" calcext:value-type="float">
            <text:p>65</text:p>
          </table:table-cell>
          <table:table-cell table:formula="of:=[.B38]+[.D38]" office:value-type="float" office:value="356.2" calcext:value-type="float">
            <text:p>356.2</text:p>
          </table:table-cell>
          <table:table-cell table:formula="of:=[.C38]+[.E38]" office:value-type="float" office:value="214.504" calcext:value-type="float">
            <text:p>214.50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2.228" calcext:value-type="float">
            <text:p>82.228</text:p>
          </table:table-cell>
          <table:table-cell office:value-type="float" office:value="145.908" calcext:value-type="float">
            <text:p>145.908</text:p>
          </table:table-cell>
          <table:table-cell office:value-type="float" office:value="286" calcext:value-type="float">
            <text:p>286</text:p>
          </table:table-cell>
          <table:table-cell office:value-type="float" office:value="130" calcext:value-type="float">
            <text:p>130</text:p>
          </table:table-cell>
          <table:table-cell table:formula="of:=[.B39]+[.D39]" office:value-type="float" office:value="368.228" calcext:value-type="float">
            <text:p>368.228</text:p>
          </table:table-cell>
          <table:table-cell table:formula="of:=[.C39]+[.E39]" office:value-type="float" office:value="275.908" calcext:value-type="float">
            <text:p>275.908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2.671" calcext:value-type="float">
            <text:p>82.671</text:p>
          </table:table-cell>
          <table:table-cell office:value-type="float" office:value="146.282" calcext:value-type="float">
            <text:p>146.282</text:p>
          </table:table-cell>
          <table:table-cell office:value-type="float" office:value="287" calcext:value-type="float">
            <text:p>287</text:p>
          </table:table-cell>
          <table:table-cell office:value-type="float" office:value="68" calcext:value-type="float">
            <text:p>68</text:p>
          </table:table-cell>
          <table:table-cell table:formula="of:=[.B40]+[.D40]" office:value-type="float" office:value="369.671" calcext:value-type="float">
            <text:p>369.671</text:p>
          </table:table-cell>
          <table:table-cell table:formula="of:=[.C40]+[.E40]" office:value-type="float" office:value="214.282" calcext:value-type="float">
            <text:p>214.28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.629" calcext:value-type="float">
            <text:p>82.629</text:p>
          </table:table-cell>
          <table:table-cell office:value-type="float" office:value="145.575" calcext:value-type="float">
            <text:p>145.575</text:p>
          </table:table-cell>
          <table:table-cell office:value-type="float" office:value="284" calcext:value-type="float">
            <text:p>284</text:p>
          </table:table-cell>
          <table:table-cell office:value-type="float" office:value="124" calcext:value-type="float">
            <text:p>124</text:p>
          </table:table-cell>
          <table:table-cell table:formula="of:=[.B41]+[.D41]" office:value-type="float" office:value="366.629" calcext:value-type="float">
            <text:p>366.629</text:p>
          </table:table-cell>
          <table:table-cell table:formula="of:=[.C41]+[.E41]" office:value-type="float" office:value="269.575" calcext:value-type="float">
            <text:p>269.57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2.966" calcext:value-type="float">
            <text:p>82.966</text:p>
          </table:table-cell>
          <table:table-cell office:value-type="float" office:value="148.554" calcext:value-type="float">
            <text:p>148.554</text:p>
          </table:table-cell>
          <table:table-cell office:value-type="float" office:value="305" calcext:value-type="float">
            <text:p>305</text:p>
          </table:table-cell>
          <table:table-cell office:value-type="float" office:value="188" calcext:value-type="float">
            <text:p>188</text:p>
          </table:table-cell>
          <table:table-cell table:formula="of:=[.B42]+[.D42]" office:value-type="float" office:value="387.966" calcext:value-type="float">
            <text:p>387.966</text:p>
          </table:table-cell>
          <table:table-cell table:formula="of:=[.C42]+[.E42]" office:value-type="float" office:value="336.554" calcext:value-type="float">
            <text:p>336.554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.554" calcext:value-type="float">
            <text:p>85.554</text:p>
          </table:table-cell>
          <table:table-cell office:value-type="float" office:value="147.882" calcext:value-type="float">
            <text:p>147.882</text:p>
          </table:table-cell>
          <table:table-cell office:value-type="float" office:value="296" calcext:value-type="float">
            <text:p>296</text:p>
          </table:table-cell>
          <table:table-cell office:value-type="float" office:value="169" calcext:value-type="float">
            <text:p>169</text:p>
          </table:table-cell>
          <table:table-cell table:formula="of:=[.B43]+[.D43]" office:value-type="float" office:value="381.554" calcext:value-type="float">
            <text:p>381.554</text:p>
          </table:table-cell>
          <table:table-cell table:formula="of:=[.C43]+[.E43]" office:value-type="float" office:value="316.882" calcext:value-type="float">
            <text:p>316.882</text:p>
          </table:table-cell>
          <table:table-cell office:value-type="float" office:value="31" calcext:value-type="float">
            <text:p>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7.164" calcext:value-type="float">
            <text:p>87.164</text:p>
          </table:table-cell>
          <table:table-cell office:value-type="float" office:value="151.08" calcext:value-type="float">
            <text:p>151.08</text:p>
          </table:table-cell>
          <table:table-cell office:value-type="float" office:value="298" calcext:value-type="float">
            <text:p>298</text:p>
          </table:table-cell>
          <table:table-cell office:value-type="float" office:value="150" calcext:value-type="float">
            <text:p>150</text:p>
          </table:table-cell>
          <table:table-cell table:formula="of:=[.B44]+[.D44]" office:value-type="float" office:value="385.164" calcext:value-type="float">
            <text:p>385.164</text:p>
          </table:table-cell>
          <table:table-cell table:formula="of:=[.C44]+[.E44]" office:value-type="float" office:value="301.08" calcext:value-type="float">
            <text:p>301.08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6.126" calcext:value-type="float">
            <text:p>86.126</text:p>
          </table:table-cell>
          <table:table-cell office:value-type="float" office:value="152.794" calcext:value-type="float">
            <text:p>152.794</text:p>
          </table:table-cell>
          <table:table-cell office:value-type="float" office:value="309" calcext:value-type="float">
            <text:p>309</text:p>
          </table:table-cell>
          <table:table-cell office:value-type="float" office:value="158" calcext:value-type="float">
            <text:p>158</text:p>
          </table:table-cell>
          <table:table-cell table:formula="of:=[.B45]+[.D45]" office:value-type="float" office:value="395.126" calcext:value-type="float">
            <text:p>395.126</text:p>
          </table:table-cell>
          <table:table-cell table:formula="of:=[.C45]+[.E45]" office:value-type="float" office:value="310.794" calcext:value-type="float">
            <text:p>310.794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8.193" calcext:value-type="float">
            <text:p>88.193</text:p>
          </table:table-cell>
          <table:table-cell office:value-type="float" office:value="151.486" calcext:value-type="float">
            <text:p>151.486</text:p>
          </table:table-cell>
          <table:table-cell office:value-type="float" office:value="303" calcext:value-type="float">
            <text:p>303</text:p>
          </table:table-cell>
          <table:table-cell office:value-type="float" office:value="172" calcext:value-type="float">
            <text:p>172</text:p>
          </table:table-cell>
          <table:table-cell table:formula="of:=[.B46]+[.D46]" office:value-type="float" office:value="391.193" calcext:value-type="float">
            <text:p>391.193</text:p>
          </table:table-cell>
          <table:table-cell table:formula="of:=[.C46]+[.E46]" office:value-type="float" office:value="323.486" calcext:value-type="float">
            <text:p>323.486</text:p>
          </table:table-cell>
          <table:table-cell office:value-type="float" office:value="34" calcext:value-type="float">
            <text:p>3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7.383" calcext:value-type="float">
            <text:p>87.383</text:p>
          </table:table-cell>
          <table:table-cell office:value-type="float" office:value="148.789" calcext:value-type="float">
            <text:p>148.789</text:p>
          </table:table-cell>
          <table:table-cell office:value-type="float" office:value="315" calcext:value-type="float">
            <text:p>315</text:p>
          </table:table-cell>
          <table:table-cell office:value-type="float" office:value="188" calcext:value-type="float">
            <text:p>188</text:p>
          </table:table-cell>
          <table:table-cell table:formula="of:=[.B47]+[.D47]" office:value-type="float" office:value="402.383" calcext:value-type="float">
            <text:p>402.383</text:p>
          </table:table-cell>
          <table:table-cell table:formula="of:=[.C47]+[.E47]" office:value-type="float" office:value="336.789" calcext:value-type="float">
            <text:p>336.789</text:p>
          </table:table-cell>
          <table:table-cell office:value-type="float" office:value="51" calcext:value-type="float">
            <text:p>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.415" calcext:value-type="float">
            <text:p>90.415</text:p>
          </table:table-cell>
          <table:table-cell office:value-type="float" office:value="153.772" calcext:value-type="float">
            <text:p>153.772</text:p>
          </table:table-cell>
          <table:table-cell office:value-type="float" office:value="302" calcext:value-type="float">
            <text:p>302</text:p>
          </table:table-cell>
          <table:table-cell office:value-type="float" office:value="174" calcext:value-type="float">
            <text:p>174</text:p>
          </table:table-cell>
          <table:table-cell table:formula="of:=[.B48]+[.D48]" office:value-type="float" office:value="392.415" calcext:value-type="float">
            <text:p>392.415</text:p>
          </table:table-cell>
          <table:table-cell table:formula="of:=[.C48]+[.E48]" office:value-type="float" office:value="327.772" calcext:value-type="float">
            <text:p>327.772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8.037" calcext:value-type="float">
            <text:p>88.037</text:p>
          </table:table-cell>
          <table:table-cell office:value-type="float" office:value="147.336" calcext:value-type="float">
            <text:p>147.336</text:p>
          </table:table-cell>
          <table:table-cell office:value-type="float" office:value="295" calcext:value-type="float">
            <text:p>295</text:p>
          </table:table-cell>
          <table:table-cell office:value-type="float" office:value="77" calcext:value-type="float">
            <text:p>77</text:p>
          </table:table-cell>
          <table:table-cell table:formula="of:=[.B49]+[.D49]" office:value-type="float" office:value="383.037" calcext:value-type="float">
            <text:p>383.037</text:p>
          </table:table-cell>
          <table:table-cell table:formula="of:=[.C49]+[.E49]" office:value-type="float" office:value="224.336" calcext:value-type="float">
            <text:p>224.33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9.886" calcext:value-type="float">
            <text:p>89.886</text:p>
          </table:table-cell>
          <table:table-cell office:value-type="float" office:value="153.19" calcext:value-type="float">
            <text:p>153.19</text:p>
          </table:table-cell>
          <table:table-cell office:value-type="float" office:value="306" calcext:value-type="float">
            <text:p>306</text:p>
          </table:table-cell>
          <table:table-cell office:value-type="float" office:value="74" calcext:value-type="float">
            <text:p>74</text:p>
          </table:table-cell>
          <table:table-cell table:formula="of:=[.B50]+[.D50]" office:value-type="float" office:value="395.886" calcext:value-type="float">
            <text:p>395.886</text:p>
          </table:table-cell>
          <table:table-cell table:formula="of:=[.C50]+[.E50]" office:value-type="float" office:value="227.19" calcext:value-type="float">
            <text:p>227.1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9.491" calcext:value-type="float">
            <text:p>89.491</text:p>
          </table:table-cell>
          <table:table-cell office:value-type="float" office:value="148.987" calcext:value-type="float">
            <text:p>148.987</text:p>
          </table:table-cell>
          <table:table-cell office:value-type="float" office:value="331" calcext:value-type="float">
            <text:p>331</text:p>
          </table:table-cell>
          <table:table-cell office:value-type="float" office:value="73" calcext:value-type="float">
            <text:p>73</text:p>
          </table:table-cell>
          <table:table-cell table:formula="of:=[.B51]+[.D51]" office:value-type="float" office:value="420.491" calcext:value-type="float">
            <text:p>420.491</text:p>
          </table:table-cell>
          <table:table-cell table:formula="of:=[.C51]+[.E51]" office:value-type="float" office:value="221.987" calcext:value-type="float">
            <text:p>221.987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9.618" calcext:value-type="float">
            <text:p>89.618</text:p>
          </table:table-cell>
          <table:table-cell office:value-type="float" office:value="151.747" calcext:value-type="float">
            <text:p>151.747</text:p>
          </table:table-cell>
          <table:table-cell office:value-type="float" office:value="330" calcext:value-type="float">
            <text:p>330</text:p>
          </table:table-cell>
          <table:table-cell office:value-type="float" office:value="179" calcext:value-type="float">
            <text:p>179</text:p>
          </table:table-cell>
          <table:table-cell table:formula="of:=[.B52]+[.D52]" office:value-type="float" office:value="419.618" calcext:value-type="float">
            <text:p>419.618</text:p>
          </table:table-cell>
          <table:table-cell table:formula="of:=[.C52]+[.E52]" office:value-type="float" office:value="330.747" calcext:value-type="float">
            <text:p>330.747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.105" calcext:value-type="float">
            <text:p>89.105</text:p>
          </table:table-cell>
          <table:table-cell office:value-type="float" office:value="153.898" calcext:value-type="float">
            <text:p>153.898</text:p>
          </table:table-cell>
          <table:table-cell office:value-type="float" office:value="335" calcext:value-type="float">
            <text:p>335</text:p>
          </table:table-cell>
          <table:table-cell office:value-type="float" office:value="205" calcext:value-type="float">
            <text:p>205</text:p>
          </table:table-cell>
          <table:table-cell table:formula="of:=[.B53]+[.D53]" office:value-type="float" office:value="424.105" calcext:value-type="float">
            <text:p>424.105</text:p>
          </table:table-cell>
          <table:table-cell table:formula="of:=[.C53]+[.E53]" office:value-type="float" office:value="358.898" calcext:value-type="float">
            <text:p>358.898</text:p>
          </table:table-cell>
          <table:table-cell office:value-type="float" office:value="36" calcext:value-type="float">
            <text:p>3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8.85" calcext:value-type="float">
            <text:p>88.85</text:p>
          </table:table-cell>
          <table:table-cell office:value-type="float" office:value="149.498" calcext:value-type="float">
            <text:p>149.498</text:p>
          </table:table-cell>
          <table:table-cell office:value-type="float" office:value="321" calcext:value-type="float">
            <text:p>321</text:p>
          </table:table-cell>
          <table:table-cell office:value-type="float" office:value="153" calcext:value-type="float">
            <text:p>153</text:p>
          </table:table-cell>
          <table:table-cell table:formula="of:=[.B54]+[.D54]" office:value-type="float" office:value="409.85" calcext:value-type="float">
            <text:p>409.85</text:p>
          </table:table-cell>
          <table:table-cell table:formula="of:=[.C54]+[.E54]" office:value-type="float" office:value="302.498" calcext:value-type="float">
            <text:p>302.498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8.488" calcext:value-type="float">
            <text:p>88.488</text:p>
          </table:table-cell>
          <table:table-cell office:value-type="float" office:value="152.942" calcext:value-type="float">
            <text:p>152.942</text:p>
          </table:table-cell>
          <table:table-cell office:value-type="float" office:value="337" calcext:value-type="float">
            <text:p>337</text:p>
          </table:table-cell>
          <table:table-cell office:value-type="float" office:value="165" calcext:value-type="float">
            <text:p>165</text:p>
          </table:table-cell>
          <table:table-cell table:formula="of:=[.B55]+[.D55]" office:value-type="float" office:value="425.488" calcext:value-type="float">
            <text:p>425.488</text:p>
          </table:table-cell>
          <table:table-cell table:formula="of:=[.C55]+[.E55]" office:value-type="float" office:value="317.942" calcext:value-type="float">
            <text:p>317.942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1.405" calcext:value-type="float">
            <text:p>91.405</text:p>
          </table:table-cell>
          <table:table-cell office:value-type="float" office:value="150.982" calcext:value-type="float">
            <text:p>150.982</text:p>
          </table:table-cell>
          <table:table-cell office:value-type="float" office:value="337" calcext:value-type="float">
            <text:p>337</text:p>
          </table:table-cell>
          <table:table-cell office:value-type="float" office:value="464" calcext:value-type="float">
            <text:p>464</text:p>
          </table:table-cell>
          <table:table-cell table:formula="of:=[.B56]+[.D56]" office:value-type="float" office:value="428.405" calcext:value-type="float">
            <text:p>428.405</text:p>
          </table:table-cell>
          <table:table-cell table:formula="of:=[.C56]+[.E56]" office:value-type="float" office:value="614.982" calcext:value-type="float">
            <text:p>614.982</text:p>
          </table:table-cell>
          <table:table-cell office:value-type="float" office:value="34" calcext:value-type="float">
            <text:p>34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7.299" calcext:value-type="float">
            <text:p>87.299</text:p>
          </table:table-cell>
          <table:table-cell office:value-type="float" office:value="151.523" calcext:value-type="float">
            <text:p>151.523</text:p>
          </table:table-cell>
          <table:table-cell office:value-type="float" office:value="331" calcext:value-type="float">
            <text:p>331</text:p>
          </table:table-cell>
          <table:table-cell office:value-type="float" office:value="155" calcext:value-type="float">
            <text:p>155</text:p>
          </table:table-cell>
          <table:table-cell table:formula="of:=[.B57]+[.D57]" office:value-type="float" office:value="418.299" calcext:value-type="float">
            <text:p>418.299</text:p>
          </table:table-cell>
          <table:table-cell table:formula="of:=[.C57]+[.E57]" office:value-type="float" office:value="306.523" calcext:value-type="float">
            <text:p>306.523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1.21" calcext:value-type="float">
            <text:p>91.21</text:p>
          </table:table-cell>
          <table:table-cell office:value-type="float" office:value="151.681" calcext:value-type="float">
            <text:p>151.681</text:p>
          </table:table-cell>
          <table:table-cell office:value-type="float" office:value="346" calcext:value-type="float">
            <text:p>346</text:p>
          </table:table-cell>
          <table:table-cell office:value-type="float" office:value="78" calcext:value-type="float">
            <text:p>78</text:p>
          </table:table-cell>
          <table:table-cell table:formula="of:=[.B58]+[.D58]" office:value-type="float" office:value="437.21" calcext:value-type="float">
            <text:p>437.21</text:p>
          </table:table-cell>
          <table:table-cell table:formula="of:=[.C58]+[.E58]" office:value-type="float" office:value="229.681" calcext:value-type="float">
            <text:p>229.68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8.149" calcext:value-type="float">
            <text:p>88.149</text:p>
          </table:table-cell>
          <table:table-cell office:value-type="float" office:value="152.925" calcext:value-type="float">
            <text:p>152.925</text:p>
          </table:table-cell>
          <table:table-cell office:value-type="float" office:value="355" calcext:value-type="float">
            <text:p>355</text:p>
          </table:table-cell>
          <table:table-cell office:value-type="float" office:value="79" calcext:value-type="float">
            <text:p>79</text:p>
          </table:table-cell>
          <table:table-cell table:formula="of:=[.B59]+[.D59]" office:value-type="float" office:value="443.149" calcext:value-type="float">
            <text:p>443.149</text:p>
          </table:table-cell>
          <table:table-cell table:formula="of:=[.C59]+[.E59]" office:value-type="float" office:value="231.925" calcext:value-type="float">
            <text:p>231.92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3.359" calcext:value-type="float">
            <text:p>93.359</text:p>
          </table:table-cell>
          <table:table-cell office:value-type="float" office:value="158.264" calcext:value-type="float">
            <text:p>158.264</text:p>
          </table:table-cell>
          <table:table-cell office:value-type="float" office:value="349" calcext:value-type="float">
            <text:p>349</text:p>
          </table:table-cell>
          <table:table-cell office:value-type="float" office:value="143" calcext:value-type="float">
            <text:p>143</text:p>
          </table:table-cell>
          <table:table-cell table:formula="of:=[.B60]+[.D60]" office:value-type="float" office:value="442.359" calcext:value-type="float">
            <text:p>442.359</text:p>
          </table:table-cell>
          <table:table-cell table:formula="of:=[.C60]+[.E60]" office:value-type="float" office:value="301.264" calcext:value-type="float">
            <text:p>301.264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2.478" calcext:value-type="float">
            <text:p>92.478</text:p>
          </table:table-cell>
          <table:table-cell office:value-type="float" office:value="154.968" calcext:value-type="float">
            <text:p>154.968</text:p>
          </table:table-cell>
          <table:table-cell office:value-type="float" office:value="336" calcext:value-type="float">
            <text:p>336</text:p>
          </table:table-cell>
          <table:table-cell office:value-type="float" office:value="79" calcext:value-type="float">
            <text:p>79</text:p>
          </table:table-cell>
          <table:table-cell table:formula="of:=[.B61]+[.D61]" office:value-type="float" office:value="428.478" calcext:value-type="float">
            <text:p>428.478</text:p>
          </table:table-cell>
          <table:table-cell table:formula="of:=[.C61]+[.E61]" office:value-type="float" office:value="233.968" calcext:value-type="float">
            <text:p>233.968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2.12" calcext:value-type="float">
            <text:p>92.12</text:p>
          </table:table-cell>
          <table:table-cell office:value-type="float" office:value="155.637" calcext:value-type="float">
            <text:p>155.637</text:p>
          </table:table-cell>
          <table:table-cell office:value-type="float" office:value="350" calcext:value-type="float">
            <text:p>350</text:p>
          </table:table-cell>
          <table:table-cell office:value-type="float" office:value="199" calcext:value-type="float">
            <text:p>199</text:p>
          </table:table-cell>
          <table:table-cell table:formula="of:=[.B62]+[.D62]" office:value-type="float" office:value="442.12" calcext:value-type="float">
            <text:p>442.12</text:p>
          </table:table-cell>
          <table:table-cell table:formula="of:=[.C62]+[.E62]" office:value-type="float" office:value="354.637" calcext:value-type="float">
            <text:p>354.637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4.702" calcext:value-type="float">
            <text:p>94.702</text:p>
          </table:table-cell>
          <table:table-cell office:value-type="float" office:value="154.635" calcext:value-type="float">
            <text:p>154.635</text:p>
          </table:table-cell>
          <table:table-cell office:value-type="float" office:value="347" calcext:value-type="float">
            <text:p>347</text:p>
          </table:table-cell>
          <table:table-cell office:value-type="float" office:value="210" calcext:value-type="float">
            <text:p>210</text:p>
          </table:table-cell>
          <table:table-cell table:formula="of:=[.B63]+[.D63]" office:value-type="float" office:value="441.702" calcext:value-type="float">
            <text:p>441.702</text:p>
          </table:table-cell>
          <table:table-cell table:formula="of:=[.C63]+[.E63]" office:value-type="float" office:value="364.635" calcext:value-type="float">
            <text:p>364.635</text:p>
          </table:table-cell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3.418" calcext:value-type="float">
            <text:p>93.418</text:p>
          </table:table-cell>
          <table:table-cell office:value-type="float" office:value="153.661" calcext:value-type="float">
            <text:p>153.661</text:p>
          </table:table-cell>
          <table:table-cell office:value-type="float" office:value="336" calcext:value-type="float">
            <text:p>336</text:p>
          </table:table-cell>
          <table:table-cell office:value-type="float" office:value="276" calcext:value-type="float">
            <text:p>276</text:p>
          </table:table-cell>
          <table:table-cell table:formula="of:=[.B64]+[.D64]" office:value-type="float" office:value="429.418" calcext:value-type="float">
            <text:p>429.418</text:p>
          </table:table-cell>
          <table:table-cell table:formula="of:=[.C64]+[.E64]" office:value-type="float" office:value="429.661" calcext:value-type="float">
            <text:p>429.661</text:p>
          </table:table-cell>
          <table:table-cell office:value-type="float" office:value="36" calcext:value-type="float">
            <text:p>3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8.734" calcext:value-type="float">
            <text:p>88.734</text:p>
          </table:table-cell>
          <table:table-cell office:value-type="float" office:value="153.45" calcext:value-type="float">
            <text:p>153.45</text:p>
          </table:table-cell>
          <table:table-cell office:value-type="float" office:value="330" calcext:value-type="float">
            <text:p>330</text:p>
          </table:table-cell>
          <table:table-cell office:value-type="float" office:value="178" calcext:value-type="float">
            <text:p>178</text:p>
          </table:table-cell>
          <table:table-cell table:formula="of:=[.B65]+[.D65]" office:value-type="float" office:value="418.734" calcext:value-type="float">
            <text:p>418.734</text:p>
          </table:table-cell>
          <table:table-cell table:formula="of:=[.C65]+[.E65]" office:value-type="float" office:value="331.45" calcext:value-type="float">
            <text:p>331.45</text:p>
          </table:table-cell>
          <table:table-cell office:value-type="float" office:value="27" calcext:value-type="float">
            <text:p>2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.16" calcext:value-type="float">
            <text:p>96.16</text:p>
          </table:table-cell>
          <table:table-cell office:value-type="float" office:value="156.677" calcext:value-type="float">
            <text:p>156.677</text:p>
          </table:table-cell>
          <table:table-cell office:value-type="float" office:value="337" calcext:value-type="float">
            <text:p>337</text:p>
          </table:table-cell>
          <table:table-cell office:value-type="float" office:value="80" calcext:value-type="float">
            <text:p>80</text:p>
          </table:table-cell>
          <table:table-cell table:formula="of:=[.B66]+[.D66]" office:value-type="float" office:value="433.16" calcext:value-type="float">
            <text:p>433.16</text:p>
          </table:table-cell>
          <table:table-cell table:formula="of:=[.C66]+[.E66]" office:value-type="float" office:value="236.677" calcext:value-type="float">
            <text:p>236.67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6.34" calcext:value-type="float">
            <text:p>96.34</text:p>
          </table:table-cell>
          <table:table-cell office:value-type="float" office:value="156.373" calcext:value-type="float">
            <text:p>156.373</text:p>
          </table:table-cell>
          <table:table-cell office:value-type="float" office:value="343" calcext:value-type="float">
            <text:p>343</text:p>
          </table:table-cell>
          <table:table-cell office:value-type="float" office:value="84" calcext:value-type="float">
            <text:p>84</text:p>
          </table:table-cell>
          <table:table-cell table:formula="of:=[.B67]+[.D67]" office:value-type="float" office:value="439.34" calcext:value-type="float">
            <text:p>439.34</text:p>
          </table:table-cell>
          <table:table-cell table:formula="of:=[.C67]+[.E67]" office:value-type="float" office:value="240.373" calcext:value-type="float">
            <text:p>240.37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.299" calcext:value-type="float">
            <text:p>99.299</text:p>
          </table:table-cell>
          <table:table-cell office:value-type="float" office:value="159.228" calcext:value-type="float">
            <text:p>159.228</text:p>
          </table:table-cell>
          <table:table-cell office:value-type="float" office:value="348" calcext:value-type="float">
            <text:p>348</text:p>
          </table:table-cell>
          <table:table-cell office:value-type="float" office:value="175" calcext:value-type="float">
            <text:p>175</text:p>
          </table:table-cell>
          <table:table-cell table:formula="of:=[.B68]+[.D68]" office:value-type="float" office:value="447.299" calcext:value-type="float">
            <text:p>447.299</text:p>
          </table:table-cell>
          <table:table-cell table:formula="of:=[.C68]+[.E68]" office:value-type="float" office:value="334.228" calcext:value-type="float">
            <text:p>334.228</text:p>
          </table:table-cell>
          <table:table-cell office:value-type="float" office:value="32" calcext:value-type="float">
            <text:p>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.527" calcext:value-type="float">
            <text:p>97.527</text:p>
          </table:table-cell>
          <table:table-cell office:value-type="float" office:value="156.896" calcext:value-type="float">
            <text:p>156.896</text:p>
          </table:table-cell>
          <table:table-cell office:value-type="float" office:value="348" calcext:value-type="float">
            <text:p>348</text:p>
          </table:table-cell>
          <table:table-cell office:value-type="float" office:value="174" calcext:value-type="float">
            <text:p>174</text:p>
          </table:table-cell>
          <table:table-cell table:formula="of:=[.B69]+[.D69]" office:value-type="float" office:value="445.527" calcext:value-type="float">
            <text:p>445.527</text:p>
          </table:table-cell>
          <table:table-cell table:formula="of:=[.C69]+[.E69]" office:value-type="float" office:value="330.896" calcext:value-type="float">
            <text:p>330.896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3.063" calcext:value-type="float">
            <text:p>93.063</text:p>
          </table:table-cell>
          <table:table-cell office:value-type="float" office:value="160.743" calcext:value-type="float">
            <text:p>160.743</text:p>
          </table:table-cell>
          <table:table-cell office:value-type="float" office:value="360" calcext:value-type="float">
            <text:p>360</text:p>
          </table:table-cell>
          <table:table-cell office:value-type="float" office:value="191" calcext:value-type="float">
            <text:p>191</text:p>
          </table:table-cell>
          <table:table-cell table:formula="of:=[.B70]+[.D70]" office:value-type="float" office:value="453.063" calcext:value-type="float">
            <text:p>453.063</text:p>
          </table:table-cell>
          <table:table-cell table:formula="of:=[.C70]+[.E70]" office:value-type="float" office:value="351.743" calcext:value-type="float">
            <text:p>351.743</text:p>
          </table:table-cell>
          <table:table-cell office:value-type="float" office:value="38" calcext:value-type="float">
            <text:p>3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5.138" calcext:value-type="float">
            <text:p>95.138</text:p>
          </table:table-cell>
          <table:table-cell office:value-type="float" office:value="154.483" calcext:value-type="float">
            <text:p>154.483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table:formula="of:=[.B71]+[.D71]" office:value-type="float" office:value="443.138" calcext:value-type="float">
            <text:p>443.138</text:p>
          </table:table-cell>
          <table:table-cell table:formula="of:=[.C71]+[.E71]" office:value-type="float" office:value="369.483" calcext:value-type="float">
            <text:p>369.483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7.821" calcext:value-type="float">
            <text:p>97.821</text:p>
          </table:table-cell>
          <table:table-cell office:value-type="float" office:value="160.221" calcext:value-type="float">
            <text:p>160.221</text:p>
          </table:table-cell>
          <table:table-cell office:value-type="float" office:value="348" calcext:value-type="float">
            <text:p>348</text:p>
          </table:table-cell>
          <table:table-cell office:value-type="float" office:value="87" calcext:value-type="float">
            <text:p>87</text:p>
          </table:table-cell>
          <table:table-cell table:formula="of:=[.B72]+[.D72]" office:value-type="float" office:value="445.821" calcext:value-type="float">
            <text:p>445.821</text:p>
          </table:table-cell>
          <table:table-cell table:formula="of:=[.C72]+[.E72]" office:value-type="float" office:value="247.221" calcext:value-type="float">
            <text:p>247.22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9.052" calcext:value-type="float">
            <text:p>99.052</text:p>
          </table:table-cell>
          <table:table-cell office:value-type="float" office:value="157.002" calcext:value-type="float">
            <text:p>157.002</text:p>
          </table:table-cell>
          <table:table-cell office:value-type="float" office:value="358" calcext:value-type="float">
            <text:p>358</text:p>
          </table:table-cell>
          <table:table-cell office:value-type="float" office:value="181" calcext:value-type="float">
            <text:p>181</text:p>
          </table:table-cell>
          <table:table-cell table:formula="of:=[.B73]+[.D73]" office:value-type="float" office:value="457.052" calcext:value-type="float">
            <text:p>457.052</text:p>
          </table:table-cell>
          <table:table-cell table:formula="of:=[.C73]+[.E73]" office:value-type="float" office:value="338.002" calcext:value-type="float">
            <text:p>338.002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.781" calcext:value-type="float">
            <text:p>101.781</text:p>
          </table:table-cell>
          <table:table-cell office:value-type="float" office:value="162.78" calcext:value-type="float">
            <text:p>162.78</text:p>
          </table:table-cell>
          <table:table-cell office:value-type="float" office:value="337" calcext:value-type="float">
            <text:p>337</text:p>
          </table:table-cell>
          <table:table-cell office:value-type="float" office:value="172" calcext:value-type="float">
            <text:p>172</text:p>
          </table:table-cell>
          <table:table-cell table:formula="of:=[.B74]+[.D74]" office:value-type="float" office:value="438.781" calcext:value-type="float">
            <text:p>438.781</text:p>
          </table:table-cell>
          <table:table-cell table:formula="of:=[.C74]+[.E74]" office:value-type="float" office:value="334.78" calcext:value-type="float">
            <text:p>334.78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.15" calcext:value-type="float">
            <text:p>101.15</text:p>
          </table:table-cell>
          <table:table-cell office:value-type="float" office:value="159.687" calcext:value-type="float">
            <text:p>159.687</text:p>
          </table:table-cell>
          <table:table-cell office:value-type="float" office:value="353" calcext:value-type="float">
            <text:p>353</text:p>
          </table:table-cell>
          <table:table-cell office:value-type="float" office:value="175" calcext:value-type="float">
            <text:p>175</text:p>
          </table:table-cell>
          <table:table-cell table:formula="of:=[.B75]+[.D75]" office:value-type="float" office:value="454.15" calcext:value-type="float">
            <text:p>454.15</text:p>
          </table:table-cell>
          <table:table-cell table:formula="of:=[.C75]+[.E75]" office:value-type="float" office:value="334.687" calcext:value-type="float">
            <text:p>334.68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62.172" calcext:value-type="float">
            <text:p>162.172</text:p>
          </table:table-cell>
          <table:table-cell office:value-type="float" office:value="359" calcext:value-type="float">
            <text:p>359</text:p>
          </table:table-cell>
          <table:table-cell office:value-type="float" office:value="164" calcext:value-type="float">
            <text:p>164</text:p>
          </table:table-cell>
          <table:table-cell table:formula="of:=[.B76]+[.D76]" office:value-type="float" office:value="459" calcext:value-type="float">
            <text:p>459</text:p>
          </table:table-cell>
          <table:table-cell table:formula="of:=[.C76]+[.E76]" office:value-type="float" office:value="326.172" calcext:value-type="float">
            <text:p>326.172</text:p>
          </table:table-cell>
          <table:table-cell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8.914" calcext:value-type="float">
            <text:p>98.914</text:p>
          </table:table-cell>
          <table:table-cell office:value-type="float" office:value="158.963" calcext:value-type="float">
            <text:p>158.963</text:p>
          </table:table-cell>
          <table:table-cell office:value-type="float" office:value="363" calcext:value-type="float">
            <text:p>363</text:p>
          </table:table-cell>
          <table:table-cell office:value-type="float" office:value="192" calcext:value-type="float">
            <text:p>192</text:p>
          </table:table-cell>
          <table:table-cell table:formula="of:=[.B77]+[.D77]" office:value-type="float" office:value="461.914" calcext:value-type="float">
            <text:p>461.914</text:p>
          </table:table-cell>
          <table:table-cell table:formula="of:=[.C77]+[.E77]" office:value-type="float" office:value="350.963" calcext:value-type="float">
            <text:p>350.963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2.304" calcext:value-type="float">
            <text:p>102.304</text:p>
          </table:table-cell>
          <table:table-cell office:value-type="float" office:value="161.234" calcext:value-type="float">
            <text:p>161.234</text:p>
          </table:table-cell>
          <table:table-cell office:value-type="float" office:value="363" calcext:value-type="float">
            <text:p>363</text:p>
          </table:table-cell>
          <table:table-cell office:value-type="float" office:value="177" calcext:value-type="float">
            <text:p>177</text:p>
          </table:table-cell>
          <table:table-cell table:formula="of:=[.B78]+[.D78]" office:value-type="float" office:value="465.304" calcext:value-type="float">
            <text:p>465.304</text:p>
          </table:table-cell>
          <table:table-cell table:formula="of:=[.C78]+[.E78]" office:value-type="float" office:value="338.234" calcext:value-type="float">
            <text:p>338.234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3.444" calcext:value-type="float">
            <text:p>103.444</text:p>
          </table:table-cell>
          <table:table-cell office:value-type="float" office:value="161.685" calcext:value-type="float">
            <text:p>161.685</text:p>
          </table:table-cell>
          <table:table-cell office:value-type="float" office:value="375" calcext:value-type="float">
            <text:p>375</text:p>
          </table:table-cell>
          <table:table-cell office:value-type="float" office:value="187" calcext:value-type="float">
            <text:p>187</text:p>
          </table:table-cell>
          <table:table-cell table:formula="of:=[.B79]+[.D79]" office:value-type="float" office:value="478.444" calcext:value-type="float">
            <text:p>478.444</text:p>
          </table:table-cell>
          <table:table-cell table:formula="of:=[.C79]+[.E79]" office:value-type="float" office:value="348.685" calcext:value-type="float">
            <text:p>348.685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.777" calcext:value-type="float">
            <text:p>100.777</text:p>
          </table:table-cell>
          <table:table-cell office:value-type="float" office:value="161.856" calcext:value-type="float">
            <text:p>161.856</text:p>
          </table:table-cell>
          <table:table-cell office:value-type="float" office:value="353" calcext:value-type="float">
            <text:p>353</text:p>
          </table:table-cell>
          <table:table-cell office:value-type="float" office:value="188" calcext:value-type="float">
            <text:p>188</text:p>
          </table:table-cell>
          <table:table-cell table:formula="of:=[.B80]+[.D80]" office:value-type="float" office:value="453.777" calcext:value-type="float">
            <text:p>453.777</text:p>
          </table:table-cell>
          <table:table-cell table:formula="of:=[.C80]+[.E80]" office:value-type="float" office:value="349.856" calcext:value-type="float">
            <text:p>349.856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2.795" calcext:value-type="float">
            <text:p>102.795</text:p>
          </table:table-cell>
          <table:table-cell office:value-type="float" office:value="161.677" calcext:value-type="float">
            <text:p>161.677</text:p>
          </table:table-cell>
          <table:table-cell office:value-type="float" office:value="360" calcext:value-type="float">
            <text:p>360</text:p>
          </table:table-cell>
          <table:table-cell office:value-type="float" office:value="187" calcext:value-type="float">
            <text:p>187</text:p>
          </table:table-cell>
          <table:table-cell table:formula="of:=[.B81]+[.D81]" office:value-type="float" office:value="462.795" calcext:value-type="float">
            <text:p>462.795</text:p>
          </table:table-cell>
          <table:table-cell table:formula="of:=[.C81]+[.E81]" office:value-type="float" office:value="348.677" calcext:value-type="float">
            <text:p>348.677</text:p>
          </table:table-cell>
          <table:table-cell office:value-type="float" office:value="28" calcext:value-type="float">
            <text:p>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7.052" calcext:value-type="float">
            <text:p>97.052</text:p>
          </table:table-cell>
          <table:table-cell office:value-type="float" office:value="157.296" calcext:value-type="float">
            <text:p>157.296</text:p>
          </table:table-cell>
          <table:table-cell office:value-type="float" office:value="348" calcext:value-type="float">
            <text:p>348</text:p>
          </table:table-cell>
          <table:table-cell office:value-type="float" office:value="220" calcext:value-type="float">
            <text:p>220</text:p>
          </table:table-cell>
          <table:table-cell table:formula="of:=[.B82]+[.D82]" office:value-type="float" office:value="445.052" calcext:value-type="float">
            <text:p>445.052</text:p>
          </table:table-cell>
          <table:table-cell table:formula="of:=[.C82]+[.E82]" office:value-type="float" office:value="377.296" calcext:value-type="float">
            <text:p>377.296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3.582" calcext:value-type="float">
            <text:p>93.582</text:p>
          </table:table-cell>
          <table:table-cell office:value-type="float" office:value="158.924" calcext:value-type="float">
            <text:p>158.924</text:p>
          </table:table-cell>
          <table:table-cell office:value-type="float" office:value="361" calcext:value-type="float">
            <text:p>361</text:p>
          </table:table-cell>
          <table:table-cell office:value-type="float" office:value="173" calcext:value-type="float">
            <text:p>173</text:p>
          </table:table-cell>
          <table:table-cell table:formula="of:=[.B83]+[.D83]" office:value-type="float" office:value="454.582" calcext:value-type="float">
            <text:p>454.582</text:p>
          </table:table-cell>
          <table:table-cell table:formula="of:=[.C83]+[.E83]" office:value-type="float" office:value="331.924" calcext:value-type="float">
            <text:p>331.924</text:p>
          </table:table-cell>
          <table:table-cell office:value-type="float" office:value="23" calcext:value-type="float">
            <text:p>2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5.075" calcext:value-type="float">
            <text:p>95.075</text:p>
          </table:table-cell>
          <table:table-cell office:value-type="float" office:value="153.902" calcext:value-type="float">
            <text:p>153.902</text:p>
          </table:table-cell>
          <table:table-cell office:value-type="float" office:value="384" calcext:value-type="float">
            <text:p>384</text:p>
          </table:table-cell>
          <table:table-cell office:value-type="float" office:value="174" calcext:value-type="float">
            <text:p>174</text:p>
          </table:table-cell>
          <table:table-cell table:formula="of:=[.B84]+[.D84]" office:value-type="float" office:value="479.075" calcext:value-type="float">
            <text:p>479.075</text:p>
          </table:table-cell>
          <table:table-cell table:formula="of:=[.C84]+[.E84]" office:value-type="float" office:value="327.902" calcext:value-type="float">
            <text:p>327.902</text:p>
          </table:table-cell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6.21" calcext:value-type="float">
            <text:p>96.21</text:p>
          </table:table-cell>
          <table:table-cell office:value-type="float" office:value="155.18" calcext:value-type="float">
            <text:p>155.18</text:p>
          </table:table-cell>
          <table:table-cell office:value-type="float" office:value="379" calcext:value-type="float">
            <text:p>379</text:p>
          </table:table-cell>
          <table:table-cell office:value-type="float" office:value="179" calcext:value-type="float">
            <text:p>179</text:p>
          </table:table-cell>
          <table:table-cell table:formula="of:=[.B85]+[.D85]" office:value-type="float" office:value="475.21" calcext:value-type="float">
            <text:p>475.21</text:p>
          </table:table-cell>
          <table:table-cell table:formula="of:=[.C85]+[.E85]" office:value-type="float" office:value="334.18" calcext:value-type="float">
            <text:p>334.18</text:p>
          </table:table-cell>
          <table:table-cell office:value-type="float" office:value="26" calcext:value-type="float">
            <text:p>2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7.74" calcext:value-type="float">
            <text:p>97.74</text:p>
          </table:table-cell>
          <table:table-cell office:value-type="float" office:value="160.275" calcext:value-type="float">
            <text:p>160.275</text:p>
          </table:table-cell>
          <table:table-cell office:value-type="float" office:value="376" calcext:value-type="float">
            <text:p>376</text:p>
          </table:table-cell>
          <table:table-cell office:value-type="float" office:value="203" calcext:value-type="float">
            <text:p>203</text:p>
          </table:table-cell>
          <table:table-cell table:formula="of:=[.B86]+[.D86]" office:value-type="float" office:value="473.74" calcext:value-type="float">
            <text:p>473.74</text:p>
          </table:table-cell>
          <table:table-cell table:formula="of:=[.C86]+[.E86]" office:value-type="float" office:value="363.275" calcext:value-type="float">
            <text:p>363.275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6.308" calcext:value-type="float">
            <text:p>96.308</text:p>
          </table:table-cell>
          <table:table-cell office:value-type="float" office:value="157.592" calcext:value-type="float">
            <text:p>157.592</text:p>
          </table:table-cell>
          <table:table-cell office:value-type="float" office:value="376" calcext:value-type="float">
            <text:p>376</text:p>
          </table:table-cell>
          <table:table-cell office:value-type="float" office:value="90" calcext:value-type="float">
            <text:p>90</text:p>
          </table:table-cell>
          <table:table-cell table:formula="of:=[.B87]+[.D87]" office:value-type="float" office:value="472.308" calcext:value-type="float">
            <text:p>472.308</text:p>
          </table:table-cell>
          <table:table-cell table:formula="of:=[.C87]+[.E87]" office:value-type="float" office:value="247.592" calcext:value-type="float">
            <text:p>247.59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.529" calcext:value-type="float">
            <text:p>100.529</text:p>
          </table:table-cell>
          <table:table-cell office:value-type="float" office:value="158.948" calcext:value-type="float">
            <text:p>158.948</text:p>
          </table:table-cell>
          <table:table-cell office:value-type="float" office:value="375" calcext:value-type="float">
            <text:p>375</text:p>
          </table:table-cell>
          <table:table-cell office:value-type="float" office:value="155" calcext:value-type="float">
            <text:p>155</text:p>
          </table:table-cell>
          <table:table-cell table:formula="of:=[.B88]+[.D88]" office:value-type="float" office:value="475.529" calcext:value-type="float">
            <text:p>475.529</text:p>
          </table:table-cell>
          <table:table-cell table:formula="of:=[.C88]+[.E88]" office:value-type="float" office:value="313.948" calcext:value-type="float">
            <text:p>313.948</text:p>
          </table:table-cell>
          <table:table-cell office:value-type="float" office:value="26" calcext:value-type="float">
            <text:p>2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7.179" calcext:value-type="float">
            <text:p>97.179</text:p>
          </table:table-cell>
          <table:table-cell office:value-type="float" office:value="159.629" calcext:value-type="float">
            <text:p>159.629</text:p>
          </table:table-cell>
          <table:table-cell office:value-type="float" office:value="377" calcext:value-type="float">
            <text:p>377</text:p>
          </table:table-cell>
          <table:table-cell office:value-type="float" office:value="303" calcext:value-type="float">
            <text:p>303</text:p>
          </table:table-cell>
          <table:table-cell table:formula="of:=[.B89]+[.D89]" office:value-type="float" office:value="474.179" calcext:value-type="float">
            <text:p>474.179</text:p>
          </table:table-cell>
          <table:table-cell table:formula="of:=[.C89]+[.E89]" office:value-type="float" office:value="462.629" calcext:value-type="float">
            <text:p>462.629</text:p>
          </table:table-cell>
          <table:table-cell office:value-type="float" office:value="32" calcext:value-type="float">
            <text:p>3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7.239" calcext:value-type="float">
            <text:p>97.239</text:p>
          </table:table-cell>
          <table:table-cell office:value-type="float" office:value="156.217" calcext:value-type="float">
            <text:p>156.217</text:p>
          </table:table-cell>
          <table:table-cell office:value-type="float" office:value="372" calcext:value-type="float">
            <text:p>372</text:p>
          </table:table-cell>
          <table:table-cell office:value-type="float" office:value="92" calcext:value-type="float">
            <text:p>92</text:p>
          </table:table-cell>
          <table:table-cell table:formula="of:=[.B90]+[.D90]" office:value-type="float" office:value="469.239" calcext:value-type="float">
            <text:p>469.239</text:p>
          </table:table-cell>
          <table:table-cell table:formula="of:=[.C90]+[.E90]" office:value-type="float" office:value="248.217" calcext:value-type="float">
            <text:p>248.21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8.148" calcext:value-type="float">
            <text:p>98.148</text:p>
          </table:table-cell>
          <table:table-cell office:value-type="float" office:value="160.476" calcext:value-type="float">
            <text:p>160.476</text:p>
          </table:table-cell>
          <table:table-cell office:value-type="float" office:value="372" calcext:value-type="float">
            <text:p>372</text:p>
          </table:table-cell>
          <table:table-cell office:value-type="float" office:value="89" calcext:value-type="float">
            <text:p>89</text:p>
          </table:table-cell>
          <table:table-cell table:formula="of:=[.B91]+[.D91]" office:value-type="float" office:value="470.148" calcext:value-type="float">
            <text:p>470.148</text:p>
          </table:table-cell>
          <table:table-cell table:formula="of:=[.C91]+[.E91]" office:value-type="float" office:value="249.476" calcext:value-type="float">
            <text:p>249.47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047" calcext:value-type="float">
            <text:p>99.047</text:p>
          </table:table-cell>
          <table:table-cell office:value-type="float" office:value="157.641" calcext:value-type="float">
            <text:p>157.641</text:p>
          </table:table-cell>
          <table:table-cell office:value-type="float" office:value="365" calcext:value-type="float">
            <text:p>365</text:p>
          </table:table-cell>
          <table:table-cell office:value-type="float" office:value="163" calcext:value-type="float">
            <text:p>163</text:p>
          </table:table-cell>
          <table:table-cell table:formula="of:=[.B92]+[.D92]" office:value-type="float" office:value="464.047" calcext:value-type="float">
            <text:p>464.047</text:p>
          </table:table-cell>
          <table:table-cell table:formula="of:=[.C92]+[.E92]" office:value-type="float" office:value="320.641" calcext:value-type="float">
            <text:p>320.641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9.813" calcext:value-type="float">
            <text:p>99.813</text:p>
          </table:table-cell>
          <table:table-cell office:value-type="float" office:value="160.41" calcext:value-type="float">
            <text:p>160.41</text:p>
          </table:table-cell>
          <table:table-cell office:value-type="float" office:value="366" calcext:value-type="float">
            <text:p>366</text:p>
          </table:table-cell>
          <table:table-cell office:value-type="float" office:value="218" calcext:value-type="float">
            <text:p>218</text:p>
          </table:table-cell>
          <table:table-cell table:formula="of:=[.B93]+[.D93]" office:value-type="float" office:value="465.813" calcext:value-type="float">
            <text:p>465.813</text:p>
          </table:table-cell>
          <table:table-cell table:formula="of:=[.C93]+[.E93]" office:value-type="float" office:value="378.41" calcext:value-type="float">
            <text:p>378.41</text:p>
          </table:table-cell>
          <table:table-cell office:value-type="float" office:value="29" calcext:value-type="float">
            <text:p>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9.456" calcext:value-type="float">
            <text:p>99.456</text:p>
          </table:table-cell>
          <table:table-cell office:value-type="float" office:value="160.288" calcext:value-type="float">
            <text:p>160.288</text:p>
          </table:table-cell>
          <table:table-cell office:value-type="float" office:value="369" calcext:value-type="float">
            <text:p>369</text:p>
          </table:table-cell>
          <table:table-cell office:value-type="float" office:value="94" calcext:value-type="float">
            <text:p>94</text:p>
          </table:table-cell>
          <table:table-cell table:formula="of:=[.B94]+[.D94]" office:value-type="float" office:value="468.456" calcext:value-type="float">
            <text:p>468.456</text:p>
          </table:table-cell>
          <table:table-cell table:formula="of:=[.C94]+[.E94]" office:value-type="float" office:value="254.288" calcext:value-type="float">
            <text:p>254.288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.886" calcext:value-type="float">
            <text:p>101.886</text:p>
          </table:table-cell>
          <table:table-cell office:value-type="float" office:value="161.846" calcext:value-type="float">
            <text:p>161.846</text:p>
          </table:table-cell>
          <table:table-cell office:value-type="float" office:value="364" calcext:value-type="float">
            <text:p>364</text:p>
          </table:table-cell>
          <table:table-cell office:value-type="float" office:value="415" calcext:value-type="float">
            <text:p>415</text:p>
          </table:table-cell>
          <table:table-cell table:formula="of:=[.B95]+[.D95]" office:value-type="float" office:value="465.886" calcext:value-type="float">
            <text:p>465.886</text:p>
          </table:table-cell>
          <table:table-cell table:formula="of:=[.C95]+[.E95]" office:value-type="float" office:value="576.846" calcext:value-type="float">
            <text:p>576.846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8.027" calcext:value-type="float">
            <text:p>98.027</text:p>
          </table:table-cell>
          <table:table-cell office:value-type="float" office:value="158.837" calcext:value-type="float">
            <text:p>158.837</text:p>
          </table:table-cell>
          <table:table-cell office:value-type="float" office:value="355" calcext:value-type="float">
            <text:p>355</text:p>
          </table:table-cell>
          <table:table-cell office:value-type="float" office:value="197" calcext:value-type="float">
            <text:p>197</text:p>
          </table:table-cell>
          <table:table-cell table:formula="of:=[.B96]+[.D96]" office:value-type="float" office:value="453.027" calcext:value-type="float">
            <text:p>453.027</text:p>
          </table:table-cell>
          <table:table-cell table:formula="of:=[.C96]+[.E96]" office:value-type="float" office:value="355.837" calcext:value-type="float">
            <text:p>355.837</text:p>
          </table:table-cell>
          <table:table-cell office:value-type="float" office:value="24" calcext:value-type="float">
            <text:p>2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.612" calcext:value-type="float">
            <text:p>95.612</text:p>
          </table:table-cell>
          <table:table-cell office:value-type="float" office:value="158.347" calcext:value-type="float">
            <text:p>158.347</text:p>
          </table:table-cell>
          <table:table-cell office:value-type="float" office:value="358" calcext:value-type="float">
            <text:p>358</text:p>
          </table:table-cell>
          <table:table-cell office:value-type="float" office:value="93" calcext:value-type="float">
            <text:p>93</text:p>
          </table:table-cell>
          <table:table-cell table:formula="of:=[.B97]+[.D97]" office:value-type="float" office:value="453.612" calcext:value-type="float">
            <text:p>453.612</text:p>
          </table:table-cell>
          <table:table-cell table:formula="of:=[.C97]+[.E97]" office:value-type="float" office:value="251.347" calcext:value-type="float">
            <text:p>251.34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.259" calcext:value-type="float">
            <text:p>97.259</text:p>
          </table:table-cell>
          <table:table-cell office:value-type="float" office:value="158.349" calcext:value-type="float">
            <text:p>158.349</text:p>
          </table:table-cell>
          <table:table-cell office:value-type="float" office:value="368" calcext:value-type="float">
            <text:p>368</text:p>
          </table:table-cell>
          <table:table-cell office:value-type="float" office:value="93" calcext:value-type="float">
            <text:p>93</text:p>
          </table:table-cell>
          <table:table-cell table:formula="of:=[.B98]+[.D98]" office:value-type="float" office:value="465.259" calcext:value-type="float">
            <text:p>465.259</text:p>
          </table:table-cell>
          <table:table-cell table:formula="of:=[.C98]+[.E98]" office:value-type="float" office:value="251.349" calcext:value-type="float">
            <text:p>251.34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.567" calcext:value-type="float">
            <text:p>96.567</text:p>
          </table:table-cell>
          <table:table-cell office:value-type="float" office:value="158.368" calcext:value-type="float">
            <text:p>158.368</text:p>
          </table:table-cell>
          <table:table-cell office:value-type="float" office:value="349" calcext:value-type="float">
            <text:p>349</text:p>
          </table:table-cell>
          <table:table-cell office:value-type="float" office:value="95" calcext:value-type="float">
            <text:p>95</text:p>
          </table:table-cell>
          <table:table-cell table:formula="of:=[.B99]+[.D99]" office:value-type="float" office:value="445.567" calcext:value-type="float">
            <text:p>445.567</text:p>
          </table:table-cell>
          <table:table-cell table:formula="of:=[.C99]+[.E99]" office:value-type="float" office:value="253.368" calcext:value-type="float">
            <text:p>253.36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3.339" calcext:value-type="float">
            <text:p>93.339</text:p>
          </table:table-cell>
          <table:table-cell office:value-type="float" office:value="159.729" calcext:value-type="float">
            <text:p>159.729</text:p>
          </table:table-cell>
          <table:table-cell office:value-type="float" office:value="365" calcext:value-type="float">
            <text:p>365</text:p>
          </table:table-cell>
          <table:table-cell office:value-type="float" office:value="187" calcext:value-type="float">
            <text:p>187</text:p>
          </table:table-cell>
          <table:table-cell table:formula="of:=[.B100]+[.D100]" office:value-type="float" office:value="458.339" calcext:value-type="float">
            <text:p>458.339</text:p>
          </table:table-cell>
          <table:table-cell table:formula="of:=[.C100]+[.E100]" office:value-type="float" office:value="346.729" calcext:value-type="float">
            <text:p>346.729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9.358" calcext:value-type="float">
            <text:p>89.358</text:p>
          </table:table-cell>
          <table:table-cell office:value-type="float" office:value="157.581" calcext:value-type="float">
            <text:p>157.581</text:p>
          </table:table-cell>
          <table:table-cell office:value-type="float" office:value="397" calcext:value-type="float">
            <text:p>397</text:p>
          </table:table-cell>
          <table:table-cell office:value-type="float" office:value="160" calcext:value-type="float">
            <text:p>160</text:p>
          </table:table-cell>
          <table:table-cell table:formula="of:=[.B101]+[.D101]" office:value-type="float" office:value="486.358" calcext:value-type="float">
            <text:p>486.358</text:p>
          </table:table-cell>
          <table:table-cell table:formula="of:=[.C101]+[.E101]" office:value-type="float" office:value="317.581" calcext:value-type="float">
            <text:p>317.581</text:p>
          </table:table-cell>
          <table:table-cell office:value-type="float" office:value="28" calcext:value-type="float">
            <text:p>2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.043" calcext:value-type="float">
            <text:p>85.043</text:p>
          </table:table-cell>
          <table:table-cell office:value-type="float" office:value="144.816" calcext:value-type="float">
            <text:p>144.816</text:p>
          </table:table-cell>
          <table:table-cell office:value-type="float" office:value="386" calcext:value-type="float">
            <text:p>386</text:p>
          </table:table-cell>
          <table:table-cell office:value-type="float" office:value="94" calcext:value-type="float">
            <text:p>94</text:p>
          </table:table-cell>
          <table:table-cell table:formula="of:=[.B102]+[.D102]" office:value-type="float" office:value="471.043" calcext:value-type="float">
            <text:p>471.043</text:p>
          </table:table-cell>
          <table:table-cell table:formula="of:=[.C102]+[.E102]" office:value-type="float" office:value="238.816" calcext:value-type="float">
            <text:p>238.8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6.118" calcext:value-type="float">
            <text:p>86.118</text:p>
          </table:table-cell>
          <table:table-cell office:value-type="float" office:value="128.582" calcext:value-type="float">
            <text:p>128.582</text:p>
          </table:table-cell>
          <table:table-cell office:value-type="float" office:value="382" calcext:value-type="float">
            <text:p>382</text:p>
          </table:table-cell>
          <table:table-cell office:value-type="float" office:value="92" calcext:value-type="float">
            <text:p>92</text:p>
          </table:table-cell>
          <table:table-cell table:formula="of:=[.B103]+[.D103]" office:value-type="float" office:value="468.118" calcext:value-type="float">
            <text:p>468.118</text:p>
          </table:table-cell>
          <table:table-cell table:formula="of:=[.C103]+[.E103]" office:value-type="float" office:value="220.582" calcext:value-type="float">
            <text:p>220.58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5.761" calcext:value-type="float">
            <text:p>85.761</text:p>
          </table:table-cell>
          <table:table-cell office:value-type="float" office:value="145.642" calcext:value-type="float">
            <text:p>145.642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table:formula="of:=[.B104]+[.D104]" office:value-type="float" office:value="136.761" calcext:value-type="float">
            <text:p>136.761</text:p>
          </table:table-cell>
          <table:table-cell table:formula="of:=[.C104]+[.E104]" office:value-type="float" office:value="172.642" calcext:value-type="float">
            <text:p>172.64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2.365" calcext:value-type="float">
            <text:p>82.365</text:p>
          </table:table-cell>
          <table:table-cell office:value-type="float" office:value="144.917" calcext:value-type="float">
            <text:p>144.917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formula="of:=[.B105]+[.D105]" office:value-type="float" office:value="127.365" calcext:value-type="float">
            <text:p>127.365</text:p>
          </table:table-cell>
          <table:table-cell table:formula="of:=[.C105]+[.E105]" office:value-type="float" office:value="169.917" calcext:value-type="float">
            <text:p>169.917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4.417" calcext:value-type="float">
            <text:p>84.417</text:p>
          </table:table-cell>
          <table:table-cell office:value-type="float" office:value="152.903" calcext:value-type="float">
            <text:p>152.90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[.B106]+[.D106]" office:value-type="float" office:value="131.417" calcext:value-type="float">
            <text:p>131.417</text:p>
          </table:table-cell>
          <table:table-cell table:formula="of:=[.C106]+[.E106]" office:value-type="float" office:value="177.903" calcext:value-type="float">
            <text:p>177.90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6.548" calcext:value-type="float">
            <text:p>86.548</text:p>
          </table:table-cell>
          <table:table-cell office:value-type="float" office:value="150.544" calcext:value-type="float">
            <text:p>150.544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formula="of:=[.B107]+[.D107]" office:value-type="float" office:value="134.548" calcext:value-type="float">
            <text:p>134.548</text:p>
          </table:table-cell>
          <table:table-cell table:formula="of:=[.C107]+[.E107]" office:value-type="float" office:value="176.544" calcext:value-type="float">
            <text:p>176.544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9.501" calcext:value-type="float">
            <text:p>89.501</text:p>
          </table:table-cell>
          <table:table-cell office:value-type="float" office:value="153.452" calcext:value-type="float">
            <text:p>153.452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table:formula="of:=[.B108]+[.D108]" office:value-type="float" office:value="137.501" calcext:value-type="float">
            <text:p>137.501</text:p>
          </table:table-cell>
          <table:table-cell table:formula="of:=[.C108]+[.E108]" office:value-type="float" office:value="179.452" calcext:value-type="float">
            <text:p>179.45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0.218" calcext:value-type="float">
            <text:p>90.218</text:p>
          </table:table-cell>
          <table:table-cell office:value-type="float" office:value="151.529" calcext:value-type="float">
            <text:p>151.529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table:formula="of:=[.B109]+[.D109]" office:value-type="float" office:value="137.218" calcext:value-type="float">
            <text:p>137.218</text:p>
          </table:table-cell>
          <table:table-cell table:formula="of:=[.C109]+[.E109]" office:value-type="float" office:value="178.529" calcext:value-type="float">
            <text:p>178.529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8.502" calcext:value-type="float">
            <text:p>88.502</text:p>
          </table:table-cell>
          <table:table-cell office:value-type="float" office:value="149.808" calcext:value-type="float">
            <text:p>149.808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formula="of:=[.B110]+[.D110]" office:value-type="float" office:value="139.502" calcext:value-type="float">
            <text:p>139.502</text:p>
          </table:table-cell>
          <table:table-cell table:formula="of:=[.C110]+[.E110]" office:value-type="float" office:value="175.808" calcext:value-type="float">
            <text:p>175.808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5.557" calcext:value-type="float">
            <text:p>85.557</text:p>
          </table:table-cell>
          <table:table-cell office:value-type="float" office:value="149.84" calcext:value-type="float">
            <text:p>149.84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formula="of:=[.B111]+[.D111]" office:value-type="float" office:value="137.557" calcext:value-type="float">
            <text:p>137.557</text:p>
          </table:table-cell>
          <table:table-cell table:formula="of:=[.C111]+[.E111]" office:value-type="float" office:value="175.84" calcext:value-type="float">
            <text:p>175.84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4.862" calcext:value-type="float">
            <text:p>84.862</text:p>
          </table:table-cell>
          <table:table-cell office:value-type="float" office:value="149.521" calcext:value-type="float">
            <text:p>149.521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[.B112]+[.D112]" office:value-type="float" office:value="134.862" calcext:value-type="float">
            <text:p>134.862</text:p>
          </table:table-cell>
          <table:table-cell table:formula="of:=[.C112]+[.E112]" office:value-type="float" office:value="176.521" calcext:value-type="float">
            <text:p>176.521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0.742" calcext:value-type="float">
            <text:p>90.742</text:p>
          </table:table-cell>
          <table:table-cell office:value-type="float" office:value="149.244" calcext:value-type="float">
            <text:p>149.244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[.B113]+[.D113]" office:value-type="float" office:value="140.742" calcext:value-type="float">
            <text:p>140.742</text:p>
          </table:table-cell>
          <table:table-cell table:formula="of:=[.C113]+[.E113]" office:value-type="float" office:value="177.244" calcext:value-type="float">
            <text:p>177.244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8.709" calcext:value-type="float">
            <text:p>88.709</text:p>
          </table:table-cell>
          <table:table-cell office:value-type="float" office:value="150.025" calcext:value-type="float">
            <text:p>150.025</text:p>
          </table:table-cell>
          <table:table-cell office:value-type="float" office:value="334" calcext:value-type="float">
            <text:p>334</text:p>
          </table:table-cell>
          <table:table-cell office:value-type="float" office:value="224" calcext:value-type="float">
            <text:p>224</text:p>
          </table:table-cell>
          <table:table-cell table:formula="of:=[.B114]+[.D114]" office:value-type="float" office:value="422.709" calcext:value-type="float">
            <text:p>422.709</text:p>
          </table:table-cell>
          <table:table-cell table:formula="of:=[.C114]+[.E114]" office:value-type="float" office:value="374.025" calcext:value-type="float">
            <text:p>374.025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5.434" calcext:value-type="float">
            <text:p>85.434</text:p>
          </table:table-cell>
          <table:table-cell office:value-type="float" office:value="148.285" calcext:value-type="float">
            <text:p>148.285</text:p>
          </table:table-cell>
          <table:table-cell office:value-type="float" office:value="331" calcext:value-type="float">
            <text:p>331</text:p>
          </table:table-cell>
          <table:table-cell office:value-type="float" office:value="123" calcext:value-type="float">
            <text:p>123</text:p>
          </table:table-cell>
          <table:table-cell table:formula="of:=[.B115]+[.D115]" office:value-type="float" office:value="416.434" calcext:value-type="float">
            <text:p>416.434</text:p>
          </table:table-cell>
          <table:table-cell table:formula="of:=[.C115]+[.E115]" office:value-type="float" office:value="271.285" calcext:value-type="float">
            <text:p>271.28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0.257" calcext:value-type="float">
            <text:p>90.257</text:p>
          </table:table-cell>
          <table:table-cell office:value-type="float" office:value="148.121" calcext:value-type="float">
            <text:p>148.121</text:p>
          </table:table-cell>
          <table:table-cell office:value-type="float" office:value="342" calcext:value-type="float">
            <text:p>342</text:p>
          </table:table-cell>
          <table:table-cell office:value-type="float" office:value="123" calcext:value-type="float">
            <text:p>123</text:p>
          </table:table-cell>
          <table:table-cell table:formula="of:=[.B116]+[.D116]" office:value-type="float" office:value="432.257" calcext:value-type="float">
            <text:p>432.257</text:p>
          </table:table-cell>
          <table:table-cell table:formula="of:=[.C116]+[.E116]" office:value-type="float" office:value="271.121" calcext:value-type="float">
            <text:p>271.12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.915" calcext:value-type="float">
            <text:p>88.915</text:p>
          </table:table-cell>
          <table:table-cell office:value-type="float" office:value="148.999" calcext:value-type="float">
            <text:p>148.999</text:p>
          </table:table-cell>
          <table:table-cell office:value-type="float" office:value="338" calcext:value-type="float">
            <text:p>338</text:p>
          </table:table-cell>
          <table:table-cell office:value-type="float" office:value="124" calcext:value-type="float">
            <text:p>124</text:p>
          </table:table-cell>
          <table:table-cell table:formula="of:=[.B117]+[.D117]" office:value-type="float" office:value="426.915" calcext:value-type="float">
            <text:p>426.915</text:p>
          </table:table-cell>
          <table:table-cell table:formula="of:=[.C117]+[.E117]" office:value-type="float" office:value="272.999" calcext:value-type="float">
            <text:p>272.99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3.999" calcext:value-type="float">
            <text:p>83.999</text:p>
          </table:table-cell>
          <table:table-cell office:value-type="float" office:value="145.77" calcext:value-type="float">
            <text:p>145.77</text:p>
          </table:table-cell>
          <table:table-cell office:value-type="float" office:value="346" calcext:value-type="float">
            <text:p>346</text:p>
          </table:table-cell>
          <table:table-cell office:value-type="float" office:value="123" calcext:value-type="float">
            <text:p>123</text:p>
          </table:table-cell>
          <table:table-cell table:formula="of:=[.B118]+[.D118]" office:value-type="float" office:value="429.999" calcext:value-type="float">
            <text:p>429.999</text:p>
          </table:table-cell>
          <table:table-cell table:formula="of:=[.C118]+[.E118]" office:value-type="float" office:value="268.77" calcext:value-type="float">
            <text:p>268.77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4.182" calcext:value-type="float">
            <text:p>84.182</text:p>
          </table:table-cell>
          <table:table-cell office:value-type="float" office:value="149.079" calcext:value-type="float">
            <text:p>149.079</text:p>
          </table:table-cell>
          <table:table-cell office:value-type="float" office:value="343" calcext:value-type="float">
            <text:p>343</text:p>
          </table:table-cell>
          <table:table-cell office:value-type="float" office:value="278" calcext:value-type="float">
            <text:p>278</text:p>
          </table:table-cell>
          <table:table-cell table:formula="of:=[.B119]+[.D119]" office:value-type="float" office:value="427.182" calcext:value-type="float">
            <text:p>427.182</text:p>
          </table:table-cell>
          <table:table-cell table:formula="of:=[.C119]+[.E119]" office:value-type="float" office:value="427.079" calcext:value-type="float">
            <text:p>427.079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8.55" calcext:value-type="float">
            <text:p>88.55</text:p>
          </table:table-cell>
          <table:table-cell office:value-type="float" office:value="145.175" calcext:value-type="float">
            <text:p>145.175</text:p>
          </table:table-cell>
          <table:table-cell office:value-type="float" office:value="349" calcext:value-type="float">
            <text:p>349</text:p>
          </table:table-cell>
          <table:table-cell office:value-type="float" office:value="87" calcext:value-type="float">
            <text:p>87</text:p>
          </table:table-cell>
          <table:table-cell table:formula="of:=[.B120]+[.D120]" office:value-type="float" office:value="437.55" calcext:value-type="float">
            <text:p>437.55</text:p>
          </table:table-cell>
          <table:table-cell table:formula="of:=[.C120]+[.E120]" office:value-type="float" office:value="232.175" calcext:value-type="float">
            <text:p>232.17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0.775" calcext:value-type="float">
            <text:p>90.775</text:p>
          </table:table-cell>
          <table:table-cell office:value-type="float" office:value="150.69" calcext:value-type="float">
            <text:p>150.69</text:p>
          </table:table-cell>
          <table:table-cell office:value-type="float" office:value="345" calcext:value-type="float">
            <text:p>345</text:p>
          </table:table-cell>
          <table:table-cell office:value-type="float" office:value="145" calcext:value-type="float">
            <text:p>145</text:p>
          </table:table-cell>
          <table:table-cell table:formula="of:=[.B121]+[.D121]" office:value-type="float" office:value="435.775" calcext:value-type="float">
            <text:p>435.775</text:p>
          </table:table-cell>
          <table:table-cell table:formula="of:=[.C121]+[.E121]" office:value-type="float" office:value="295.69" calcext:value-type="float">
            <text:p>295.69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9.405" calcext:value-type="float">
            <text:p>89.405</text:p>
          </table:table-cell>
          <table:table-cell office:value-type="float" office:value="148.353" calcext:value-type="float">
            <text:p>148.353</text:p>
          </table:table-cell>
          <table:table-cell office:value-type="float" office:value="338" calcext:value-type="float">
            <text:p>338</text:p>
          </table:table-cell>
          <table:table-cell office:value-type="float" office:value="170" calcext:value-type="float">
            <text:p>170</text:p>
          </table:table-cell>
          <table:table-cell table:formula="of:=[.B122]+[.D122]" office:value-type="float" office:value="427.405" calcext:value-type="float">
            <text:p>427.405</text:p>
          </table:table-cell>
          <table:table-cell table:formula="of:=[.C122]+[.E122]" office:value-type="float" office:value="318.353" calcext:value-type="float">
            <text:p>318.353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7.325" calcext:value-type="float">
            <text:p>87.325</text:p>
          </table:table-cell>
          <table:table-cell office:value-type="float" office:value="148.68" calcext:value-type="float">
            <text:p>148.68</text:p>
          </table:table-cell>
          <table:table-cell office:value-type="float" office:value="340" calcext:value-type="float">
            <text:p>340</text:p>
          </table:table-cell>
          <table:table-cell office:value-type="float" office:value="89" calcext:value-type="float">
            <text:p>89</text:p>
          </table:table-cell>
          <table:table-cell table:formula="of:=[.B123]+[.D123]" office:value-type="float" office:value="427.325" calcext:value-type="float">
            <text:p>427.325</text:p>
          </table:table-cell>
          <table:table-cell table:formula="of:=[.C123]+[.E123]" office:value-type="float" office:value="237.68" calcext:value-type="float">
            <text:p>237.6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5.683" calcext:value-type="float">
            <text:p>85.683</text:p>
          </table:table-cell>
          <table:table-cell office:value-type="float" office:value="148.555" calcext:value-type="float">
            <text:p>148.555</text:p>
          </table:table-cell>
          <table:table-cell office:value-type="float" office:value="340" calcext:value-type="float">
            <text:p>340</text:p>
          </table:table-cell>
          <table:table-cell office:value-type="float" office:value="177" calcext:value-type="float">
            <text:p>177</text:p>
          </table:table-cell>
          <table:table-cell table:formula="of:=[.B124]+[.D124]" office:value-type="float" office:value="425.683" calcext:value-type="float">
            <text:p>425.683</text:p>
          </table:table-cell>
          <table:table-cell table:formula="of:=[.C124]+[.E124]" office:value-type="float" office:value="325.555" calcext:value-type="float">
            <text:p>325.555</text:p>
          </table:table-cell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2.097" calcext:value-type="float">
            <text:p>92.097</text:p>
          </table:table-cell>
          <table:table-cell office:value-type="float" office:value="149.911" calcext:value-type="float">
            <text:p>149.911</text:p>
          </table:table-cell>
          <table:table-cell office:value-type="float" office:value="341" calcext:value-type="float">
            <text:p>341</text:p>
          </table:table-cell>
          <table:table-cell office:value-type="float" office:value="158" calcext:value-type="float">
            <text:p>158</text:p>
          </table:table-cell>
          <table:table-cell table:formula="of:=[.B125]+[.D125]" office:value-type="float" office:value="433.097" calcext:value-type="float">
            <text:p>433.097</text:p>
          </table:table-cell>
          <table:table-cell table:formula="of:=[.C125]+[.E125]" office:value-type="float" office:value="307.911" calcext:value-type="float">
            <text:p>307.911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.363" calcext:value-type="float">
            <text:p>92.363</text:p>
          </table:table-cell>
          <table:table-cell office:value-type="float" office:value="150.274" calcext:value-type="float">
            <text:p>150.274</text:p>
          </table:table-cell>
          <table:table-cell office:value-type="float" office:value="354" calcext:value-type="float">
            <text:p>354</text:p>
          </table:table-cell>
          <table:table-cell office:value-type="float" office:value="179" calcext:value-type="float">
            <text:p>179</text:p>
          </table:table-cell>
          <table:table-cell table:formula="of:=[.B126]+[.D126]" office:value-type="float" office:value="446.363" calcext:value-type="float">
            <text:p>446.363</text:p>
          </table:table-cell>
          <table:table-cell table:formula="of:=[.C126]+[.E126]" office:value-type="float" office:value="329.274" calcext:value-type="float">
            <text:p>329.274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2.322" calcext:value-type="float">
            <text:p>92.322</text:p>
          </table:table-cell>
          <table:table-cell office:value-type="float" office:value="151.531" calcext:value-type="float">
            <text:p>151.531</text:p>
          </table:table-cell>
          <table:table-cell office:value-type="float" office:value="338" calcext:value-type="float">
            <text:p>338</text:p>
          </table:table-cell>
          <table:table-cell office:value-type="float" office:value="208" calcext:value-type="float">
            <text:p>208</text:p>
          </table:table-cell>
          <table:table-cell table:formula="of:=[.B127]+[.D127]" office:value-type="float" office:value="430.322" calcext:value-type="float">
            <text:p>430.322</text:p>
          </table:table-cell>
          <table:table-cell table:formula="of:=[.C127]+[.E127]" office:value-type="float" office:value="359.531" calcext:value-type="float">
            <text:p>359.531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0.847" calcext:value-type="float">
            <text:p>90.847</text:p>
          </table:table-cell>
          <table:table-cell office:value-type="float" office:value="149.014" calcext:value-type="float">
            <text:p>149.014</text:p>
          </table:table-cell>
          <table:table-cell office:value-type="float" office:value="350" calcext:value-type="float">
            <text:p>350</text:p>
          </table:table-cell>
          <table:table-cell office:value-type="float" office:value="89" calcext:value-type="float">
            <text:p>89</text:p>
          </table:table-cell>
          <table:table-cell table:formula="of:=[.B128]+[.D128]" office:value-type="float" office:value="440.847" calcext:value-type="float">
            <text:p>440.847</text:p>
          </table:table-cell>
          <table:table-cell table:formula="of:=[.C128]+[.E128]" office:value-type="float" office:value="238.014" calcext:value-type="float">
            <text:p>238.01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0.95" calcext:value-type="float">
            <text:p>90.95</text:p>
          </table:table-cell>
          <table:table-cell office:value-type="float" office:value="150.048" calcext:value-type="float">
            <text:p>150.048</text:p>
          </table:table-cell>
          <table:table-cell office:value-type="float" office:value="354" calcext:value-type="float">
            <text:p>354</text:p>
          </table:table-cell>
          <table:table-cell office:value-type="float" office:value="171" calcext:value-type="float">
            <text:p>171</text:p>
          </table:table-cell>
          <table:table-cell table:formula="of:=[.B129]+[.D129]" office:value-type="float" office:value="444.95" calcext:value-type="float">
            <text:p>444.95</text:p>
          </table:table-cell>
          <table:table-cell table:formula="of:=[.C129]+[.E129]" office:value-type="float" office:value="321.048" calcext:value-type="float">
            <text:p>321.048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2.443" calcext:value-type="float">
            <text:p>92.443</text:p>
          </table:table-cell>
          <table:table-cell office:value-type="float" office:value="151.048" calcext:value-type="float">
            <text:p>151.048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table:formula="of:=[.B130]+[.D130]" office:value-type="float" office:value="453.443" calcext:value-type="float">
            <text:p>453.443</text:p>
          </table:table-cell>
          <table:table-cell table:formula="of:=[.C130]+[.E130]" office:value-type="float" office:value="328.048" calcext:value-type="float">
            <text:p>328.048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9.398" calcext:value-type="float">
            <text:p>89.398</text:p>
          </table:table-cell>
          <table:table-cell office:value-type="float" office:value="150.844" calcext:value-type="float">
            <text:p>150.844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table:formula="of:=[.B131]+[.D131]" office:value-type="float" office:value="472.398" calcext:value-type="float">
            <text:p>472.398</text:p>
          </table:table-cell>
          <table:table-cell table:formula="of:=[.C131]+[.E131]" office:value-type="float" office:value="536.844" calcext:value-type="float">
            <text:p>536.844</text:p>
          </table:table-cell>
          <table:table-cell office:value-type="float" office:value="18" calcext:value-type="float">
            <text:p>1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8.851" calcext:value-type="float">
            <text:p>88.851</text:p>
          </table:table-cell>
          <table:table-cell office:value-type="float" office:value="153.397" calcext:value-type="float">
            <text:p>153.397</text:p>
          </table:table-cell>
          <table:table-cell office:value-type="float" office:value="355" calcext:value-type="float">
            <text:p>355</text:p>
          </table:table-cell>
          <table:table-cell office:value-type="float" office:value="156" calcext:value-type="float">
            <text:p>156</text:p>
          </table:table-cell>
          <table:table-cell table:formula="of:=[.B132]+[.D132]" office:value-type="float" office:value="443.851" calcext:value-type="float">
            <text:p>443.851</text:p>
          </table:table-cell>
          <table:table-cell table:formula="of:=[.C132]+[.E132]" office:value-type="float" office:value="309.397" calcext:value-type="float">
            <text:p>309.397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3.097" calcext:value-type="float">
            <text:p>93.097</text:p>
          </table:table-cell>
          <table:table-cell office:value-type="float" office:value="151.802" calcext:value-type="float">
            <text:p>151.802</text:p>
          </table:table-cell>
          <table:table-cell office:value-type="float" office:value="357" calcext:value-type="float">
            <text:p>357</text:p>
          </table:table-cell>
          <table:table-cell office:value-type="float" office:value="184" calcext:value-type="float">
            <text:p>184</text:p>
          </table:table-cell>
          <table:table-cell table:formula="of:=[.B133]+[.D133]" office:value-type="float" office:value="450.097" calcext:value-type="float">
            <text:p>450.097</text:p>
          </table:table-cell>
          <table:table-cell table:formula="of:=[.C133]+[.E133]" office:value-type="float" office:value="335.802" calcext:value-type="float">
            <text:p>335.802</text:p>
          </table:table-cell>
          <table:table-cell office:value-type="float" office:value="22" calcext:value-type="float">
            <text:p>2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2.913" calcext:value-type="float">
            <text:p>92.913</text:p>
          </table:table-cell>
          <table:table-cell office:value-type="float" office:value="154.438" calcext:value-type="float">
            <text:p>154.438</text:p>
          </table:table-cell>
          <table:table-cell office:value-type="float" office:value="354" calcext:value-type="float">
            <text:p>354</text:p>
          </table:table-cell>
          <table:table-cell office:value-type="float" office:value="204" calcext:value-type="float">
            <text:p>204</text:p>
          </table:table-cell>
          <table:table-cell table:formula="of:=[.B134]+[.D134]" office:value-type="float" office:value="446.913" calcext:value-type="float">
            <text:p>446.913</text:p>
          </table:table-cell>
          <table:table-cell table:formula="of:=[.C134]+[.E134]" office:value-type="float" office:value="358.438" calcext:value-type="float">
            <text:p>358.438</text:p>
          </table:table-cell>
          <table:table-cell office:value-type="float" office:value="21" calcext:value-type="float">
            <text:p>2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3.936" calcext:value-type="float">
            <text:p>93.936</text:p>
          </table:table-cell>
          <table:table-cell office:value-type="float" office:value="151.605" calcext:value-type="float">
            <text:p>151.605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formula="of:=[.B135]+[.D135]" office:value-type="float" office:value="462.936" calcext:value-type="float">
            <text:p>462.936</text:p>
          </table:table-cell>
          <table:table-cell table:formula="of:=[.C135]+[.E135]" office:value-type="float" office:value="521.605" calcext:value-type="float">
            <text:p>521.605</text:p>
          </table:table-cell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9.841" calcext:value-type="float">
            <text:p>89.841</text:p>
          </table:table-cell>
          <table:table-cell office:value-type="float" office:value="153.828" calcext:value-type="float">
            <text:p>153.828</text:p>
          </table:table-cell>
          <table:table-cell office:value-type="float" office:value="347" calcext:value-type="float">
            <text:p>347</text:p>
          </table:table-cell>
          <table:table-cell office:value-type="float" office:value="94" calcext:value-type="float">
            <text:p>94</text:p>
          </table:table-cell>
          <table:table-cell table:formula="of:=[.B136]+[.D136]" office:value-type="float" office:value="436.841" calcext:value-type="float">
            <text:p>436.841</text:p>
          </table:table-cell>
          <table:table-cell table:formula="of:=[.C136]+[.E136]" office:value-type="float" office:value="247.828" calcext:value-type="float">
            <text:p>247.82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.535" calcext:value-type="float">
            <text:p>96.535</text:p>
          </table:table-cell>
          <table:table-cell office:value-type="float" office:value="154.618" calcext:value-type="float">
            <text:p>154.618</text:p>
          </table:table-cell>
          <table:table-cell office:value-type="float" office:value="369" calcext:value-type="float">
            <text:p>369</text:p>
          </table:table-cell>
          <table:table-cell office:value-type="float" office:value="94" calcext:value-type="float">
            <text:p>94</text:p>
          </table:table-cell>
          <table:table-cell table:formula="of:=[.B137]+[.D137]" office:value-type="float" office:value="465.535" calcext:value-type="float">
            <text:p>465.535</text:p>
          </table:table-cell>
          <table:table-cell table:formula="of:=[.C137]+[.E137]" office:value-type="float" office:value="248.618" calcext:value-type="float">
            <text:p>248.61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4.228" calcext:value-type="float">
            <text:p>94.228</text:p>
          </table:table-cell>
          <table:table-cell office:value-type="float" office:value="153.878" calcext:value-type="float">
            <text:p>153.878</text:p>
          </table:table-cell>
          <table:table-cell office:value-type="float" office:value="369" calcext:value-type="float">
            <text:p>369</text:p>
          </table:table-cell>
          <table:table-cell office:value-type="float" office:value="95" calcext:value-type="float">
            <text:p>95</text:p>
          </table:table-cell>
          <table:table-cell table:formula="of:=[.B138]+[.D138]" office:value-type="float" office:value="463.228" calcext:value-type="float">
            <text:p>463.228</text:p>
          </table:table-cell>
          <table:table-cell table:formula="of:=[.C138]+[.E138]" office:value-type="float" office:value="248.878" calcext:value-type="float">
            <text:p>248.878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2.671" calcext:value-type="float">
            <text:p>92.671</text:p>
          </table:table-cell>
          <table:table-cell office:value-type="float" office:value="156.254" calcext:value-type="float">
            <text:p>156.254</text:p>
          </table:table-cell>
          <table:table-cell office:value-type="float" office:value="372" calcext:value-type="float">
            <text:p>372</text:p>
          </table:table-cell>
          <table:table-cell office:value-type="float" office:value="97" calcext:value-type="float">
            <text:p>97</text:p>
          </table:table-cell>
          <table:table-cell table:formula="of:=[.B139]+[.D139]" office:value-type="float" office:value="464.671" calcext:value-type="float">
            <text:p>464.671</text:p>
          </table:table-cell>
          <table:table-cell table:formula="of:=[.C139]+[.E139]" office:value-type="float" office:value="253.254" calcext:value-type="float">
            <text:p>253.25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4.05" calcext:value-type="float">
            <text:p>94.05</text:p>
          </table:table-cell>
          <table:table-cell office:value-type="float" office:value="152.958" calcext:value-type="float">
            <text:p>152.958</text:p>
          </table:table-cell>
          <table:table-cell office:value-type="float" office:value="376" calcext:value-type="float">
            <text:p>376</text:p>
          </table:table-cell>
          <table:table-cell office:value-type="float" office:value="97" calcext:value-type="float">
            <text:p>97</text:p>
          </table:table-cell>
          <table:table-cell table:formula="of:=[.B140]+[.D140]" office:value-type="float" office:value="470.05" calcext:value-type="float">
            <text:p>470.05</text:p>
          </table:table-cell>
          <table:table-cell table:formula="of:=[.C140]+[.E140]" office:value-type="float" office:value="249.958" calcext:value-type="float">
            <text:p>249.95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5.411" calcext:value-type="float">
            <text:p>95.411</text:p>
          </table:table-cell>
          <table:table-cell office:value-type="float" office:value="158.648" calcext:value-type="float">
            <text:p>158.648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  <table:table-cell table:formula="of:=[.B141]+[.D141]" office:value-type="float" office:value="466.411" calcext:value-type="float">
            <text:p>466.411</text:p>
          </table:table-cell>
          <table:table-cell table:formula="of:=[.C141]+[.E141]" office:value-type="float" office:value="257.648" calcext:value-type="float">
            <text:p>257.64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5.504" calcext:value-type="float">
            <text:p>95.504</text:p>
          </table:table-cell>
          <table:table-cell office:value-type="float" office:value="152.999" calcext:value-type="float">
            <text:p>152.999</text:p>
          </table:table-cell>
          <table:table-cell office:value-type="float" office:value="377" calcext:value-type="float">
            <text:p>377</text:p>
          </table:table-cell>
          <table:table-cell office:value-type="float" office:value="99" calcext:value-type="float">
            <text:p>99</text:p>
          </table:table-cell>
          <table:table-cell table:formula="of:=[.B142]+[.D142]" office:value-type="float" office:value="472.504" calcext:value-type="float">
            <text:p>472.504</text:p>
          </table:table-cell>
          <table:table-cell table:formula="of:=[.C142]+[.E142]" office:value-type="float" office:value="251.999" calcext:value-type="float">
            <text:p>251.999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4.98" calcext:value-type="float">
            <text:p>94.98</text:p>
          </table:table-cell>
          <table:table-cell office:value-type="float" office:value="157.715" calcext:value-type="float">
            <text:p>157.715</text:p>
          </table:table-cell>
          <table:table-cell office:value-type="float" office:value="383" calcext:value-type="float">
            <text:p>383</text:p>
          </table:table-cell>
          <table:table-cell office:value-type="float" office:value="167" calcext:value-type="float">
            <text:p>167</text:p>
          </table:table-cell>
          <table:table-cell table:formula="of:=[.B143]+[.D143]" office:value-type="float" office:value="477.98" calcext:value-type="float">
            <text:p>477.98</text:p>
          </table:table-cell>
          <table:table-cell table:formula="of:=[.C143]+[.E143]" office:value-type="float" office:value="324.715" calcext:value-type="float">
            <text:p>324.715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4.758" calcext:value-type="float">
            <text:p>94.758</text:p>
          </table:table-cell>
          <table:table-cell office:value-type="float" office:value="154.162" calcext:value-type="float">
            <text:p>154.162</text:p>
          </table:table-cell>
          <table:table-cell office:value-type="float" office:value="368" calcext:value-type="float">
            <text:p>368</text:p>
          </table:table-cell>
          <table:table-cell office:value-type="float" office:value="98" calcext:value-type="float">
            <text:p>98</text:p>
          </table:table-cell>
          <table:table-cell table:formula="of:=[.B144]+[.D144]" office:value-type="float" office:value="462.758" calcext:value-type="float">
            <text:p>462.758</text:p>
          </table:table-cell>
          <table:table-cell table:formula="of:=[.C144]+[.E144]" office:value-type="float" office:value="252.162" calcext:value-type="float">
            <text:p>252.16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3.077" calcext:value-type="float">
            <text:p>93.077</text:p>
          </table:table-cell>
          <table:table-cell office:value-type="float" office:value="160.75" calcext:value-type="float">
            <text:p>160.75</text:p>
          </table:table-cell>
          <table:table-cell office:value-type="float" office:value="376" calcext:value-type="float">
            <text:p>376</text:p>
          </table:table-cell>
          <table:table-cell office:value-type="float" office:value="229" calcext:value-type="float">
            <text:p>229</text:p>
          </table:table-cell>
          <table:table-cell table:formula="of:=[.B145]+[.D145]" office:value-type="float" office:value="469.077" calcext:value-type="float">
            <text:p>469.077</text:p>
          </table:table-cell>
          <table:table-cell table:formula="of:=[.C145]+[.E145]" office:value-type="float" office:value="389.75" calcext:value-type="float">
            <text:p>389.75</text:p>
          </table:table-cell>
          <table:table-cell office:value-type="float" office:value="32" calcext:value-type="float">
            <text:p>3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4.585" calcext:value-type="float">
            <text:p>94.585</text:p>
          </table:table-cell>
          <table:table-cell office:value-type="float" office:value="158.531" calcext:value-type="float">
            <text:p>158.531</text:p>
          </table:table-cell>
          <table:table-cell office:value-type="float" office:value="394" calcext:value-type="float">
            <text:p>394</text:p>
          </table:table-cell>
          <table:table-cell office:value-type="float" office:value="210" calcext:value-type="float">
            <text:p>210</text:p>
          </table:table-cell>
          <table:table-cell table:formula="of:=[.B146]+[.D146]" office:value-type="float" office:value="488.585" calcext:value-type="float">
            <text:p>488.585</text:p>
          </table:table-cell>
          <table:table-cell table:formula="of:=[.C146]+[.E146]" office:value-type="float" office:value="368.531" calcext:value-type="float">
            <text:p>368.531</text:p>
          </table:table-cell>
          <table:table-cell office:value-type="float" office:value="39" calcext:value-type="float">
            <text:p>3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7.537" calcext:value-type="float">
            <text:p>97.537</text:p>
          </table:table-cell>
          <table:table-cell office:value-type="float" office:value="158.17" calcext:value-type="float">
            <text:p>158.17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 table:formula="of:=[.B147]+[.D147]" office:value-type="float" office:value="493.537" calcext:value-type="float">
            <text:p>493.537</text:p>
          </table:table-cell>
          <table:table-cell table:formula="of:=[.C147]+[.E147]" office:value-type="float" office:value="356.17" calcext:value-type="float">
            <text:p>356.17</text:p>
          </table:table-cell>
          <table:table-cell office:value-type="float" office:value="26" calcext:value-type="float">
            <text:p>2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7.945" calcext:value-type="float">
            <text:p>97.945</text:p>
          </table:table-cell>
          <table:table-cell office:value-type="float" office:value="156.781" calcext:value-type="float">
            <text:p>156.781</text:p>
          </table:table-cell>
          <table:table-cell office:value-type="float" office:value="438" calcext:value-type="float">
            <text:p>438</text:p>
          </table:table-cell>
          <table:table-cell office:value-type="float" office:value="368" calcext:value-type="float">
            <text:p>368</text:p>
          </table:table-cell>
          <table:table-cell table:formula="of:=[.B148]+[.D148]" office:value-type="float" office:value="535.945" calcext:value-type="float">
            <text:p>535.945</text:p>
          </table:table-cell>
          <table:table-cell table:formula="of:=[.C148]+[.E148]" office:value-type="float" office:value="524.781" calcext:value-type="float">
            <text:p>524.781</text:p>
          </table:table-cell>
          <table:table-cell office:value-type="float" office:value="31" calcext:value-type="float">
            <text:p>31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.193" calcext:value-type="float">
            <text:p>100.193</text:p>
          </table:table-cell>
          <table:table-cell office:value-type="float" office:value="155.035" calcext:value-type="float">
            <text:p>155.035</text:p>
          </table:table-cell>
          <table:table-cell office:value-type="float" office:value="406" calcext:value-type="float">
            <text:p>406</text:p>
          </table:table-cell>
          <table:table-cell office:value-type="float" office:value="210" calcext:value-type="float">
            <text:p>210</text:p>
          </table:table-cell>
          <table:table-cell table:formula="of:=[.B149]+[.D149]" office:value-type="float" office:value="506.193" calcext:value-type="float">
            <text:p>506.193</text:p>
          </table:table-cell>
          <table:table-cell table:formula="of:=[.C149]+[.E149]" office:value-type="float" office:value="365.035" calcext:value-type="float">
            <text:p>365.035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6.623" calcext:value-type="float">
            <text:p>96.623</text:p>
          </table:table-cell>
          <table:table-cell office:value-type="float" office:value="158.687" calcext:value-type="float">
            <text:p>158.687</text:p>
          </table:table-cell>
          <table:table-cell office:value-type="float" office:value="397" calcext:value-type="float">
            <text:p>397</text:p>
          </table:table-cell>
          <table:table-cell office:value-type="float" office:value="103" calcext:value-type="float">
            <text:p>103</text:p>
          </table:table-cell>
          <table:table-cell table:formula="of:=[.B150]+[.D150]" office:value-type="float" office:value="493.623" calcext:value-type="float">
            <text:p>493.623</text:p>
          </table:table-cell>
          <table:table-cell table:formula="of:=[.C150]+[.E150]" office:value-type="float" office:value="261.687" calcext:value-type="float">
            <text:p>261.68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6.638" calcext:value-type="float">
            <text:p>96.638</text:p>
          </table:table-cell>
          <table:table-cell office:value-type="float" office:value="156.725" calcext:value-type="float">
            <text:p>156.725</text:p>
          </table:table-cell>
          <table:table-cell office:value-type="float" office:value="395" calcext:value-type="float">
            <text:p>395</text:p>
          </table:table-cell>
          <table:table-cell office:value-type="float" office:value="177" calcext:value-type="float">
            <text:p>177</text:p>
          </table:table-cell>
          <table:table-cell table:formula="of:=[.B151]+[.D151]" office:value-type="float" office:value="491.638" calcext:value-type="float">
            <text:p>491.638</text:p>
          </table:table-cell>
          <table:table-cell table:formula="of:=[.C151]+[.E151]" office:value-type="float" office:value="333.725" calcext:value-type="float">
            <text:p>333.725</text:p>
          </table:table-cell>
          <table:table-cell office:value-type="float" office:value="26" calcext:value-type="float">
            <text:p>2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.982" calcext:value-type="float">
            <text:p>100.982</text:p>
          </table:table-cell>
          <table:table-cell office:value-type="float" office:value="158.011" calcext:value-type="float">
            <text:p>158.011</text:p>
          </table:table-cell>
          <table:table-cell office:value-type="float" office:value="408" calcext:value-type="float">
            <text:p>408</text:p>
          </table:table-cell>
          <table:table-cell office:value-type="float" office:value="104" calcext:value-type="float">
            <text:p>104</text:p>
          </table:table-cell>
          <table:table-cell table:formula="of:=[.B152]+[.D152]" office:value-type="float" office:value="508.982" calcext:value-type="float">
            <text:p>508.982</text:p>
          </table:table-cell>
          <table:table-cell table:formula="of:=[.C152]+[.E152]" office:value-type="float" office:value="262.011" calcext:value-type="float">
            <text:p>262.01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2.788" calcext:value-type="float">
            <text:p>102.788</text:p>
          </table:table-cell>
          <table:table-cell office:value-type="float" office:value="164.097" calcext:value-type="float">
            <text:p>164.097</text:p>
          </table:table-cell>
          <table:table-cell office:value-type="float" office:value="403" calcext:value-type="float">
            <text:p>403</text:p>
          </table:table-cell>
          <table:table-cell office:value-type="float" office:value="105" calcext:value-type="float">
            <text:p>105</text:p>
          </table:table-cell>
          <table:table-cell table:formula="of:=[.B153]+[.D153]" office:value-type="float" office:value="505.788" calcext:value-type="float">
            <text:p>505.788</text:p>
          </table:table-cell>
          <table:table-cell table:formula="of:=[.C153]+[.E153]" office:value-type="float" office:value="269.097" calcext:value-type="float">
            <text:p>269.09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9.943" calcext:value-type="float">
            <text:p>99.943</text:p>
          </table:table-cell>
          <table:table-cell office:value-type="float" office:value="159.172" calcext:value-type="float">
            <text:p>159.172</text:p>
          </table:table-cell>
          <table:table-cell office:value-type="float" office:value="401" calcext:value-type="float">
            <text:p>401</text:p>
          </table:table-cell>
          <table:table-cell office:value-type="float" office:value="105" calcext:value-type="float">
            <text:p>105</text:p>
          </table:table-cell>
          <table:table-cell table:formula="of:=[.B154]+[.D154]" office:value-type="float" office:value="500.943" calcext:value-type="float">
            <text:p>500.943</text:p>
          </table:table-cell>
          <table:table-cell table:formula="of:=[.C154]+[.E154]" office:value-type="float" office:value="264.172" calcext:value-type="float">
            <text:p>264.17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.784" calcext:value-type="float">
            <text:p>100.784</text:p>
          </table:table-cell>
          <table:table-cell office:value-type="float" office:value="164.046" calcext:value-type="float">
            <text:p>164.046</text:p>
          </table:table-cell>
          <table:table-cell office:value-type="float" office:value="424" calcext:value-type="float">
            <text:p>424</text:p>
          </table:table-cell>
          <table:table-cell office:value-type="float" office:value="196" calcext:value-type="float">
            <text:p>196</text:p>
          </table:table-cell>
          <table:table-cell table:formula="of:=[.B155]+[.D155]" office:value-type="float" office:value="524.784" calcext:value-type="float">
            <text:p>524.784</text:p>
          </table:table-cell>
          <table:table-cell table:formula="of:=[.C155]+[.E155]" office:value-type="float" office:value="360.046" calcext:value-type="float">
            <text:p>360.046</text:p>
          </table:table-cell>
          <table:table-cell office:value-type="float" office:value="38" calcext:value-type="float">
            <text:p>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.078" calcext:value-type="float">
            <text:p>100.078</text:p>
          </table:table-cell>
          <table:table-cell office:value-type="float" office:value="159.304" calcext:value-type="float">
            <text:p>159.304</text:p>
          </table:table-cell>
          <table:table-cell office:value-type="float" office:value="417" calcext:value-type="float">
            <text:p>417</text:p>
          </table:table-cell>
          <table:table-cell office:value-type="float" office:value="340" calcext:value-type="float">
            <text:p>340</text:p>
          </table:table-cell>
          <table:table-cell table:formula="of:=[.B156]+[.D156]" office:value-type="float" office:value="517.078" calcext:value-type="float">
            <text:p>517.078</text:p>
          </table:table-cell>
          <table:table-cell table:formula="of:=[.C156]+[.E156]" office:value-type="float" office:value="499.304" calcext:value-type="float">
            <text:p>499.304</text:p>
          </table:table-cell>
          <table:table-cell office:value-type="float" office:value="29" calcext:value-type="float">
            <text:p>29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3.794" calcext:value-type="float">
            <text:p>103.794</text:p>
          </table:table-cell>
          <table:table-cell office:value-type="float" office:value="161.109" calcext:value-type="float">
            <text:p>161.109</text:p>
          </table:table-cell>
          <table:table-cell office:value-type="float" office:value="417" calcext:value-type="float">
            <text:p>417</text:p>
          </table:table-cell>
          <table:table-cell office:value-type="float" office:value="221" calcext:value-type="float">
            <text:p>221</text:p>
          </table:table-cell>
          <table:table-cell table:formula="of:=[.B157]+[.D157]" office:value-type="float" office:value="520.794" calcext:value-type="float">
            <text:p>520.794</text:p>
          </table:table-cell>
          <table:table-cell table:formula="of:=[.C157]+[.E157]" office:value-type="float" office:value="382.109" calcext:value-type="float">
            <text:p>382.109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5.413" calcext:value-type="float">
            <text:p>105.413</text:p>
          </table:table-cell>
          <table:table-cell office:value-type="float" office:value="160.769" calcext:value-type="float">
            <text:p>160.769</text:p>
          </table:table-cell>
          <table:table-cell office:value-type="float" office:value="433" calcext:value-type="float">
            <text:p>433</text:p>
          </table:table-cell>
          <table:table-cell office:value-type="float" office:value="248" calcext:value-type="float">
            <text:p>248</text:p>
          </table:table-cell>
          <table:table-cell table:formula="of:=[.B158]+[.D158]" office:value-type="float" office:value="538.413" calcext:value-type="float">
            <text:p>538.413</text:p>
          </table:table-cell>
          <table:table-cell table:formula="of:=[.C158]+[.E158]" office:value-type="float" office:value="408.769" calcext:value-type="float">
            <text:p>408.769</text:p>
          </table:table-cell>
          <table:table-cell office:value-type="float" office:value="27" calcext:value-type="float">
            <text:p>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1.585" calcext:value-type="float">
            <text:p>101.585</text:p>
          </table:table-cell>
          <table:table-cell office:value-type="float" office:value="161.146" calcext:value-type="float">
            <text:p>161.146</text:p>
          </table:table-cell>
          <table:table-cell office:value-type="float" office:value="520" calcext:value-type="float">
            <text:p>520</text:p>
          </table:table-cell>
          <table:table-cell office:value-type="float" office:value="244" calcext:value-type="float">
            <text:p>244</text:p>
          </table:table-cell>
          <table:table-cell table:formula="of:=[.B159]+[.D159]" office:value-type="float" office:value="621.585" calcext:value-type="float">
            <text:p>621.585</text:p>
          </table:table-cell>
          <table:table-cell table:formula="of:=[.C159]+[.E159]" office:value-type="float" office:value="405.146" calcext:value-type="float">
            <text:p>405.146</text:p>
          </table:table-cell>
          <table:table-cell office:value-type="float" office:value="116" calcext:value-type="float">
            <text:p>11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6.273" calcext:value-type="float">
            <text:p>106.273</text:p>
          </table:table-cell>
          <table:table-cell office:value-type="float" office:value="163.563" calcext:value-type="float">
            <text:p>163.563</text:p>
          </table:table-cell>
          <table:table-cell office:value-type="float" office:value="398" calcext:value-type="float">
            <text:p>398</text:p>
          </table:table-cell>
          <table:table-cell office:value-type="float" office:value="259" calcext:value-type="float">
            <text:p>259</text:p>
          </table:table-cell>
          <table:table-cell table:formula="of:=[.B160]+[.D160]" office:value-type="float" office:value="504.273" calcext:value-type="float">
            <text:p>504.273</text:p>
          </table:table-cell>
          <table:table-cell table:formula="of:=[.C160]+[.E160]" office:value-type="float" office:value="422.563" calcext:value-type="float">
            <text:p>422.563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1.4" calcext:value-type="float">
            <text:p>111.4</text:p>
          </table:table-cell>
          <table:table-cell office:value-type="float" office:value="161.6" calcext:value-type="float">
            <text:p>161.6</text:p>
          </table:table-cell>
          <table:table-cell office:value-type="float" office:value="438" calcext:value-type="float">
            <text:p>438</text:p>
          </table:table-cell>
          <table:table-cell office:value-type="float" office:value="255" calcext:value-type="float">
            <text:p>255</text:p>
          </table:table-cell>
          <table:table-cell table:formula="of:=[.B161]+[.D161]" office:value-type="float" office:value="549.4" calcext:value-type="float">
            <text:p>549.4</text:p>
          </table:table-cell>
          <table:table-cell table:formula="of:=[.C161]+[.E161]" office:value-type="float" office:value="416.6" calcext:value-type="float">
            <text:p>416.6</text:p>
          </table:table-cell>
          <table:table-cell office:value-type="float" office:value="31" calcext:value-type="float">
            <text:p>3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.914" calcext:value-type="float">
            <text:p>103.914</text:p>
          </table:table-cell>
          <table:table-cell office:value-type="float" office:value="166.222" calcext:value-type="float">
            <text:p>166.222</text:p>
          </table:table-cell>
          <table:table-cell office:value-type="float" office:value="442" calcext:value-type="float">
            <text:p>442</text:p>
          </table:table-cell>
          <table:table-cell office:value-type="float" office:value="292" calcext:value-type="float">
            <text:p>292</text:p>
          </table:table-cell>
          <table:table-cell table:formula="of:=[.B162]+[.D162]" office:value-type="float" office:value="545.914" calcext:value-type="float">
            <text:p>545.914</text:p>
          </table:table-cell>
          <table:table-cell table:formula="of:=[.C162]+[.E162]" office:value-type="float" office:value="458.222" calcext:value-type="float">
            <text:p>458.222</text:p>
          </table:table-cell>
          <table:table-cell office:value-type="float" office:value="30" calcext:value-type="float">
            <text:p>3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.014" calcext:value-type="float">
            <text:p>103.014</text:p>
          </table:table-cell>
          <table:table-cell office:value-type="float" office:value="162.875" calcext:value-type="float">
            <text:p>162.875</text:p>
          </table:table-cell>
          <table:table-cell office:value-type="float" office:value="453" calcext:value-type="float">
            <text:p>453</text:p>
          </table:table-cell>
          <table:table-cell office:value-type="float" office:value="245" calcext:value-type="float">
            <text:p>245</text:p>
          </table:table-cell>
          <table:table-cell table:formula="of:=[.B163]+[.D163]" office:value-type="float" office:value="556.014" calcext:value-type="float">
            <text:p>556.014</text:p>
          </table:table-cell>
          <table:table-cell table:formula="of:=[.C163]+[.E163]" office:value-type="float" office:value="407.875" calcext:value-type="float">
            <text:p>407.875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5.581" calcext:value-type="float">
            <text:p>105.581</text:p>
          </table:table-cell>
          <table:table-cell office:value-type="float" office:value="164.659" calcext:value-type="float">
            <text:p>164.659</text:p>
          </table:table-cell>
          <table:table-cell office:value-type="float" office:value="438" calcext:value-type="float">
            <text:p>438</text:p>
          </table:table-cell>
          <table:table-cell office:value-type="float" office:value="570" calcext:value-type="float">
            <text:p>570</text:p>
          </table:table-cell>
          <table:table-cell table:formula="of:=[.B164]+[.D164]" office:value-type="float" office:value="543.581" calcext:value-type="float">
            <text:p>543.581</text:p>
          </table:table-cell>
          <table:table-cell table:formula="of:=[.C164]+[.E164]" office:value-type="float" office:value="734.659" calcext:value-type="float">
            <text:p>734.659</text:p>
          </table:table-cell>
          <table:table-cell office:value-type="float" office:value="26" calcext:value-type="float">
            <text:p>26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1.66" calcext:value-type="float">
            <text:p>101.66</text:p>
          </table:table-cell>
          <table:table-cell office:value-type="float" office:value="161.036" calcext:value-type="float">
            <text:p>161.036</text:p>
          </table:table-cell>
          <table:table-cell office:value-type="float" office:value="485" calcext:value-type="float">
            <text:p>485</text:p>
          </table:table-cell>
          <table:table-cell office:value-type="float" office:value="113" calcext:value-type="float">
            <text:p>113</text:p>
          </table:table-cell>
          <table:table-cell table:formula="of:=[.B165]+[.D165]" office:value-type="float" office:value="586.66" calcext:value-type="float">
            <text:p>586.66</text:p>
          </table:table-cell>
          <table:table-cell table:formula="of:=[.C165]+[.E165]" office:value-type="float" office:value="274.036" calcext:value-type="float">
            <text:p>274.03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2.998" calcext:value-type="float">
            <text:p>102.998</text:p>
          </table:table-cell>
          <table:table-cell office:value-type="float" office:value="162.429" calcext:value-type="float">
            <text:p>162.429</text:p>
          </table:table-cell>
          <table:table-cell office:value-type="float" office:value="455" calcext:value-type="float">
            <text:p>455</text:p>
          </table:table-cell>
          <table:table-cell office:value-type="float" office:value="428" calcext:value-type="float">
            <text:p>428</text:p>
          </table:table-cell>
          <table:table-cell table:formula="of:=[.B166]+[.D166]" office:value-type="float" office:value="557.998" calcext:value-type="float">
            <text:p>557.998</text:p>
          </table:table-cell>
          <table:table-cell table:formula="of:=[.C166]+[.E166]" office:value-type="float" office:value="590.429" calcext:value-type="float">
            <text:p>590.429</text:p>
          </table:table-cell>
          <table:table-cell office:value-type="float" office:value="33" calcext:value-type="float">
            <text:p>3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5.284" calcext:value-type="float">
            <text:p>105.284</text:p>
          </table:table-cell>
          <table:table-cell office:value-type="float" office:value="163.378" calcext:value-type="float">
            <text:p>163.378</text:p>
          </table:table-cell>
          <table:table-cell office:value-type="float" office:value="476" calcext:value-type="float">
            <text:p>476</text:p>
          </table:table-cell>
          <table:table-cell office:value-type="float" office:value="273" calcext:value-type="float">
            <text:p>273</text:p>
          </table:table-cell>
          <table:table-cell table:formula="of:=[.B167]+[.D167]" office:value-type="float" office:value="581.284" calcext:value-type="float">
            <text:p>581.284</text:p>
          </table:table-cell>
          <table:table-cell table:formula="of:=[.C167]+[.E167]" office:value-type="float" office:value="436.378" calcext:value-type="float">
            <text:p>436.378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2.755" calcext:value-type="float">
            <text:p>102.755</text:p>
          </table:table-cell>
          <table:table-cell office:value-type="float" office:value="160.875" calcext:value-type="float">
            <text:p>160.875</text:p>
          </table:table-cell>
          <table:table-cell office:value-type="float" office:value="469" calcext:value-type="float">
            <text:p>469</text:p>
          </table:table-cell>
          <table:table-cell office:value-type="float" office:value="241" calcext:value-type="float">
            <text:p>241</text:p>
          </table:table-cell>
          <table:table-cell table:formula="of:=[.B168]+[.D168]" office:value-type="float" office:value="571.755" calcext:value-type="float">
            <text:p>571.755</text:p>
          </table:table-cell>
          <table:table-cell table:formula="of:=[.C168]+[.E168]" office:value-type="float" office:value="401.875" calcext:value-type="float">
            <text:p>401.875</text:p>
          </table:table-cell>
          <table:table-cell office:value-type="float" office:value="24" calcext:value-type="float">
            <text:p>2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6.473" calcext:value-type="float">
            <text:p>106.473</text:p>
          </table:table-cell>
          <table:table-cell office:value-type="float" office:value="165.03" calcext:value-type="float">
            <text:p>165.03</text:p>
          </table:table-cell>
          <table:table-cell office:value-type="float" office:value="446" calcext:value-type="float">
            <text:p>446</text:p>
          </table:table-cell>
          <table:table-cell office:value-type="float" office:value="116" calcext:value-type="float">
            <text:p>116</text:p>
          </table:table-cell>
          <table:table-cell table:formula="of:=[.B169]+[.D169]" office:value-type="float" office:value="552.473" calcext:value-type="float">
            <text:p>552.473</text:p>
          </table:table-cell>
          <table:table-cell table:formula="of:=[.C169]+[.E169]" office:value-type="float" office:value="281.03" calcext:value-type="float">
            <text:p>281.0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9.63" calcext:value-type="float">
            <text:p>99.63</text:p>
          </table:table-cell>
          <table:table-cell office:value-type="float" office:value="161.389" calcext:value-type="float">
            <text:p>161.389</text:p>
          </table:table-cell>
          <table:table-cell office:value-type="float" office:value="471" calcext:value-type="float">
            <text:p>471</text:p>
          </table:table-cell>
          <table:table-cell office:value-type="float" office:value="214" calcext:value-type="float">
            <text:p>214</text:p>
          </table:table-cell>
          <table:table-cell table:formula="of:=[.B170]+[.D170]" office:value-type="float" office:value="570.63" calcext:value-type="float">
            <text:p>570.63</text:p>
          </table:table-cell>
          <table:table-cell table:formula="of:=[.C170]+[.E170]" office:value-type="float" office:value="375.389" calcext:value-type="float">
            <text:p>375.389</text:p>
          </table:table-cell>
          <table:table-cell office:value-type="float" office:value="7" calcext:value-type="float">
            <text:p>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6.322" calcext:value-type="float">
            <text:p>106.322</text:p>
          </table:table-cell>
          <table:table-cell office:value-type="float" office:value="163.524" calcext:value-type="float">
            <text:p>163.524</text:p>
          </table:table-cell>
          <table:table-cell office:value-type="float" office:value="496" calcext:value-type="float">
            <text:p>496</text:p>
          </table:table-cell>
          <table:table-cell office:value-type="float" office:value="116" calcext:value-type="float">
            <text:p>116</text:p>
          </table:table-cell>
          <table:table-cell table:formula="of:=[.B171]+[.D171]" office:value-type="float" office:value="602.322" calcext:value-type="float">
            <text:p>602.322</text:p>
          </table:table-cell>
          <table:table-cell table:formula="of:=[.C171]+[.E171]" office:value-type="float" office:value="279.524" calcext:value-type="float">
            <text:p>279.52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5.307" calcext:value-type="float">
            <text:p>105.307</text:p>
          </table:table-cell>
          <table:table-cell office:value-type="float" office:value="163.034" calcext:value-type="float">
            <text:p>163.034</text:p>
          </table:table-cell>
          <table:table-cell office:value-type="float" office:value="463" calcext:value-type="float">
            <text:p>463</text:p>
          </table:table-cell>
          <table:table-cell office:value-type="float" office:value="454" calcext:value-type="float">
            <text:p>454</text:p>
          </table:table-cell>
          <table:table-cell table:formula="of:=[.B172]+[.D172]" office:value-type="float" office:value="568.307" calcext:value-type="float">
            <text:p>568.307</text:p>
          </table:table-cell>
          <table:table-cell table:formula="of:=[.C172]+[.E172]" office:value-type="float" office:value="617.034" calcext:value-type="float">
            <text:p>617.034</text:p>
          </table:table-cell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3.014" calcext:value-type="float">
            <text:p>103.014</text:p>
          </table:table-cell>
          <table:table-cell office:value-type="float" office:value="164.538" calcext:value-type="float">
            <text:p>164.538</text:p>
          </table:table-cell>
          <table:table-cell office:value-type="float" office:value="487" calcext:value-type="float">
            <text:p>487</text:p>
          </table:table-cell>
          <table:table-cell office:value-type="float" office:value="114" calcext:value-type="float">
            <text:p>114</text:p>
          </table:table-cell>
          <table:table-cell table:formula="of:=[.B173]+[.D173]" office:value-type="float" office:value="590.014" calcext:value-type="float">
            <text:p>590.014</text:p>
          </table:table-cell>
          <table:table-cell table:formula="of:=[.C173]+[.E173]" office:value-type="float" office:value="278.538" calcext:value-type="float">
            <text:p>278.538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8.503" calcext:value-type="float">
            <text:p>108.503</text:p>
          </table:table-cell>
          <table:table-cell office:value-type="float" office:value="165.245" calcext:value-type="float">
            <text:p>165.245</text:p>
          </table:table-cell>
          <table:table-cell office:value-type="float" office:value="484" calcext:value-type="float">
            <text:p>484</text:p>
          </table:table-cell>
          <table:table-cell office:value-type="float" office:value="535" calcext:value-type="float">
            <text:p>535</text:p>
          </table:table-cell>
          <table:table-cell table:formula="of:=[.B174]+[.D174]" office:value-type="float" office:value="592.503" calcext:value-type="float">
            <text:p>592.503</text:p>
          </table:table-cell>
          <table:table-cell table:formula="of:=[.C174]+[.E174]" office:value-type="float" office:value="700.245" calcext:value-type="float">
            <text:p>700.245</text:p>
          </table:table-cell>
          <table:table-cell office:value-type="float" office:value="33" calcext:value-type="float">
            <text:p>3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6.083" calcext:value-type="float">
            <text:p>106.083</text:p>
          </table:table-cell>
          <table:table-cell office:value-type="float" office:value="163.049" calcext:value-type="float">
            <text:p>163.049</text:p>
          </table:table-cell>
          <table:table-cell office:value-type="float" office:value="455" calcext:value-type="float">
            <text:p>455</text:p>
          </table:table-cell>
          <table:table-cell office:value-type="float" office:value="279" calcext:value-type="float">
            <text:p>279</text:p>
          </table:table-cell>
          <table:table-cell table:formula="of:=[.B175]+[.D175]" office:value-type="float" office:value="561.083" calcext:value-type="float">
            <text:p>561.083</text:p>
          </table:table-cell>
          <table:table-cell table:formula="of:=[.C175]+[.E175]" office:value-type="float" office:value="442.049" calcext:value-type="float">
            <text:p>442.049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1.461" calcext:value-type="float">
            <text:p>101.461</text:p>
          </table:table-cell>
          <table:table-cell office:value-type="float" office:value="161.465" calcext:value-type="float">
            <text:p>161.465</text:p>
          </table:table-cell>
          <table:table-cell office:value-type="float" office:value="473" calcext:value-type="float">
            <text:p>473</text:p>
          </table:table-cell>
          <table:table-cell office:value-type="float" office:value="227" calcext:value-type="float">
            <text:p>227</text:p>
          </table:table-cell>
          <table:table-cell table:formula="of:=[.B176]+[.D176]" office:value-type="float" office:value="574.461" calcext:value-type="float">
            <text:p>574.461</text:p>
          </table:table-cell>
          <table:table-cell table:formula="of:=[.C176]+[.E176]" office:value-type="float" office:value="388.465" calcext:value-type="float">
            <text:p>388.465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6.477" calcext:value-type="float">
            <text:p>106.477</text:p>
          </table:table-cell>
          <table:table-cell office:value-type="float" office:value="163.432" calcext:value-type="float">
            <text:p>163.432</text:p>
          </table:table-cell>
          <table:table-cell office:value-type="float" office:value="462" calcext:value-type="float">
            <text:p>462</text:p>
          </table:table-cell>
          <table:table-cell office:value-type="float" office:value="251" calcext:value-type="float">
            <text:p>251</text:p>
          </table:table-cell>
          <table:table-cell table:formula="of:=[.B177]+[.D177]" office:value-type="float" office:value="568.477" calcext:value-type="float">
            <text:p>568.477</text:p>
          </table:table-cell>
          <table:table-cell table:formula="of:=[.C177]+[.E177]" office:value-type="float" office:value="414.432" calcext:value-type="float">
            <text:p>414.432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.12" calcext:value-type="float">
            <text:p>104.12</text:p>
          </table:table-cell>
          <table:table-cell office:value-type="float" office:value="163.823" calcext:value-type="float">
            <text:p>163.823</text:p>
          </table:table-cell>
          <table:table-cell office:value-type="float" office:value="467" calcext:value-type="float">
            <text:p>467</text:p>
          </table:table-cell>
          <table:table-cell office:value-type="float" office:value="115" calcext:value-type="float">
            <text:p>115</text:p>
          </table:table-cell>
          <table:table-cell table:formula="of:=[.B178]+[.D178]" office:value-type="float" office:value="571.12" calcext:value-type="float">
            <text:p>571.12</text:p>
          </table:table-cell>
          <table:table-cell table:formula="of:=[.C178]+[.E178]" office:value-type="float" office:value="278.823" calcext:value-type="float">
            <text:p>278.82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13.327" calcext:value-type="float">
            <text:p>113.327</text:p>
          </table:table-cell>
          <table:table-cell office:value-type="float" office:value="169.63" calcext:value-type="float">
            <text:p>169.63</text:p>
          </table:table-cell>
          <table:table-cell office:value-type="float" office:value="473" calcext:value-type="float">
            <text:p>473</text:p>
          </table:table-cell>
          <table:table-cell office:value-type="float" office:value="114" calcext:value-type="float">
            <text:p>114</text:p>
          </table:table-cell>
          <table:table-cell table:formula="of:=[.B179]+[.D179]" office:value-type="float" office:value="586.327" calcext:value-type="float">
            <text:p>586.327</text:p>
          </table:table-cell>
          <table:table-cell table:formula="of:=[.C179]+[.E179]" office:value-type="float" office:value="283.63" calcext:value-type="float">
            <text:p>283.6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11.062" calcext:value-type="float">
            <text:p>111.062</text:p>
          </table:table-cell>
          <table:table-cell office:value-type="float" office:value="165.684" calcext:value-type="float">
            <text:p>165.684</text:p>
          </table:table-cell>
          <table:table-cell office:value-type="float" office:value="495" calcext:value-type="float">
            <text:p>495</text:p>
          </table:table-cell>
          <table:table-cell office:value-type="float" office:value="301" calcext:value-type="float">
            <text:p>301</text:p>
          </table:table-cell>
          <table:table-cell table:formula="of:=[.B180]+[.D180]" office:value-type="float" office:value="606.062" calcext:value-type="float">
            <text:p>606.062</text:p>
          </table:table-cell>
          <table:table-cell table:formula="of:=[.C180]+[.E180]" office:value-type="float" office:value="466.684" calcext:value-type="float">
            <text:p>466.684</text:p>
          </table:table-cell>
          <table:table-cell office:value-type="float" office:value="40" calcext:value-type="float">
            <text:p>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0.139" calcext:value-type="float">
            <text:p>110.139</text:p>
          </table:table-cell>
          <table:table-cell office:value-type="float" office:value="171.962" calcext:value-type="float">
            <text:p>171.962</text:p>
          </table:table-cell>
          <table:table-cell office:value-type="float" office:value="507" calcext:value-type="float">
            <text:p>507</text:p>
          </table:table-cell>
          <table:table-cell office:value-type="float" office:value="243" calcext:value-type="float">
            <text:p>243</text:p>
          </table:table-cell>
          <table:table-cell table:formula="of:=[.B181]+[.D181]" office:value-type="float" office:value="617.139" calcext:value-type="float">
            <text:p>617.139</text:p>
          </table:table-cell>
          <table:table-cell table:formula="of:=[.C181]+[.E181]" office:value-type="float" office:value="414.962" calcext:value-type="float">
            <text:p>414.962</text:p>
          </table:table-cell>
          <table:table-cell office:value-type="float" office:value="7" calcext:value-type="float">
            <text:p>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0.259" calcext:value-type="float">
            <text:p>110.259</text:p>
          </table:table-cell>
          <table:table-cell office:value-type="float" office:value="166.799" calcext:value-type="float">
            <text:p>166.799</text:p>
          </table:table-cell>
          <table:table-cell office:value-type="float" office:value="613" calcext:value-type="float">
            <text:p>613</text:p>
          </table:table-cell>
          <table:table-cell office:value-type="float" office:value="258" calcext:value-type="float">
            <text:p>258</text:p>
          </table:table-cell>
          <table:table-cell table:formula="of:=[.B182]+[.D182]" office:value-type="float" office:value="723.259" calcext:value-type="float">
            <text:p>723.259</text:p>
          </table:table-cell>
          <table:table-cell table:formula="of:=[.C182]+[.E182]" office:value-type="float" office:value="424.799" calcext:value-type="float">
            <text:p>424.799</text:p>
          </table:table-cell>
          <table:table-cell office:value-type="float" office:value="115" calcext:value-type="float">
            <text:p>11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12.267" calcext:value-type="float">
            <text:p>112.267</text:p>
          </table:table-cell>
          <table:table-cell office:value-type="float" office:value="169.897" calcext:value-type="float">
            <text:p>169.897</text:p>
          </table:table-cell>
          <table:table-cell office:value-type="float" office:value="506" calcext:value-type="float">
            <text:p>506</text:p>
          </table:table-cell>
          <table:table-cell office:value-type="float" office:value="262" calcext:value-type="float">
            <text:p>262</text:p>
          </table:table-cell>
          <table:table-cell table:formula="of:=[.B183]+[.D183]" office:value-type="float" office:value="618.267" calcext:value-type="float">
            <text:p>618.267</text:p>
          </table:table-cell>
          <table:table-cell table:formula="of:=[.C183]+[.E183]" office:value-type="float" office:value="431.897" calcext:value-type="float">
            <text:p>431.897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.591" calcext:value-type="float">
            <text:p>110.591</text:p>
          </table:table-cell>
          <table:table-cell office:value-type="float" office:value="164.991" calcext:value-type="float">
            <text:p>164.991</text:p>
          </table:table-cell>
          <table:table-cell office:value-type="float" office:value="497" calcext:value-type="float">
            <text:p>497</text:p>
          </table:table-cell>
          <table:table-cell office:value-type="float" office:value="229" calcext:value-type="float">
            <text:p>229</text:p>
          </table:table-cell>
          <table:table-cell table:formula="of:=[.B184]+[.D184]" office:value-type="float" office:value="607.591" calcext:value-type="float">
            <text:p>607.591</text:p>
          </table:table-cell>
          <table:table-cell table:formula="of:=[.C184]+[.E184]" office:value-type="float" office:value="393.991" calcext:value-type="float">
            <text:p>393.991</text:p>
          </table:table-cell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9.402" calcext:value-type="float">
            <text:p>109.402</text:p>
          </table:table-cell>
          <table:table-cell office:value-type="float" office:value="165.805" calcext:value-type="float">
            <text:p>165.805</text:p>
          </table:table-cell>
          <table:table-cell office:value-type="float" office:value="535" calcext:value-type="float">
            <text:p>535</text:p>
          </table:table-cell>
          <table:table-cell office:value-type="float" office:value="314" calcext:value-type="float">
            <text:p>314</text:p>
          </table:table-cell>
          <table:table-cell table:formula="of:=[.B185]+[.D185]" office:value-type="float" office:value="644.402" calcext:value-type="float">
            <text:p>644.402</text:p>
          </table:table-cell>
          <table:table-cell table:formula="of:=[.C185]+[.E185]" office:value-type="float" office:value="479.805" calcext:value-type="float">
            <text:p>479.805</text:p>
          </table:table-cell>
          <table:table-cell office:value-type="float" office:value="34" calcext:value-type="float">
            <text:p>3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0.026" calcext:value-type="float">
            <text:p>110.026</text:p>
          </table:table-cell>
          <table:table-cell office:value-type="float" office:value="169.806" calcext:value-type="float">
            <text:p>169.806</text:p>
          </table:table-cell>
          <table:table-cell office:value-type="float" office:value="509" calcext:value-type="float">
            <text:p>509</text:p>
          </table:table-cell>
          <table:table-cell office:value-type="float" office:value="120" calcext:value-type="float">
            <text:p>120</text:p>
          </table:table-cell>
          <table:table-cell table:formula="of:=[.B186]+[.D186]" office:value-type="float" office:value="619.026" calcext:value-type="float">
            <text:p>619.026</text:p>
          </table:table-cell>
          <table:table-cell table:formula="of:=[.C186]+[.E186]" office:value-type="float" office:value="289.806" calcext:value-type="float">
            <text:p>289.80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5.182" calcext:value-type="float">
            <text:p>105.182</text:p>
          </table:table-cell>
          <table:table-cell office:value-type="float" office:value="164.087" calcext:value-type="float">
            <text:p>164.087</text:p>
          </table:table-cell>
          <table:table-cell office:value-type="float" office:value="511" calcext:value-type="float">
            <text:p>511</text:p>
          </table:table-cell>
          <table:table-cell office:value-type="float" office:value="290" calcext:value-type="float">
            <text:p>290</text:p>
          </table:table-cell>
          <table:table-cell table:formula="of:=[.B187]+[.D187]" office:value-type="float" office:value="616.182" calcext:value-type="float">
            <text:p>616.182</text:p>
          </table:table-cell>
          <table:table-cell table:formula="of:=[.C187]+[.E187]" office:value-type="float" office:value="454.087" calcext:value-type="float">
            <text:p>454.087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0.001" calcext:value-type="float">
            <text:p>110.001</text:p>
          </table:table-cell>
          <table:table-cell office:value-type="float" office:value="169.775" calcext:value-type="float">
            <text:p>169.775</text:p>
          </table:table-cell>
          <table:table-cell office:value-type="float" office:value="532" calcext:value-type="float">
            <text:p>532</text:p>
          </table:table-cell>
          <table:table-cell office:value-type="float" office:value="293" calcext:value-type="float">
            <text:p>293</text:p>
          </table:table-cell>
          <table:table-cell table:formula="of:=[.B188]+[.D188]" office:value-type="float" office:value="642.001" calcext:value-type="float">
            <text:p>642.001</text:p>
          </table:table-cell>
          <table:table-cell table:formula="of:=[.C188]+[.E188]" office:value-type="float" office:value="462.775" calcext:value-type="float">
            <text:p>462.775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171.122" calcext:value-type="float">
            <text:p>171.122</text:p>
          </table:table-cell>
          <table:table-cell office:value-type="float" office:value="553" calcext:value-type="float">
            <text:p>553</text:p>
          </table:table-cell>
          <table:table-cell office:value-type="float" office:value="242" calcext:value-type="float">
            <text:p>242</text:p>
          </table:table-cell>
          <table:table-cell table:formula="of:=[.B189]+[.D189]" office:value-type="float" office:value="663.383" calcext:value-type="float">
            <text:p>663.383</text:p>
          </table:table-cell>
          <table:table-cell table:formula="of:=[.C189]+[.E189]" office:value-type="float" office:value="413.122" calcext:value-type="float">
            <text:p>413.122</text:p>
          </table:table-cell>
          <table:table-cell office:value-type="float" office:value="36" calcext:value-type="float">
            <text:p>3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75.323" calcext:value-type="float">
            <text:p>175.323</text:p>
          </table:table-cell>
          <table:table-cell office:value-type="float" office:value="580" calcext:value-type="float">
            <text:p>580</text:p>
          </table:table-cell>
          <table:table-cell office:value-type="float" office:value="282" calcext:value-type="float">
            <text:p>282</text:p>
          </table:table-cell>
          <table:table-cell table:formula="of:=[.B190]+[.D190]" office:value-type="float" office:value="697.105" calcext:value-type="float">
            <text:p>697.105</text:p>
          </table:table-cell>
          <table:table-cell table:formula="of:=[.C190]+[.E190]" office:value-type="float" office:value="457.323" calcext:value-type="float">
            <text:p>457.323</text:p>
          </table:table-cell>
          <table:table-cell office:value-type="float" office:value="29" calcext:value-type="float">
            <text:p>2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5.036" calcext:value-type="float">
            <text:p>115.036</text:p>
          </table:table-cell>
          <table:table-cell office:value-type="float" office:value="173.717" calcext:value-type="float">
            <text:p>173.717</text:p>
          </table:table-cell>
          <table:table-cell office:value-type="float" office:value="627" calcext:value-type="float">
            <text:p>627</text:p>
          </table:table-cell>
          <table:table-cell office:value-type="float" office:value="309" calcext:value-type="float">
            <text:p>309</text:p>
          </table:table-cell>
          <table:table-cell table:formula="of:=[.B191]+[.D191]" office:value-type="float" office:value="742.036" calcext:value-type="float">
            <text:p>742.036</text:p>
          </table:table-cell>
          <table:table-cell table:formula="of:=[.C191]+[.E191]" office:value-type="float" office:value="482.717" calcext:value-type="float">
            <text:p>482.717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2.317" calcext:value-type="float">
            <text:p>112.317</text:p>
          </table:table-cell>
          <table:table-cell office:value-type="float" office:value="171.917" calcext:value-type="float">
            <text:p>171.917</text:p>
          </table:table-cell>
          <table:table-cell office:value-type="float" office:value="564" calcext:value-type="float">
            <text:p>564</text:p>
          </table:table-cell>
          <table:table-cell office:value-type="float" office:value="119" calcext:value-type="float">
            <text:p>119</text:p>
          </table:table-cell>
          <table:table-cell table:formula="of:=[.B192]+[.D192]" office:value-type="float" office:value="676.317" calcext:value-type="float">
            <text:p>676.317</text:p>
          </table:table-cell>
          <table:table-cell table:formula="of:=[.C192]+[.E192]" office:value-type="float" office:value="290.917" calcext:value-type="float">
            <text:p>290.917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3.659" calcext:value-type="float">
            <text:p>113.659</text:p>
          </table:table-cell>
          <table:table-cell office:value-type="float" office:value="172.582" calcext:value-type="float">
            <text:p>172.582</text:p>
          </table:table-cell>
          <table:table-cell office:value-type="float" office:value="554" calcext:value-type="float">
            <text:p>554</text:p>
          </table:table-cell>
          <table:table-cell office:value-type="float" office:value="284" calcext:value-type="float">
            <text:p>284</text:p>
          </table:table-cell>
          <table:table-cell table:formula="of:=[.B193]+[.D193]" office:value-type="float" office:value="667.659" calcext:value-type="float">
            <text:p>667.659</text:p>
          </table:table-cell>
          <table:table-cell table:formula="of:=[.C193]+[.E193]" office:value-type="float" office:value="456.582" calcext:value-type="float">
            <text:p>456.582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3.17" calcext:value-type="float">
            <text:p>113.17</text:p>
          </table:table-cell>
          <table:table-cell office:value-type="float" office:value="172.918" calcext:value-type="float">
            <text:p>172.918</text:p>
          </table:table-cell>
          <table:table-cell office:value-type="float" office:value="554" calcext:value-type="float">
            <text:p>554</text:p>
          </table:table-cell>
          <table:table-cell office:value-type="float" office:value="280" calcext:value-type="float">
            <text:p>280</text:p>
          </table:table-cell>
          <table:table-cell table:formula="of:=[.B194]+[.D194]" office:value-type="float" office:value="667.17" calcext:value-type="float">
            <text:p>667.17</text:p>
          </table:table-cell>
          <table:table-cell table:formula="of:=[.C194]+[.E194]" office:value-type="float" office:value="452.918" calcext:value-type="float">
            <text:p>452.918</text:p>
          </table:table-cell>
          <table:table-cell office:value-type="float" office:value="26" calcext:value-type="float">
            <text:p>2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8.756" calcext:value-type="float">
            <text:p>118.756</text:p>
          </table:table-cell>
          <table:table-cell office:value-type="float" office:value="171.33" calcext:value-type="float">
            <text:p>171.33</text:p>
          </table:table-cell>
          <table:table-cell office:value-type="float" office:value="566" calcext:value-type="float">
            <text:p>566</text:p>
          </table:table-cell>
          <table:table-cell office:value-type="float" office:value="125" calcext:value-type="float">
            <text:p>125</text:p>
          </table:table-cell>
          <table:table-cell table:formula="of:=[.B195]+[.D195]" office:value-type="float" office:value="684.756" calcext:value-type="float">
            <text:p>684.756</text:p>
          </table:table-cell>
          <table:table-cell table:formula="of:=[.C195]+[.E195]" office:value-type="float" office:value="296.33" calcext:value-type="float">
            <text:p>296.33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2.953" calcext:value-type="float">
            <text:p>122.953</text:p>
          </table:table-cell>
          <table:table-cell office:value-type="float" office:value="175.403" calcext:value-type="float">
            <text:p>175.403</text:p>
          </table:table-cell>
          <table:table-cell office:value-type="float" office:value="577" calcext:value-type="float">
            <text:p>577</text:p>
          </table:table-cell>
          <table:table-cell office:value-type="float" office:value="292" calcext:value-type="float">
            <text:p>292</text:p>
          </table:table-cell>
          <table:table-cell table:formula="of:=[.B196]+[.D196]" office:value-type="float" office:value="699.953" calcext:value-type="float">
            <text:p>699.953</text:p>
          </table:table-cell>
          <table:table-cell table:formula="of:=[.C196]+[.E196]" office:value-type="float" office:value="467.403" calcext:value-type="float">
            <text:p>467.403</text:p>
          </table:table-cell>
          <table:table-cell office:value-type="float" office:value="37" calcext:value-type="float">
            <text:p>3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5.009" calcext:value-type="float">
            <text:p>115.009</text:p>
          </table:table-cell>
          <table:table-cell office:value-type="float" office:value="173.579" calcext:value-type="float">
            <text:p>173.579</text:p>
          </table:table-cell>
          <table:table-cell office:value-type="float" office:value="580" calcext:value-type="float">
            <text:p>580</text:p>
          </table:table-cell>
          <table:table-cell office:value-type="float" office:value="317" calcext:value-type="float">
            <text:p>317</text:p>
          </table:table-cell>
          <table:table-cell table:formula="of:=[.B197]+[.D197]" office:value-type="float" office:value="695.009" calcext:value-type="float">
            <text:p>695.009</text:p>
          </table:table-cell>
          <table:table-cell table:formula="of:=[.C197]+[.E197]" office:value-type="float" office:value="490.579" calcext:value-type="float">
            <text:p>490.579</text:p>
          </table:table-cell>
          <table:table-cell office:value-type="float" office:value="39" calcext:value-type="float">
            <text:p>3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9.124" calcext:value-type="float">
            <text:p>129.124</text:p>
          </table:table-cell>
          <table:table-cell office:value-type="float" office:value="185.07" calcext:value-type="float">
            <text:p>185.07</text:p>
          </table:table-cell>
          <table:table-cell office:value-type="float" office:value="580" calcext:value-type="float">
            <text:p>580</text:p>
          </table:table-cell>
          <table:table-cell office:value-type="float" office:value="133" calcext:value-type="float">
            <text:p>133</text:p>
          </table:table-cell>
          <table:table-cell table:formula="of:=[.B198]+[.D198]" office:value-type="float" office:value="709.124" calcext:value-type="float">
            <text:p>709.124</text:p>
          </table:table-cell>
          <table:table-cell table:formula="of:=[.C198]+[.E198]" office:value-type="float" office:value="318.07" calcext:value-type="float">
            <text:p>318.0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8.439" calcext:value-type="float">
            <text:p>118.439</text:p>
          </table:table-cell>
          <table:table-cell office:value-type="float" office:value="177.935" calcext:value-type="float">
            <text:p>177.935</text:p>
          </table:table-cell>
          <table:table-cell office:value-type="float" office:value="620" calcext:value-type="float">
            <text:p>620</text:p>
          </table:table-cell>
          <table:table-cell office:value-type="float" office:value="134" calcext:value-type="float">
            <text:p>134</text:p>
          </table:table-cell>
          <table:table-cell table:formula="of:=[.B199]+[.D199]" office:value-type="float" office:value="738.439" calcext:value-type="float">
            <text:p>738.439</text:p>
          </table:table-cell>
          <table:table-cell table:formula="of:=[.C199]+[.E199]" office:value-type="float" office:value="311.935" calcext:value-type="float">
            <text:p>311.935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3.347" calcext:value-type="float">
            <text:p>123.347</text:p>
          </table:table-cell>
          <table:table-cell office:value-type="float" office:value="177.194" calcext:value-type="float">
            <text:p>177.194</text:p>
          </table:table-cell>
          <table:table-cell office:value-type="float" office:value="654" calcext:value-type="float">
            <text:p>654</text:p>
          </table:table-cell>
          <table:table-cell office:value-type="float" office:value="286" calcext:value-type="float">
            <text:p>286</text:p>
          </table:table-cell>
          <table:table-cell table:formula="of:=[.B200]+[.D200]" office:value-type="float" office:value="777.347" calcext:value-type="float">
            <text:p>777.347</text:p>
          </table:table-cell>
          <table:table-cell table:formula="of:=[.C200]+[.E200]" office:value-type="float" office:value="463.194" calcext:value-type="float">
            <text:p>463.194</text:p>
          </table:table-cell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4.774" calcext:value-type="float">
            <text:p>124.774</text:p>
          </table:table-cell>
          <table:table-cell office:value-type="float" office:value="175.842" calcext:value-type="float">
            <text:p>175.842</text:p>
          </table:table-cell>
          <table:table-cell office:value-type="float" office:value="633" calcext:value-type="float">
            <text:p>633</text:p>
          </table:table-cell>
          <table:table-cell office:value-type="float" office:value="278" calcext:value-type="float">
            <text:p>278</text:p>
          </table:table-cell>
          <table:table-cell table:formula="of:=[.B201]+[.D201]" office:value-type="float" office:value="757.774" calcext:value-type="float">
            <text:p>757.774</text:p>
          </table:table-cell>
          <table:table-cell table:formula="of:=[.C201]+[.E201]" office:value-type="float" office:value="453.842" calcext:value-type="float">
            <text:p>453.842</text:p>
          </table:table-cell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5.02" calcext:value-type="float">
            <text:p>125.02</text:p>
          </table:table-cell>
          <table:table-cell office:value-type="float" office:value="179.932" calcext:value-type="float">
            <text:p>179.932</text:p>
          </table:table-cell>
          <table:table-cell office:value-type="float" office:value="664" calcext:value-type="float">
            <text:p>664</text:p>
          </table:table-cell>
          <table:table-cell office:value-type="float" office:value="339" calcext:value-type="float">
            <text:p>339</text:p>
          </table:table-cell>
          <table:table-cell table:formula="of:=[.B202]+[.D202]" office:value-type="float" office:value="789.02" calcext:value-type="float">
            <text:p>789.02</text:p>
          </table:table-cell>
          <table:table-cell table:formula="of:=[.C202]+[.E202]" office:value-type="float" office:value="518.932" calcext:value-type="float">
            <text:p>518.932</text:p>
          </table:table-cell>
          <table:table-cell office:value-type="float" office:value="41" calcext:value-type="float">
            <text:p>4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3.721" calcext:value-type="float">
            <text:p>113.721</text:p>
          </table:table-cell>
          <table:table-cell office:value-type="float" office:value="163.739" calcext:value-type="float">
            <text:p>163.739</text:p>
          </table:table-cell>
          <table:table-cell office:value-type="float" office:value="582" calcext:value-type="float">
            <text:p>582</text:p>
          </table:table-cell>
          <table:table-cell office:value-type="float" office:value="135" calcext:value-type="float">
            <text:p>135</text:p>
          </table:table-cell>
          <table:table-cell table:formula="of:=[.B203]+[.D203]" office:value-type="float" office:value="695.721" calcext:value-type="float">
            <text:p>695.721</text:p>
          </table:table-cell>
          <table:table-cell table:formula="of:=[.C203]+[.E203]" office:value-type="float" office:value="298.739" calcext:value-type="float">
            <text:p>298.7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8.726" calcext:value-type="float">
            <text:p>118.726</text:p>
          </table:table-cell>
          <table:table-cell office:value-type="float" office:value="153.175" calcext:value-type="float">
            <text:p>153.175</text:p>
          </table:table-cell>
          <table:table-cell office:value-type="float" office:value="617" calcext:value-type="float">
            <text:p>617</text:p>
          </table:table-cell>
          <table:table-cell office:value-type="float" office:value="139" calcext:value-type="float">
            <text:p>139</text:p>
          </table:table-cell>
          <table:table-cell table:formula="of:=[.B204]+[.D204]" office:value-type="float" office:value="735.726" calcext:value-type="float">
            <text:p>735.726</text:p>
          </table:table-cell>
          <table:table-cell table:formula="of:=[.C204]+[.E204]" office:value-type="float" office:value="292.175" calcext:value-type="float">
            <text:p>292.175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204])" office:value-type="float" office:value="94.1207178217822" calcext:value-type="float">
            <text:p>94.1207178217822</text:p>
          </table:table-cell>
          <table:table-cell table:formula="of:=AVERAGE([.C3:.C204])" office:value-type="float" office:value="155.404396039604" calcext:value-type="float">
            <text:p>155.404396039604</text:p>
          </table:table-cell>
          <table:table-cell table:formula="of:=AVERAGE([.D3:.D204])" office:value-type="float" office:value="349.009900990099" calcext:value-type="float">
            <text:p>349.009900990099</text:p>
          </table:table-cell>
          <table:table-cell table:formula="of:=AVERAGE([.E3:.E204])" office:value-type="float" office:value="164.054455445545" calcext:value-type="float">
            <text:p>164.054455445545</text:p>
          </table:table-cell>
          <table:table-cell table:formula="of:=AVERAGE([.F3:.F204])" office:value-type="float" office:value="443.130618811881" calcext:value-type="float">
            <text:p>443.130618811881</text:p>
          </table:table-cell>
          <table:table-cell table:formula="of:=AVERAGE([.G3:.G204])" office:value-type="float" office:value="319.458851485148" calcext:value-type="float">
            <text:p>319.458851485148</text:p>
          </table:table-cell>
          <table:table-cell table:formula="of:=AVERAGE([.H3:.H204])" office:value-type="float" office:value="28.0879120879121" calcext:value-type="float">
            <text:p>28.0879120879121</text:p>
          </table:table-cell>
          <table:table-cell table:formula="of:=AVERAGE([.I3:.I204])" office:value-type="float" office:value="96.0054945054945" calcext:value-type="float">
            <text:p>96.0054945054945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3:.B204])" office:value-type="float" office:value="12.200849547722" calcext:value-type="float">
            <text:p>12.200849547722</text:p>
          </table:table-cell>
          <table:table-cell table:formula="of:=STDEV([.C3:.C204])" office:value-type="float" office:value="9.30727076623454" calcext:value-type="float">
            <text:p>9.30727076623454</text:p>
          </table:table-cell>
          <table:table-cell table:formula="of:=STDEV([.D3:.D204])" office:value-type="float" office:value="137.651661817013" calcext:value-type="float">
            <text:p>137.651661817013</text:p>
          </table:table-cell>
          <table:table-cell table:formula="of:=STDEV([.E3:.E204])" office:value-type="float" office:value="99.0837226012823" calcext:value-type="float">
            <text:p>99.0837226012823</text:p>
          </table:table-cell>
          <table:table-cell table:formula="of:=STDEV([.F3:.F204])" office:value-type="float" office:value="148.015946767505" calcext:value-type="float">
            <text:p>148.015946767505</text:p>
          </table:table-cell>
          <table:table-cell table:formula="of:=STDEV([.G3:.G204])" office:value-type="float" office:value="104.165251876312" calcext:value-type="float">
            <text:p>104.165251876312</text:p>
          </table:table-cell>
          <table:table-cell table:formula="of:=STDEV([.H3:.H204])" office:value-type="float" office:value="12.9137798273276" calcext:value-type="float">
            <text:p>12.9137798273276</text:p>
          </table:table-cell>
          <table:table-cell table:formula="of:=STDEV([.I3:.I204])" office:value-type="float" office:value="86.3580172998666" calcext:value-type="float">
            <text:p>86.358017299866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TGMM 2.0</text:p>
          </table:table-cell>
          <table:table-cell office:value-type="string" calcext:value-type="string">
            <text:p>F-TGMM v2.5</text:p>
          </table:table-cell>
          <table:table-cell office:value-type="string" calcext:value-type="string">
            <text:p>Stderr</text:p>
          </table:table-cell>
          <table:table-cell table:formula="of:=[.B209]" office:value-type="string" office:string-value="TGMM 2.0" calcext:value-type="string">
            <text:p>TGMM 2.0</text:p>
          </table:table-cell>
          <table:table-cell table:formula="of:=[.C209]" office:value-type="string" office:string-value="F-TGMM v2.5" calcext:value-type="string">
            <text:p>F-TGMM v2.5</text:p>
          </table:table-cell>
          <table:table-cell/>
          <table:table-cell office:value-type="string" calcext:value-type="string">
            <text:p>T-test (paired)</text:p>
          </table:table-cell>
          <table:table-cell/>
        </table:table-row>
        <table:table-row table:style-name="ro1">
          <table:table-cell office:value-type="string" calcext:value-type="string">
            <text:p>ProcessStack</text:p>
          </table:table-cell>
          <table:table-cell table:formula="of:=[.B206]" office:value-type="float" office:value="94.1207178217822" calcext:value-type="float">
            <text:p>94.1207178217822</text:p>
          </table:table-cell>
          <table:table-cell table:formula="of:=[.C206]" office:value-type="float" office:value="155.404396039604" calcext:value-type="float">
            <text:p>155.404396039604</text:p>
          </table:table-cell>
          <table:table-cell office:value-type="string" calcext:value-type="string">
            <text:p>ProcessStack</text:p>
          </table:table-cell>
          <table:table-cell table:formula="of:=[.B207]/SQRT(202)" office:value-type="float" office:value="0.85844877854009" calcext:value-type="float">
            <text:p>0.85844877854009</text:p>
          </table:table-cell>
          <table:table-cell table:formula="of:=[.C207]/SQRT(202)" office:value-type="float" office:value="0.654857285926265" calcext:value-type="float">
            <text:p>0.654857285926265</text:p>
          </table:table-cell>
          <table:table-cell/>
          <table:table-cell table:formula="of:=TTEST([.B3:.B204];[.C3:.C204];2;1)" office:value-type="float" office:value="3.6873733456017E-227" calcext:value-type="float">
            <text:p>3.6873733456017E-227</text:p>
          </table:table-cell>
          <table:table-cell/>
        </table:table-row>
        <table:table-row table:style-name="ro1">
          <table:table-cell office:value-type="string" calcext:value-type="string">
            <text:p>TGMM</text:p>
          </table:table-cell>
          <table:table-cell table:formula="of:=[.D206]" office:value-type="float" office:value="349.009900990099" calcext:value-type="float">
            <text:p>349.009900990099</text:p>
          </table:table-cell>
          <table:table-cell table:formula="of:=[.E206]" office:value-type="float" office:value="164.054455445545" calcext:value-type="float">
            <text:p>164.054455445545</text:p>
          </table:table-cell>
          <table:table-cell office:value-type="string" calcext:value-type="string">
            <text:p>TGMM</text:p>
          </table:table-cell>
          <table:table-cell table:formula="of:=[.D207]/SQRT(202)" office:value-type="float" office:value="9.68513712824945" calcext:value-type="float">
            <text:p>9.68513712824945</text:p>
          </table:table-cell>
          <table:table-cell table:formula="of:=[.E207]/SQRT(202)" office:value-type="float" office:value="6.97150639449996" calcext:value-type="float">
            <text:p>6.97150639449996</text:p>
          </table:table-cell>
          <table:table-cell/>
          <table:table-cell table:formula="of:=TTEST([.D3:.D204];[.E3:.E204];2;1)" office:value-type="float" office:value="6.62232535743839E-061" calcext:value-type="float">
            <text:p>6.62232535743839E-6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F206]" office:value-type="float" office:value="443.130618811881" calcext:value-type="float">
            <text:p>443.130618811881</text:p>
          </table:table-cell>
          <table:table-cell table:formula="of:=[.G206]" office:value-type="float" office:value="319.458851485148" calcext:value-type="float">
            <text:p>319.458851485148</text:p>
          </table:table-cell>
          <table:table-cell office:value-type="string" calcext:value-type="string">
            <text:p>Total</text:p>
          </table:table-cell>
          <table:table-cell table:formula="of:=[.F207]/SQRT(202)" office:value-type="float" office:value="10.4143656726546" calcext:value-type="float">
            <text:p>10.4143656726546</text:p>
          </table:table-cell>
          <table:table-cell table:formula="of:=[.G207]/SQRT(202)" office:value-type="float" office:value="7.32904154663853" calcext:value-type="float">
            <text:p>7.32904154663853</text:p>
          </table:table-cell>
          <table:table-cell/>
          <table:table-cell table:style-name="ce1" table:formula="of:=TTEST([.F3:.F204];[.G3:.G204];2;1)" office:value-type="float" office:value="7.74709602921731E-037" calcext:value-type="float">
            <text:p>7.74709602921731E-3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vClassifier</text:p>
          </table:table-cell>
          <table:table-cell table:formula="of:=[.H206]" office:value-type="float" office:value="28.0879120879121" calcext:value-type="float">
            <text:p>28.0879120879121</text:p>
          </table:table-cell>
          <table:table-cell table:formula="of:=[.I206]" office:value-type="float" office:value="96.0054945054945" calcext:value-type="float">
            <text:p>96.0054945054945</text:p>
          </table:table-cell>
          <table:table-cell office:value-type="string" calcext:value-type="string">
            <text:p>divClassifier</text:p>
          </table:table-cell>
          <table:table-cell table:formula="of:=[.H207]/SQRT(182)" office:value-type="float" office:value="0.957233047251848" calcext:value-type="float">
            <text:p>0.957233047251848</text:p>
          </table:table-cell>
          <table:table-cell table:formula="of:=[.I207]/SQRT(182)" office:value-type="float" office:value="6.40128213117337" calcext:value-type="float">
            <text:p>6.40128213117337</text:p>
          </table:table-cell>
          <table:table-cell/>
          <table:table-cell table:formula="of:=TTEST([.H3:.H204];[.I3:.I204];2;1)" office:value-type="float" office:value="5.92847191580393E-021" calcext:value-type="float">
            <text:p>5.92847191580393E-2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9T07:46:49.614080652</meta:creation-date>
    <dc:date>2022-03-21T16:29:42.062205541</dc:date>
    <meta:editing-duration>P1DT15H26M1S</meta:editing-duration>
    <meta:editing-cycles>20</meta:editing-cycles>
    <meta:generator>LibreOffice/6.4.7.2$Linux_X86_64 LibreOffice_project/40$Build-2</meta:generator>
    <meta:document-statistic meta:table-count="1" meta:cell-count="1844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loext:try-staggering-first="false" chart:link-data-style-to-source="true" chart:axis-position="1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link-data-style-to-source="true" chart:error-category="cell-range" chart:error-upper-range="Sheet1.E210:Sheet1.E212" chart:error-lower-range="Sheet1.E210:Sheet1.E212"/>
      <style:graphic-properties draw:stroke="none" draw:fill-color="#bdbdbd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false" chart:error-category="cell-range" chart:error-upper-range="Sheet1.E210:Sheet1.E212" loext:std-weight="1"/>
      <style:graphic-properties draw:stroke="solid" svg:stroke-width="0.051cm" svg:stroke-color="#000000" svg:stroke-opacity="100%" draw:stroke-linejoin="round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error-category="cell-range" chart:error-upper-range="Sheet1.F210:Sheet1.F212" chart:error-lower-range="Sheet1.F210:Sheet1.F212"/>
      <style:graphic-properties draw:stroke="none" draw:fill-color="#00e5ff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false" chart:error-category="cell-range" chart:error-upper-range="Sheet1.F210:Sheet1.F212" loext:std-weight="1"/>
      <style:graphic-properties draw:stroke="solid" svg:stroke-width="0.051cm" svg:stroke-color="#000000" svg:stroke-opacity="100%" draw:stroke-linejoin="round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72cm" svg:height="9.005cm" xlink:href=".." xlink:type="simple" chart:class="chart:bar" chart:style-name="ch1">
        <chart:legend chart:legend-position="end" svg:x="1.38cm" svg:y="0.497cm" style:legend-expansion="custom" chartooo:width="4.031cm" chartooo:height="1.592cm" style:legend-expansion-aspect-ratio="2.5320351758794" chart:style-name="ch2"/>
        <chart:plot-area chart:style-name="ch3" table:cell-range-address="Sheet1.A210:Sheet1.C212 Sheet1.B209:Sheet1.C209" chart:data-source-has-labels="both" svg:x="-0.057cm" svg:y="0.069cm" svg:width="10.076cm" svg:height="8.343cm">
          <chartooo:coordinate-region svg:x="1.177cm" svg:y="0.377cm" svg:width="8.842cm" svg:height="7.17cm"/>
          <chart:axis chart:dimension="x" chart:name="primary-x" chart:style-name="ch4" chartooo:axis-type="auto">
            <chartooo:date-scale/>
            <chart:categories table:cell-range-address="Sheet1.A210:Sheet1.A212"/>
          </chart:axis>
          <chart:axis chart:dimension="y" chart:name="primary-y" chart:style-name="ch5"/>
          <chart:series chart:style-name="ch6" chart:values-cell-range-address="Sheet1.B210:Sheet1.B212" chart:label-cell-address="Sheet1.B209:Sheet1.B209" chart:class="chart:bar">
            <chart:error-indicator chart:style-name="ch7" chart:dimension="y"/>
            <chart:data-point/>
            <chart:data-point chart:style-name="ch8"/>
            <chart:data-point/>
          </chart:series>
          <chart:series chart:style-name="ch9" chart:values-cell-range-address="Sheet1.C210:Sheet1.C212" chart:label-cell-address="Sheet1.C209:Sheet1.C209" chart:class="chart:bar">
            <chart:error-indicator chart:style-name="ch10" chart:dimension="y"/>
            <chart:data-point/>
            <chart:data-point chart:style-name="ch8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MM 2.0</text:p>
                <draw:g>
                  <svg:desc>Sheet1.B209:Sheet1.B209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F-TGMM v2.5</text:p>
                <draw:g>
                  <svg:desc>Sheet1.C209:Sheet1.C209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ProcessStack</text:p>
                <draw:g>
                  <svg:desc>Sheet1.A210:Sheet1.A212</svg:desc>
                </draw:g>
              </table:table-cell>
              <table:table-cell office:value-type="float" office:value="94.1207178217822">
                <text:p>94.1207178217822</text:p>
                <draw:g>
                  <svg:desc>Sheet1.B210:Sheet1.B212</svg:desc>
                </draw:g>
              </table:table-cell>
              <table:table-cell office:value-type="float" office:value="0.85844877854009">
                <text:p>0.85844877854009</text:p>
                <draw:g>
                  <svg:desc>Sheet1.E210:Sheet1.E212</svg:desc>
                </draw:g>
              </table:table-cell>
              <table:table-cell office:value-type="float" office:value="0.85844877854009">
                <text:p>0.85844877854009</text:p>
                <draw:g>
                  <svg:desc>Sheet1.E210:Sheet1.E212</svg:desc>
                </draw:g>
              </table:table-cell>
              <table:table-cell office:value-type="float" office:value="155.404396039604">
                <text:p>155.404396039604</text:p>
                <draw:g>
                  <svg:desc>Sheet1.C210:Sheet1.C212</svg:desc>
                </draw:g>
              </table:table-cell>
              <table:table-cell office:value-type="float" office:value="0.654857285926265">
                <text:p>0.654857285926265</text:p>
                <draw:g>
                  <svg:desc>Sheet1.F210:Sheet1.F212</svg:desc>
                </draw:g>
              </table:table-cell>
              <table:table-cell office:value-type="float" office:value="0.654857285926265">
                <text:p>0.654857285926265</text:p>
                <draw:g>
                  <svg:desc>Sheet1.F210:Sheet1.F212</svg:desc>
                </draw:g>
              </table:table-cell>
            </table:table-row>
            <table:table-row>
              <table:table-cell office:value-type="string">
                <text:p>TGMM</text:p>
              </table:table-cell>
              <table:table-cell office:value-type="float" office:value="349.009900990099">
                <text:p>349.009900990099</text:p>
              </table:table-cell>
              <table:table-cell office:value-type="float" office:value="9.68513712824945">
                <text:p>9.68513712824945</text:p>
              </table:table-cell>
              <table:table-cell office:value-type="float" office:value="9.68513712824945">
                <text:p>9.68513712824945</text:p>
              </table:table-cell>
              <table:table-cell office:value-type="float" office:value="164.054455445545">
                <text:p>164.054455445545</text:p>
              </table:table-cell>
              <table:table-cell office:value-type="float" office:value="6.97150639449996">
                <text:p>6.97150639449996</text:p>
              </table:table-cell>
              <table:table-cell office:value-type="float" office:value="6.97150639449996">
                <text:p>6.97150639449996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443.130618811881">
                <text:p>443.130618811881</text:p>
              </table:table-cell>
              <table:table-cell office:value-type="float" office:value="10.4143656726546">
                <text:p>10.4143656726546</text:p>
              </table:table-cell>
              <table:table-cell office:value-type="float" office:value="10.4143656726546">
                <text:p>10.4143656726546</text:p>
              </table:table-cell>
              <table:table-cell office:value-type="float" office:value="319.458851485148">
                <text:p>319.458851485148</text:p>
              </table:table-cell>
              <table:table-cell office:value-type="float" office:value="7.32904154663853">
                <text:p>7.32904154663853</text:p>
              </table:table-cell>
              <table:table-cell office:value-type="float" office:value="7.32904154663853">
                <text:p>7.329041546638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200" chart:reverse-direction="false" text:line-break="false" loext:try-staggering-first="false" chart:link-data-style-to-source="true" chart:axis-position="0" style:rotation-angle="35"/>
      <style:graphic-properties svg:stroke-width="0.051cm" svg:stroke-color="#b3b3b3"/>
      <style:text-properties fo:font-size="16pt" style:font-size-asian="10pt" style:font-size-complex="10pt"/>
    </style:style>
    <style:style style:name="ch4" style:family="chart">
      <style:chart-properties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origin="0" chart:interval-major="200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6" style:family="chart">
      <style:chart-properties style:rotation-angle="90"/>
      <style:text-properties fo:font-size="16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ff9100" draw:fill-color="#ff91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width="0.051cm" svg:stroke-color="#ff7043"/>
    </style:style>
    <style:style style:name="ch9" style:family="chart" style:data-style-name="N2">
      <style:chart-properties loext:regression-x-name="time(2.0)" loext:regression-y-name="time(v2.5)"/>
      <style:text-properties fo:color="#ff9100" fo:font-size="16pt" fo:font-weight="bold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36cm" svg:height="9.005cm" xlink:href=".." xlink:type="simple" chart:class="chart:scatter" chart:style-name="ch1">
        <chart:plot-area chart:style-name="ch2" table:cell-range-address="Sheet1.F3:Sheet1.G204 Sheet1.G2:Sheet1.G2" chart:data-source-has-labels="row" svg:x="1.612cm" svg:y="0.18cm" svg:width="8.616cm" svg:height="7.271cm">
          <chartooo:coordinate-region svg:x="2.846cm" svg:y="0.18cm" svg:width="7.205cm" svg:height="5.456cm"/>
          <chart:axis chart:dimension="x" chart:name="primary-x" chart:style-name="ch3">
            <chart:title svg:x="5.147cm" svg:y="7.189cm" chart:style-name="ch4">
              <text:p>TGMM 2.0</text:p>
            </chart:title>
          </chart:axis>
          <chart:axis chart:dimension="y" chart:name="primary-y" chart:style-name="ch5">
            <chart:title svg:x="0.392cm" svg:y="4.738cm" chart:style-name="ch6">
              <text:p>F-TGMM v2.5</text:p>
            </chart:title>
          </chart:axis>
          <chart:series chart:style-name="ch7" chart:values-cell-range-address="Sheet1.G3:Sheet1.G204" chart:label-cell-address="Sheet1.G2:Sheet1.G2" chart:class="chart:scatter">
            <chart:domain table:cell-range-address="Sheet1.F3:Sheet1.F204"/>
            <chart:regression-curve chart:style-name="ch8">
              <chart:equation chart:display-equation="true" chart:display-r-square="true" svg:x="2.994cm" svg:y="0.317cm" chart:style-name="ch9"/>
            </chart:regression-curve>
            <chart:data-point chart:repeated="2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F-TGMM v2.5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1.844">
                <text:p>111.844</text:p>
                <draw:g>
                  <svg:desc>Sheet1.F3:Sheet1.F204</svg:desc>
                </draw:g>
              </table:table-cell>
              <table:table-cell office:value-type="float" office:value="158.839">
                <text:p>158.839</text:p>
                <draw:g>
                  <svg:desc>Sheet1.G3:Sheet1.G2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3.338">
                <text:p>103.338</text:p>
              </table:table-cell>
              <table:table-cell office:value-type="float" office:value="163.831">
                <text:p>163.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.807">
                <text:p>112.807</text:p>
              </table:table-cell>
              <table:table-cell office:value-type="float" office:value="167.647">
                <text:p>167.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5.532">
                <text:p>105.532</text:p>
              </table:table-cell>
              <table:table-cell office:value-type="float" office:value="164.055">
                <text:p>164.0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.78">
                <text:p>107.78</text:p>
              </table:table-cell>
              <table:table-cell office:value-type="float" office:value="162.097">
                <text:p>162.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.699">
                <text:p>107.699</text:p>
              </table:table-cell>
              <table:table-cell office:value-type="float" office:value="160.942">
                <text:p>160.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.404">
                <text:p>109.404</text:p>
              </table:table-cell>
              <table:table-cell office:value-type="float" office:value="161.417">
                <text:p>161.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.799">
                <text:p>112.799</text:p>
              </table:table-cell>
              <table:table-cell office:value-type="float" office:value="161.574">
                <text:p>161.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7.133">
                <text:p>107.133</text:p>
              </table:table-cell>
              <table:table-cell office:value-type="float" office:value="158.541">
                <text:p>158.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.923">
                <text:p>105.923</text:p>
              </table:table-cell>
              <table:table-cell office:value-type="float" office:value="161.623">
                <text:p>161.6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.774">
                <text:p>310.774</text:p>
              </table:table-cell>
              <table:table-cell office:value-type="float" office:value="325.804">
                <text:p>325.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.239">
                <text:p>310.239</text:p>
              </table:table-cell>
              <table:table-cell office:value-type="float" office:value="232.994">
                <text:p>232.9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0.639">
                <text:p>340.639</text:p>
              </table:table-cell>
              <table:table-cell office:value-type="float" office:value="292.317">
                <text:p>292.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3.241">
                <text:p>323.241</text:p>
              </table:table-cell>
              <table:table-cell office:value-type="float" office:value="232.658">
                <text:p>232.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2.626">
                <text:p>312.626</text:p>
              </table:table-cell>
              <table:table-cell office:value-type="float" office:value="227.308">
                <text:p>227.3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7.922">
                <text:p>317.922</text:p>
              </table:table-cell>
              <table:table-cell office:value-type="float" office:value="199.225">
                <text:p>199.2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5.004">
                <text:p>325.004</text:p>
              </table:table-cell>
              <table:table-cell office:value-type="float" office:value="200.394">
                <text:p>200.3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2.158">
                <text:p>322.158</text:p>
              </table:table-cell>
              <table:table-cell office:value-type="float" office:value="202.182">
                <text:p>202.1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6.298">
                <text:p>316.298</text:p>
              </table:table-cell>
              <table:table-cell office:value-type="float" office:value="283.666">
                <text:p>283.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1.532">
                <text:p>311.532</text:p>
              </table:table-cell>
              <table:table-cell office:value-type="float" office:value="251.521">
                <text:p>251.5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1.977">
                <text:p>321.977</text:p>
              </table:table-cell>
              <table:table-cell office:value-type="float" office:value="256.185">
                <text:p>256.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4.799">
                <text:p>314.799</text:p>
              </table:table-cell>
              <table:table-cell office:value-type="float" office:value="249.084">
                <text:p>249.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2.717">
                <text:p>332.717</text:p>
              </table:table-cell>
              <table:table-cell office:value-type="float" office:value="426.853">
                <text:p>426.8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9.229">
                <text:p>329.229</text:p>
              </table:table-cell>
              <table:table-cell office:value-type="float" office:value="263.107">
                <text:p>263.1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0.188">
                <text:p>330.188</text:p>
              </table:table-cell>
              <table:table-cell office:value-type="float" office:value="276.03">
                <text:p>276.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9.016">
                <text:p>319.016</text:p>
              </table:table-cell>
              <table:table-cell office:value-type="float" office:value="300.578">
                <text:p>300.5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5.481">
                <text:p>335.481</text:p>
              </table:table-cell>
              <table:table-cell office:value-type="float" office:value="249.177">
                <text:p>249.1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1.324">
                <text:p>331.324</text:p>
              </table:table-cell>
              <table:table-cell office:value-type="float" office:value="277.984">
                <text:p>277.9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6.04">
                <text:p>336.04</text:p>
              </table:table-cell>
              <table:table-cell office:value-type="float" office:value="278.058">
                <text:p>278.0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0.388">
                <text:p>340.388</text:p>
              </table:table-cell>
              <table:table-cell office:value-type="float" office:value="291.834">
                <text:p>291.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4.525">
                <text:p>344.525</text:p>
              </table:table-cell>
              <table:table-cell office:value-type="float" office:value="261.372">
                <text:p>261.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5.765">
                <text:p>345.765</text:p>
              </table:table-cell>
              <table:table-cell office:value-type="float" office:value="211.619">
                <text:p>211.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8.394">
                <text:p>338.394</text:p>
              </table:table-cell>
              <table:table-cell office:value-type="float" office:value="207.041">
                <text:p>207.0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8.232">
                <text:p>348.232</text:p>
              </table:table-cell>
              <table:table-cell office:value-type="float" office:value="271.962">
                <text:p>271.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7.657">
                <text:p>357.657</text:p>
              </table:table-cell>
              <table:table-cell office:value-type="float" office:value="276.492">
                <text:p>276.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6.2">
                <text:p>356.2</text:p>
              </table:table-cell>
              <table:table-cell office:value-type="float" office:value="214.504">
                <text:p>214.5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8.228">
                <text:p>368.228</text:p>
              </table:table-cell>
              <table:table-cell office:value-type="float" office:value="275.908">
                <text:p>275.9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9.671">
                <text:p>369.671</text:p>
              </table:table-cell>
              <table:table-cell office:value-type="float" office:value="214.282">
                <text:p>214.2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6.629">
                <text:p>366.629</text:p>
              </table:table-cell>
              <table:table-cell office:value-type="float" office:value="269.575">
                <text:p>269.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7.966">
                <text:p>387.966</text:p>
              </table:table-cell>
              <table:table-cell office:value-type="float" office:value="336.554">
                <text:p>336.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1.554">
                <text:p>381.554</text:p>
              </table:table-cell>
              <table:table-cell office:value-type="float" office:value="316.882">
                <text:p>316.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5.164">
                <text:p>385.164</text:p>
              </table:table-cell>
              <table:table-cell office:value-type="float" office:value="301.08">
                <text:p>301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5.126">
                <text:p>395.126</text:p>
              </table:table-cell>
              <table:table-cell office:value-type="float" office:value="310.794">
                <text:p>310.7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1.193">
                <text:p>391.193</text:p>
              </table:table-cell>
              <table:table-cell office:value-type="float" office:value="323.486">
                <text:p>323.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2.383">
                <text:p>402.383</text:p>
              </table:table-cell>
              <table:table-cell office:value-type="float" office:value="336.789">
                <text:p>336.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2.415">
                <text:p>392.415</text:p>
              </table:table-cell>
              <table:table-cell office:value-type="float" office:value="327.772">
                <text:p>327.7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3.037">
                <text:p>383.037</text:p>
              </table:table-cell>
              <table:table-cell office:value-type="float" office:value="224.336">
                <text:p>224.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5.886">
                <text:p>395.886</text:p>
              </table:table-cell>
              <table:table-cell office:value-type="float" office:value="227.19">
                <text:p>227.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.491">
                <text:p>420.491</text:p>
              </table:table-cell>
              <table:table-cell office:value-type="float" office:value="221.987">
                <text:p>221.9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9.618">
                <text:p>419.618</text:p>
              </table:table-cell>
              <table:table-cell office:value-type="float" office:value="330.747">
                <text:p>330.7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4.105">
                <text:p>424.105</text:p>
              </table:table-cell>
              <table:table-cell office:value-type="float" office:value="358.898">
                <text:p>358.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9.85">
                <text:p>409.85</text:p>
              </table:table-cell>
              <table:table-cell office:value-type="float" office:value="302.498">
                <text:p>302.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5.488">
                <text:p>425.488</text:p>
              </table:table-cell>
              <table:table-cell office:value-type="float" office:value="317.942">
                <text:p>317.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28.405">
                <text:p>428.405</text:p>
              </table:table-cell>
              <table:table-cell office:value-type="float" office:value="614.982">
                <text:p>614.9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8.299">
                <text:p>418.299</text:p>
              </table:table-cell>
              <table:table-cell office:value-type="float" office:value="306.523">
                <text:p>306.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7.21">
                <text:p>437.21</text:p>
              </table:table-cell>
              <table:table-cell office:value-type="float" office:value="229.681">
                <text:p>229.6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3.149">
                <text:p>443.149</text:p>
              </table:table-cell>
              <table:table-cell office:value-type="float" office:value="231.925">
                <text:p>231.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2.359">
                <text:p>442.359</text:p>
              </table:table-cell>
              <table:table-cell office:value-type="float" office:value="301.264">
                <text:p>301.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8.478">
                <text:p>428.478</text:p>
              </table:table-cell>
              <table:table-cell office:value-type="float" office:value="233.968">
                <text:p>233.9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2.12">
                <text:p>442.12</text:p>
              </table:table-cell>
              <table:table-cell office:value-type="float" office:value="354.637">
                <text:p>354.6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1.702">
                <text:p>441.702</text:p>
              </table:table-cell>
              <table:table-cell office:value-type="float" office:value="364.635">
                <text:p>364.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9.418">
                <text:p>429.418</text:p>
              </table:table-cell>
              <table:table-cell office:value-type="float" office:value="429.661">
                <text:p>429.6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8.734">
                <text:p>418.734</text:p>
              </table:table-cell>
              <table:table-cell office:value-type="float" office:value="331.45">
                <text:p>331.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3.16">
                <text:p>433.16</text:p>
              </table:table-cell>
              <table:table-cell office:value-type="float" office:value="236.677">
                <text:p>236.6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9.34">
                <text:p>439.34</text:p>
              </table:table-cell>
              <table:table-cell office:value-type="float" office:value="240.373">
                <text:p>240.3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7.299">
                <text:p>447.299</text:p>
              </table:table-cell>
              <table:table-cell office:value-type="float" office:value="334.228">
                <text:p>334.2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.527">
                <text:p>445.527</text:p>
              </table:table-cell>
              <table:table-cell office:value-type="float" office:value="330.896">
                <text:p>330.8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3.063">
                <text:p>453.063</text:p>
              </table:table-cell>
              <table:table-cell office:value-type="float" office:value="351.743">
                <text:p>351.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3.138">
                <text:p>443.138</text:p>
              </table:table-cell>
              <table:table-cell office:value-type="float" office:value="369.483">
                <text:p>369.4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.821">
                <text:p>445.821</text:p>
              </table:table-cell>
              <table:table-cell office:value-type="float" office:value="247.221">
                <text:p>247.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7.052">
                <text:p>457.052</text:p>
              </table:table-cell>
              <table:table-cell office:value-type="float" office:value="338.002">
                <text:p>338.0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8.781">
                <text:p>438.781</text:p>
              </table:table-cell>
              <table:table-cell office:value-type="float" office:value="334.78">
                <text:p>334.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4.15">
                <text:p>454.15</text:p>
              </table:table-cell>
              <table:table-cell office:value-type="float" office:value="334.687">
                <text:p>334.6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9">
                <text:p>459</text:p>
              </table:table-cell>
              <table:table-cell office:value-type="float" office:value="326.172">
                <text:p>326.1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1.914">
                <text:p>461.914</text:p>
              </table:table-cell>
              <table:table-cell office:value-type="float" office:value="350.963">
                <text:p>350.9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5.304">
                <text:p>465.304</text:p>
              </table:table-cell>
              <table:table-cell office:value-type="float" office:value="338.234">
                <text:p>338.2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8.444">
                <text:p>478.444</text:p>
              </table:table-cell>
              <table:table-cell office:value-type="float" office:value="348.685">
                <text:p>348.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3.777">
                <text:p>453.777</text:p>
              </table:table-cell>
              <table:table-cell office:value-type="float" office:value="349.856">
                <text:p>349.8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62.795">
                <text:p>462.795</text:p>
              </table:table-cell>
              <table:table-cell office:value-type="float" office:value="348.677">
                <text:p>348.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5.052">
                <text:p>445.052</text:p>
              </table:table-cell>
              <table:table-cell office:value-type="float" office:value="377.296">
                <text:p>377.2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4.582">
                <text:p>454.582</text:p>
              </table:table-cell>
              <table:table-cell office:value-type="float" office:value="331.924">
                <text:p>331.9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9.075">
                <text:p>479.075</text:p>
              </table:table-cell>
              <table:table-cell office:value-type="float" office:value="327.902">
                <text:p>327.9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5.21">
                <text:p>475.21</text:p>
              </table:table-cell>
              <table:table-cell office:value-type="float" office:value="334.18">
                <text:p>334.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73.74">
                <text:p>473.74</text:p>
              </table:table-cell>
              <table:table-cell office:value-type="float" office:value="363.275">
                <text:p>363.2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72.308">
                <text:p>472.308</text:p>
              </table:table-cell>
              <table:table-cell office:value-type="float" office:value="247.592">
                <text:p>247.5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75.529">
                <text:p>475.529</text:p>
              </table:table-cell>
              <table:table-cell office:value-type="float" office:value="313.948">
                <text:p>313.9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4.179">
                <text:p>474.179</text:p>
              </table:table-cell>
              <table:table-cell office:value-type="float" office:value="462.629">
                <text:p>462.6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9.239">
                <text:p>469.239</text:p>
              </table:table-cell>
              <table:table-cell office:value-type="float" office:value="248.217">
                <text:p>248.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70.148">
                <text:p>470.148</text:p>
              </table:table-cell>
              <table:table-cell office:value-type="float" office:value="249.476">
                <text:p>249.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4.047">
                <text:p>464.047</text:p>
              </table:table-cell>
              <table:table-cell office:value-type="float" office:value="320.641">
                <text:p>320.6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5.813">
                <text:p>465.813</text:p>
              </table:table-cell>
              <table:table-cell office:value-type="float" office:value="378.41">
                <text:p>378.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8.456">
                <text:p>468.456</text:p>
              </table:table-cell>
              <table:table-cell office:value-type="float" office:value="254.288">
                <text:p>254.2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.886">
                <text:p>465.886</text:p>
              </table:table-cell>
              <table:table-cell office:value-type="float" office:value="576.846">
                <text:p>576.8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3.027">
                <text:p>453.027</text:p>
              </table:table-cell>
              <table:table-cell office:value-type="float" office:value="355.837">
                <text:p>355.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3.612">
                <text:p>453.612</text:p>
              </table:table-cell>
              <table:table-cell office:value-type="float" office:value="251.347">
                <text:p>251.3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5.259">
                <text:p>465.259</text:p>
              </table:table-cell>
              <table:table-cell office:value-type="float" office:value="251.349">
                <text:p>251.3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5.567">
                <text:p>445.567</text:p>
              </table:table-cell>
              <table:table-cell office:value-type="float" office:value="253.368">
                <text:p>253.3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8.339">
                <text:p>458.339</text:p>
              </table:table-cell>
              <table:table-cell office:value-type="float" office:value="346.729">
                <text:p>346.7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6.358">
                <text:p>486.358</text:p>
              </table:table-cell>
              <table:table-cell office:value-type="float" office:value="317.581">
                <text:p>317.5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1.043">
                <text:p>471.043</text:p>
              </table:table-cell>
              <table:table-cell office:value-type="float" office:value="238.816">
                <text:p>238.8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8.118">
                <text:p>468.118</text:p>
              </table:table-cell>
              <table:table-cell office:value-type="float" office:value="220.582">
                <text:p>220.5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6.761">
                <text:p>136.761</text:p>
              </table:table-cell>
              <table:table-cell office:value-type="float" office:value="172.642">
                <text:p>172.6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.365">
                <text:p>127.365</text:p>
              </table:table-cell>
              <table:table-cell office:value-type="float" office:value="169.917">
                <text:p>169.9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1.417">
                <text:p>131.417</text:p>
              </table:table-cell>
              <table:table-cell office:value-type="float" office:value="177.903">
                <text:p>177.9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4.548">
                <text:p>134.548</text:p>
              </table:table-cell>
              <table:table-cell office:value-type="float" office:value="176.544">
                <text:p>176.5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.501">
                <text:p>137.501</text:p>
              </table:table-cell>
              <table:table-cell office:value-type="float" office:value="179.452">
                <text:p>179.4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.218">
                <text:p>137.218</text:p>
              </table:table-cell>
              <table:table-cell office:value-type="float" office:value="178.529">
                <text:p>178.5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.502">
                <text:p>139.502</text:p>
              </table:table-cell>
              <table:table-cell office:value-type="float" office:value="175.808">
                <text:p>175.8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7.557">
                <text:p>137.557</text:p>
              </table:table-cell>
              <table:table-cell office:value-type="float" office:value="175.84">
                <text:p>175.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.862">
                <text:p>134.862</text:p>
              </table:table-cell>
              <table:table-cell office:value-type="float" office:value="176.521">
                <text:p>176.5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.742">
                <text:p>140.742</text:p>
              </table:table-cell>
              <table:table-cell office:value-type="float" office:value="177.244">
                <text:p>177.2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22.709">
                <text:p>422.709</text:p>
              </table:table-cell>
              <table:table-cell office:value-type="float" office:value="374.025">
                <text:p>374.0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16.434">
                <text:p>416.434</text:p>
              </table:table-cell>
              <table:table-cell office:value-type="float" office:value="271.285">
                <text:p>271.2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2.257">
                <text:p>432.257</text:p>
              </table:table-cell>
              <table:table-cell office:value-type="float" office:value="271.121">
                <text:p>271.1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26.915">
                <text:p>426.915</text:p>
              </table:table-cell>
              <table:table-cell office:value-type="float" office:value="272.999">
                <text:p>272.9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29.999">
                <text:p>429.999</text:p>
              </table:table-cell>
              <table:table-cell office:value-type="float" office:value="268.77">
                <text:p>268.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27.182">
                <text:p>427.182</text:p>
              </table:table-cell>
              <table:table-cell office:value-type="float" office:value="427.079">
                <text:p>427.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7.55">
                <text:p>437.55</text:p>
              </table:table-cell>
              <table:table-cell office:value-type="float" office:value="232.175">
                <text:p>232.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5.775">
                <text:p>435.775</text:p>
              </table:table-cell>
              <table:table-cell office:value-type="float" office:value="295.69">
                <text:p>295.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27.405">
                <text:p>427.405</text:p>
              </table:table-cell>
              <table:table-cell office:value-type="float" office:value="318.353">
                <text:p>318.3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27.325">
                <text:p>427.325</text:p>
              </table:table-cell>
              <table:table-cell office:value-type="float" office:value="237.68">
                <text:p>237.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5.683">
                <text:p>425.683</text:p>
              </table:table-cell>
              <table:table-cell office:value-type="float" office:value="325.555">
                <text:p>325.5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3.097">
                <text:p>433.097</text:p>
              </table:table-cell>
              <table:table-cell office:value-type="float" office:value="307.911">
                <text:p>307.9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6.363">
                <text:p>446.363</text:p>
              </table:table-cell>
              <table:table-cell office:value-type="float" office:value="329.274">
                <text:p>329.2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0.322">
                <text:p>430.322</text:p>
              </table:table-cell>
              <table:table-cell office:value-type="float" office:value="359.531">
                <text:p>359.5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0.847">
                <text:p>440.847</text:p>
              </table:table-cell>
              <table:table-cell office:value-type="float" office:value="238.014">
                <text:p>238.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4.95">
                <text:p>444.95</text:p>
              </table:table-cell>
              <table:table-cell office:value-type="float" office:value="321.048">
                <text:p>321.0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3.443">
                <text:p>453.443</text:p>
              </table:table-cell>
              <table:table-cell office:value-type="float" office:value="328.048">
                <text:p>328.0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2.398">
                <text:p>472.398</text:p>
              </table:table-cell>
              <table:table-cell office:value-type="float" office:value="536.844">
                <text:p>536.8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3.851">
                <text:p>443.851</text:p>
              </table:table-cell>
              <table:table-cell office:value-type="float" office:value="309.397">
                <text:p>309.3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0.097">
                <text:p>450.097</text:p>
              </table:table-cell>
              <table:table-cell office:value-type="float" office:value="335.802">
                <text:p>335.8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6.913">
                <text:p>446.913</text:p>
              </table:table-cell>
              <table:table-cell office:value-type="float" office:value="358.438">
                <text:p>358.4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2.936">
                <text:p>462.936</text:p>
              </table:table-cell>
              <table:table-cell office:value-type="float" office:value="521.605">
                <text:p>521.6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6.841">
                <text:p>436.841</text:p>
              </table:table-cell>
              <table:table-cell office:value-type="float" office:value="247.828">
                <text:p>247.8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65.535">
                <text:p>465.535</text:p>
              </table:table-cell>
              <table:table-cell office:value-type="float" office:value="248.618">
                <text:p>248.6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63.228">
                <text:p>463.228</text:p>
              </table:table-cell>
              <table:table-cell office:value-type="float" office:value="248.878">
                <text:p>248.8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64.671">
                <text:p>464.671</text:p>
              </table:table-cell>
              <table:table-cell office:value-type="float" office:value="253.254">
                <text:p>253.2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0.05">
                <text:p>470.05</text:p>
              </table:table-cell>
              <table:table-cell office:value-type="float" office:value="249.958">
                <text:p>249.9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66.411">
                <text:p>466.411</text:p>
              </table:table-cell>
              <table:table-cell office:value-type="float" office:value="257.648">
                <text:p>257.64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2.504">
                <text:p>472.504</text:p>
              </table:table-cell>
              <table:table-cell office:value-type="float" office:value="251.999">
                <text:p>251.9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77.98">
                <text:p>477.98</text:p>
              </table:table-cell>
              <table:table-cell office:value-type="float" office:value="324.715">
                <text:p>324.7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62.758">
                <text:p>462.758</text:p>
              </table:table-cell>
              <table:table-cell office:value-type="float" office:value="252.162">
                <text:p>252.1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69.077">
                <text:p>469.077</text:p>
              </table:table-cell>
              <table:table-cell office:value-type="float" office:value="389.75">
                <text:p>389.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8.585">
                <text:p>488.585</text:p>
              </table:table-cell>
              <table:table-cell office:value-type="float" office:value="368.531">
                <text:p>368.5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93.537">
                <text:p>493.537</text:p>
              </table:table-cell>
              <table:table-cell office:value-type="float" office:value="356.17">
                <text:p>356.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35.945">
                <text:p>535.945</text:p>
              </table:table-cell>
              <table:table-cell office:value-type="float" office:value="524.781">
                <text:p>524.7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6.193">
                <text:p>506.193</text:p>
              </table:table-cell>
              <table:table-cell office:value-type="float" office:value="365.035">
                <text:p>365.0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3.623">
                <text:p>493.623</text:p>
              </table:table-cell>
              <table:table-cell office:value-type="float" office:value="261.687">
                <text:p>261.68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91.638">
                <text:p>491.638</text:p>
              </table:table-cell>
              <table:table-cell office:value-type="float" office:value="333.725">
                <text:p>333.7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8.982">
                <text:p>508.982</text:p>
              </table:table-cell>
              <table:table-cell office:value-type="float" office:value="262.011">
                <text:p>262.0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05.788">
                <text:p>505.788</text:p>
              </table:table-cell>
              <table:table-cell office:value-type="float" office:value="269.097">
                <text:p>269.0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00.943">
                <text:p>500.943</text:p>
              </table:table-cell>
              <table:table-cell office:value-type="float" office:value="264.172">
                <text:p>264.1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24.784">
                <text:p>524.784</text:p>
              </table:table-cell>
              <table:table-cell office:value-type="float" office:value="360.046">
                <text:p>360.0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7.078">
                <text:p>517.078</text:p>
              </table:table-cell>
              <table:table-cell office:value-type="float" office:value="499.304">
                <text:p>499.3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0.794">
                <text:p>520.794</text:p>
              </table:table-cell>
              <table:table-cell office:value-type="float" office:value="382.109">
                <text:p>382.1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38.413">
                <text:p>538.413</text:p>
              </table:table-cell>
              <table:table-cell office:value-type="float" office:value="408.769">
                <text:p>408.7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21.585">
                <text:p>621.585</text:p>
              </table:table-cell>
              <table:table-cell office:value-type="float" office:value="405.146">
                <text:p>405.1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4.273">
                <text:p>504.273</text:p>
              </table:table-cell>
              <table:table-cell office:value-type="float" office:value="422.563">
                <text:p>422.5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49.4">
                <text:p>549.4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45.914">
                <text:p>545.914</text:p>
              </table:table-cell>
              <table:table-cell office:value-type="float" office:value="458.222">
                <text:p>458.2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6.014">
                <text:p>556.014</text:p>
              </table:table-cell>
              <table:table-cell office:value-type="float" office:value="407.875">
                <text:p>407.8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43.581">
                <text:p>543.581</text:p>
              </table:table-cell>
              <table:table-cell office:value-type="float" office:value="734.659">
                <text:p>734.6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86.66">
                <text:p>586.66</text:p>
              </table:table-cell>
              <table:table-cell office:value-type="float" office:value="274.036">
                <text:p>274.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57.998">
                <text:p>557.998</text:p>
              </table:table-cell>
              <table:table-cell office:value-type="float" office:value="590.429">
                <text:p>590.4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1.284">
                <text:p>581.284</text:p>
              </table:table-cell>
              <table:table-cell office:value-type="float" office:value="436.378">
                <text:p>436.3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1.755">
                <text:p>571.755</text:p>
              </table:table-cell>
              <table:table-cell office:value-type="float" office:value="401.875">
                <text:p>401.8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52.473">
                <text:p>552.473</text:p>
              </table:table-cell>
              <table:table-cell office:value-type="float" office:value="281.03">
                <text:p>281.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0.63">
                <text:p>570.63</text:p>
              </table:table-cell>
              <table:table-cell office:value-type="float" office:value="375.389">
                <text:p>375.3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02.322">
                <text:p>602.322</text:p>
              </table:table-cell>
              <table:table-cell office:value-type="float" office:value="279.524">
                <text:p>279.5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8.307">
                <text:p>568.307</text:p>
              </table:table-cell>
              <table:table-cell office:value-type="float" office:value="617.034">
                <text:p>617.0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0.014">
                <text:p>590.014</text:p>
              </table:table-cell>
              <table:table-cell office:value-type="float" office:value="278.538">
                <text:p>278.5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2.503">
                <text:p>592.503</text:p>
              </table:table-cell>
              <table:table-cell office:value-type="float" office:value="700.245">
                <text:p>700.24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61.083">
                <text:p>561.083</text:p>
              </table:table-cell>
              <table:table-cell office:value-type="float" office:value="442.049">
                <text:p>442.0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4.461">
                <text:p>574.461</text:p>
              </table:table-cell>
              <table:table-cell office:value-type="float" office:value="388.465">
                <text:p>388.4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68.477">
                <text:p>568.477</text:p>
              </table:table-cell>
              <table:table-cell office:value-type="float" office:value="414.432">
                <text:p>414.4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1.12">
                <text:p>571.12</text:p>
              </table:table-cell>
              <table:table-cell office:value-type="float" office:value="278.823">
                <text:p>278.8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86.327">
                <text:p>586.327</text:p>
              </table:table-cell>
              <table:table-cell office:value-type="float" office:value="283.63">
                <text:p>283.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6.062">
                <text:p>606.062</text:p>
              </table:table-cell>
              <table:table-cell office:value-type="float" office:value="466.684">
                <text:p>466.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17.139">
                <text:p>617.139</text:p>
              </table:table-cell>
              <table:table-cell office:value-type="float" office:value="414.962">
                <text:p>414.9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23.259">
                <text:p>723.259</text:p>
              </table:table-cell>
              <table:table-cell office:value-type="float" office:value="424.799">
                <text:p>424.7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18.267">
                <text:p>618.267</text:p>
              </table:table-cell>
              <table:table-cell office:value-type="float" office:value="431.897">
                <text:p>431.8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7.591">
                <text:p>607.591</text:p>
              </table:table-cell>
              <table:table-cell office:value-type="float" office:value="393.991">
                <text:p>393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44.402">
                <text:p>644.402</text:p>
              </table:table-cell>
              <table:table-cell office:value-type="float" office:value="479.805">
                <text:p>479.8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19.026">
                <text:p>619.026</text:p>
              </table:table-cell>
              <table:table-cell office:value-type="float" office:value="289.806">
                <text:p>289.8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6.182">
                <text:p>616.182</text:p>
              </table:table-cell>
              <table:table-cell office:value-type="float" office:value="454.087">
                <text:p>454.0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42.001">
                <text:p>642.001</text:p>
              </table:table-cell>
              <table:table-cell office:value-type="float" office:value="462.775">
                <text:p>462.7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63.383">
                <text:p>663.383</text:p>
              </table:table-cell>
              <table:table-cell office:value-type="float" office:value="413.122">
                <text:p>413.1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97.105">
                <text:p>697.105</text:p>
              </table:table-cell>
              <table:table-cell office:value-type="float" office:value="457.323">
                <text:p>457.3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42.036">
                <text:p>742.036</text:p>
              </table:table-cell>
              <table:table-cell office:value-type="float" office:value="482.717">
                <text:p>482.7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76.317">
                <text:p>676.317</text:p>
              </table:table-cell>
              <table:table-cell office:value-type="float" office:value="290.917">
                <text:p>290.9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67.659">
                <text:p>667.659</text:p>
              </table:table-cell>
              <table:table-cell office:value-type="float" office:value="456.582">
                <text:p>456.5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67.17">
                <text:p>667.17</text:p>
              </table:table-cell>
              <table:table-cell office:value-type="float" office:value="452.918">
                <text:p>452.9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84.756">
                <text:p>684.756</text:p>
              </table:table-cell>
              <table:table-cell office:value-type="float" office:value="296.33">
                <text:p>296.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99.953">
                <text:p>699.953</text:p>
              </table:table-cell>
              <table:table-cell office:value-type="float" office:value="467.403">
                <text:p>467.4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95.009">
                <text:p>695.009</text:p>
              </table:table-cell>
              <table:table-cell office:value-type="float" office:value="490.579">
                <text:p>490.5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09.124">
                <text:p>709.124</text:p>
              </table:table-cell>
              <table:table-cell office:value-type="float" office:value="318.07">
                <text:p>318.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8.439">
                <text:p>738.439</text:p>
              </table:table-cell>
              <table:table-cell office:value-type="float" office:value="311.935">
                <text:p>311.9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7.347">
                <text:p>777.347</text:p>
              </table:table-cell>
              <table:table-cell office:value-type="float" office:value="463.194">
                <text:p>463.1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7.774">
                <text:p>757.774</text:p>
              </table:table-cell>
              <table:table-cell office:value-type="float" office:value="453.842">
                <text:p>453.8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9.02">
                <text:p>789.02</text:p>
              </table:table-cell>
              <table:table-cell office:value-type="float" office:value="518.932">
                <text:p>518.9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95.721">
                <text:p>695.721</text:p>
              </table:table-cell>
              <table:table-cell office:value-type="float" office:value="298.739">
                <text:p>298.7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35.726">
                <text:p>735.726</text:p>
              </table:table-cell>
              <table:table-cell office:value-type="float" office:value="292.175">
                <text:p>292.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 svg:stroke-color="#b3b3b3"/>
      <style:text-properties fo:font-size="16pt" style:font-size-asian="10pt" style:font-size-complex="10pt"/>
    </style:style>
    <style:style style:name="ch5" style:family="chart" style:data-style-name="N0">
      <style:chart-properties chart:display-label="true" chart:logarithmic="false" chart:maximum="500" chart:origin="0" chart:interval-major="100" chart:reverse-direction="false" text:line-break="false" loext:try-staggering-first="false" chart:link-data-style-to-source="true" chart:axis-position="1"/>
      <style:graphic-properties svg:stroke-width="0.051cm" svg:stroke-color="#b3b3b3"/>
      <style:text-properties fo:font-size="16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bdbdbd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error-category="cell-range" chart:error-upper-range="Sheet1.E214:Sheet1.F214"/>
      <style:graphic-properties draw:stroke="none" draw:fill-color="#00e5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false" chart:error-category="cell-range" chart:error-upper-range="Sheet1.E214:Sheet1.F214" loext:std-weight="1"/>
      <style:graphic-properties draw:stroke="solid" svg:stroke-width="0.051cm" svg:stroke-color="#000000" svg:stroke-opacity="100%" draw:stroke-linejoin="round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397cm" svg:height="9.005cm" xlink:href=".." xlink:type="simple" chart:class="chart:bar" chart:style-name="ch1">
        <chart:legend chart:legend-position="end" svg:x="1.081cm" svg:y="0.972cm" style:legend-expansion="custom" chartooo:width="4.315cm" chartooo:height="1.829cm" style:legend-expansion-aspect-ratio="2.35921268452706" chart:style-name="ch2"/>
        <chart:plot-area chart:style-name="ch3" table:cell-range-address="Sheet1.A214:Sheet1.C214 Sheet1.B209:Sheet1.C209" chart:data-source-has-labels="both" svg:x="-0.26cm" svg:y="0.178cm" svg:width="5.114cm" svg:height="8.651cm">
          <chartooo:coordinate-region svg:x="0.974cm" svg:y="0.486cm" svg:width="3.88cm" svg:height="7.478cm"/>
          <chart:axis chart:dimension="x" chart:name="primary-x" chart:style-name="ch4" chartooo:axis-type="auto">
            <chartooo:date-scale/>
            <chart:categories table:cell-range-address="Sheet1.A214:Sheet1.A214"/>
          </chart:axis>
          <chart:axis chart:dimension="y" chart:name="primary-y" chart:style-name="ch5"/>
          <chart:series chart:style-name="ch6" chart:values-cell-range-address="Sheet1.B214:Sheet1.B214" chart:label-cell-address="Sheet1.B209:Sheet1.B209" chart:class="chart:bar">
            <chart:data-point/>
          </chart:series>
          <chart:series chart:style-name="ch7" chart:values-cell-range-address="Sheet1.C214:Sheet1.C214" chart:label-cell-address="Sheet1.C209:Sheet1.C209" chart:class="chart:bar">
            <chart:error-indicator chart:style-name="ch8" chart:dimension="y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GMM 2.0</text:p>
                <draw:g>
                  <svg:desc>Sheet1.B209:Sheet1.B209</svg:desc>
                </draw:g>
              </table:table-cell>
              <table:table-cell office:value-type="string">
                <text:p>F-TGMM v2.5</text:p>
                <draw:g>
                  <svg:desc>Sheet1.C209:Sheet1.C209</svg:desc>
                </draw:g>
              </table:table-cell>
              <table:table-cell office:value-type="string">
                <text:p>Row 214</text:p>
              </table:table-cell>
            </table:table-row>
          </table:table-header-rows>
          <table:table-rows>
            <table:table-row>
              <table:table-cell office:value-type="string">
                <text:p>divClassifier</text:p>
                <draw:g>
                  <svg:desc>Sheet1.A214:Sheet1.A214</svg:desc>
                </draw:g>
              </table:table-cell>
              <table:table-cell office:value-type="float" office:value="28.0879120879121">
                <text:p>28.0879120879121</text:p>
                <draw:g>
                  <svg:desc>Sheet1.B214:Sheet1.B214</svg:desc>
                </draw:g>
              </table:table-cell>
              <table:table-cell office:value-type="float" office:value="96.0054945054945">
                <text:p>96.0054945054945</text:p>
                <draw:g>
                  <svg:desc>Sheet1.C214:Sheet1.C214</svg:desc>
                </draw:g>
              </table:table-cell>
              <table:table-cell office:value-type="float" office:value="0.957233047251848">
                <text:p>0.957233047251848</text:p>
                <draw:g>
                  <svg:desc>Sheet1.E214:Sheet1.F21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0128213117337">
                <text:p>6.401282131173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